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52.64pt"/>
    </style:style>
    <style:style style:name="co4" style:family="table-column">
      <style:table-column-properties fo:break-before="auto" style:column-width="63.61pt"/>
    </style:style>
    <style:style style:name="co5" style:family="table-column">
      <style:table-column-properties fo:break-before="auto" style:column-width="99.64pt"/>
    </style:style>
    <style:style style:name="co6" style:family="table-column">
      <style:table-column-properties fo:break-before="auto" style:column-width="61.26pt"/>
    </style:style>
    <style:style style:name="co7" style:family="table-column">
      <style:table-column-properties fo:break-before="auto" style:column-width="32.26pt"/>
    </style:style>
    <style:style style:name="co8" style:family="table-column">
      <style:table-column-properties fo:break-before="auto" style:column-width="53.46pt"/>
    </style:style>
    <style:style style:name="co9" style:family="table-column">
      <style:table-column-properties fo:break-before="auto" style:column-width="26.79pt"/>
    </style:style>
    <style:style style:name="co10" style:family="table-column">
      <style:table-column-properties fo:break-before="auto" style:column-width="47.9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log_middletier" table:style-name="ta1">
        <table:shapes>
          <draw:frame draw:z-index="0" draw:style-name="gr1" draw:text-style-name="P1" svg:width="453.51pt" svg:height="255.09pt" svg:x="1060.89pt" svg:y="44.87pt">
            <loext:p draw:notify-on-update-of-ranges="eventlog_middletier.B2:eventlog_middletier.B83 eventlog_middletier.E1:eventlog_middletier.E1 eventlog_middletier.E2:eventlog_middletier.E83 eventlog_middletier.R1:eventlog_middletier.R1 eventlog_middletier.R2:eventlog_middletier.R83 eventlog_middletier.S1:eventlog_middletier.S1 eventlog_middletier.S2:eventlog_middletier.S83 eventlog_middletier.I1:eventlog_middletier.I1 eventlog_middletier.I2:eventlog_middletier.I83 eventlog_middletier.P1:eventlog_middletier.P1 eventlog_middletier.P2:eventlog_middletier.P83 eventlog_middletier.Q1:eventlog_middletier.Q1 eventlog_middletier.Q2:eventlog_middletier.Q8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1070.22pt" svg:y="312.58pt">
            <loext:p draw:notify-on-update-of-ranges="eventlog_middletier.B2:eventlog_middletier.B83 eventlog_middletier.P1:eventlog_middletier.P1 eventlog_middletier.P2:eventlog_middletier.P83 eventlog_middletier.Q1:eventlog_middletier.Q1 eventlog_middletier.Q2:eventlog_middletier.Q8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8" table:default-cell-style-name="Default"/>
        <table:table-row table:style-name="ro1">
          <table:table-cell table:style-name="Default" office:value-type="string" calcext:value-type="string">
            <text:p>_DATE</text:p>
          </table:table-cell>
          <table:table-cell table:style-name="Default" office:value-type="string" calcext:value-type="string">
            <text:p>Minutes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cpuusage</text:p>
          </table:table-cell>
          <table:table-cell office:value-type="string" calcext:value-type="string">
            <text:p>cpupercentage</text:p>
          </table:table-cell>
          <table:table-cell office:value-type="string" calcext:value-type="string">
            <text:p>memusage</text:p>
          </table:table-cell>
          <table:table-cell office:value-type="string" calcext:value-type="string">
            <text:p>nodecpu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userpercentage</text:p>
          </table:table-cell>
          <table:table-cell office:value-type="string" calcext:value-type="string">
            <text:p>fails1</text:p>
          </table:table-cell>
          <table:table-cell office:value-type="string" calcext:value-type="string">
            <text:p>requests1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allfails</text:p>
          </table:table-cell>
          <table:table-cell office:value-type="string" calcext:value-type="string">
            <text:p>allrequests</text:p>
          </table:table-cell>
          <table:table-cell office:value-type="string" calcext:value-type="string">
            <text:p>failrate</text:p>
          </table:table-cell>
          <table:table-cell office:value-type="string" calcext:value-type="string">
            <text:p>failrateperuserblock</text:p>
          </table:table-cell>
          <table:table-cell office:value-type="string" calcext:value-type="string">
            <text:p>requestpercentage</text:p>
          </table:table-cell>
          <table:table-cell office:value-type="string" calcext:value-type="string">
            <text:p>failpercentage</text:p>
          </table:table-cell>
          <table:table-cell/>
          <table:table-cell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2017-04-09-15:56: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iddletier-2vpks</text:p>
          </table:table-cell>
          <table:table-cell office:value-type="float" office:value="997" calcext:value-type="float">
            <text:p>997</text:p>
          </table:table-cell>
          <table:table-cell table:formula="of:=([.D2]/1000)*[.U$2]" office:value-type="float" office:value="0.997" calcext:value-type="float">
            <text:p>0.997</text:p>
          </table:table-cell>
          <table:table-cell office:value-type="float" office:value="1033687040" calcext:value-type="float">
            <text:p>1033687040</text:p>
          </table:table-cell>
          <table:table-cell office:value-type="float" office:value="0.0989999994635582" calcext:value-type="float">
            <text:p>0.098999999463558</text:p>
          </table:table-cell>
          <table:table-cell office:value-type="float" office:value="600" calcext:value-type="float">
            <text:p>600</text:p>
          </table:table-cell>
          <table:table-cell table:formula="of:=[.H2]/600" office:value-type="float" office:value="1" calcext:value-type="float">
            <text:p>1</text:p>
          </table:table-cell>
          <table:table-cell office:value-type="float" office:value="2096" calcext:value-type="float">
            <text:p>2096</text:p>
          </table:table-cell>
          <table:table-cell office:value-type="float" office:value="30815" calcext:value-type="float">
            <text:p>30815</text:p>
          </table:table-cell>
          <table:table-cell office:value-type="float" office:value="2026" calcext:value-type="float">
            <text:p>2026</text:p>
          </table:table-cell>
          <table:table-cell office:value-type="float" office:value="30370" calcext:value-type="float">
            <text:p>30370</text:p>
          </table:table-cell>
          <table:table-cell table:formula="of:=([.J2]+[.L2])" office:value-type="float" office:value="4122" calcext:value-type="float">
            <text:p>4122</text:p>
          </table:table-cell>
          <table:table-cell table:formula="of:=([.K2]+[.M2])" office:value-type="float" office:value="61185" calcext:value-type="float">
            <text:p>61185</text:p>
          </table:table-cell>
          <table:table-cell table:formula="of:=([.N2]/[.O2])*[.U$2]" office:value-type="float" office:value="0.0673694532973768" calcext:value-type="float">
            <text:p>0.067369453297377</text:p>
          </table:table-cell>
          <table:table-cell table:formula="of:=(([.N2]-[.N$7])/([.O2]-[.O$7]))*[.$U$2]" office:value-type="float" office:value="0.221361442722885" calcext:value-type="float">
            <text:p>0.221361442722885</text:p>
          </table:table-cell>
          <table:table-cell table:formula="of:=[.O2]/[.O$2]" office:value-type="float" office:value="1" calcext:value-type="float">
            <text:p>1</text:p>
          </table:table-cell>
          <table:table-cell table:formula="of:=[.N2]/[.N$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4-09-15:56: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ddletier-2vpks</text:p>
          </table:table-cell>
          <table:table-cell office:value-type="float" office:value="997" calcext:value-type="float">
            <text:p>997</text:p>
          </table:table-cell>
          <table:table-cell table:formula="of:=([.D3]/1000)*[.U$2]" office:value-type="float" office:value="0.997" calcext:value-type="float">
            <text:p>0.997</text:p>
          </table:table-cell>
          <table:table-cell office:value-type="float" office:value="1033687040" calcext:value-type="float">
            <text:p>1033687040</text:p>
          </table:table-cell>
          <table:table-cell office:value-type="float" office:value="0.0989999994635582" calcext:value-type="float">
            <text:p>0.098999999463558</text:p>
          </table:table-cell>
          <table:table-cell office:value-type="float" office:value="600" calcext:value-type="float">
            <text:p>600</text:p>
          </table:table-cell>
          <table:table-cell table:formula="of:=[.H3]/600" office:value-type="float" office:value="1" calcext:value-type="float">
            <text:p>1</text:p>
          </table:table-cell>
          <table:table-cell office:value-type="float" office:value="2096" calcext:value-type="float">
            <text:p>2096</text:p>
          </table:table-cell>
          <table:table-cell office:value-type="float" office:value="30815" calcext:value-type="float">
            <text:p>30815</text:p>
          </table:table-cell>
          <table:table-cell office:value-type="float" office:value="2026" calcext:value-type="float">
            <text:p>2026</text:p>
          </table:table-cell>
          <table:table-cell office:value-type="float" office:value="30370" calcext:value-type="float">
            <text:p>30370</text:p>
          </table:table-cell>
          <table:table-cell table:formula="of:=([.J3]+[.L3])" office:value-type="float" office:value="4122" calcext:value-type="float">
            <text:p>4122</text:p>
          </table:table-cell>
          <table:table-cell table:formula="of:=([.K3]+[.M3])" office:value-type="float" office:value="61185" calcext:value-type="float">
            <text:p>61185</text:p>
          </table:table-cell>
          <table:table-cell table:formula="of:=([.N3]/[.O3])*[.U$2]" office:value-type="float" office:value="0.0673694532973768" calcext:value-type="float">
            <text:p>0.067369453297377</text:p>
          </table:table-cell>
          <table:table-cell table:formula="of:=(([.N3]-[.N$7])/([.O3]-[.O$7]))*[.$U$2]" office:value-type="float" office:value="0.221361442722885" calcext:value-type="float">
            <text:p>0.221361442722885</text:p>
          </table:table-cell>
          <table:table-cell table:formula="of:=[.O3]/[.O$2]" office:value-type="float" office:value="1" calcext:value-type="float">
            <text:p>1</text:p>
          </table:table-cell>
          <table:table-cell table:formula="of:=[.N3]/[.N$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5: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iddletier-2vpks</text:p>
          </table:table-cell>
          <table:table-cell office:value-type="float" office:value="997" calcext:value-type="float">
            <text:p>997</text:p>
          </table:table-cell>
          <table:table-cell table:formula="of:=([.D4]/1000)*[.U$2]" office:value-type="float" office:value="0.997" calcext:value-type="float">
            <text:p>0.997</text:p>
          </table:table-cell>
          <table:table-cell office:value-type="float" office:value="1034334208" calcext:value-type="float">
            <text:p>1034334208</text:p>
          </table:table-cell>
          <table:table-cell office:value-type="float" office:value="0.0967499986290932" calcext:value-type="float">
            <text:p>0.096749998629093</text:p>
          </table:table-cell>
          <table:table-cell office:value-type="float" office:value="600" calcext:value-type="float">
            <text:p>600</text:p>
          </table:table-cell>
          <table:table-cell table:formula="of:=[.H4]/600" office:value-type="float" office:value="1" calcext:value-type="float">
            <text:p>1</text:p>
          </table:table-cell>
          <table:table-cell office:value-type="float" office:value="1658" calcext:value-type="float">
            <text:p>1658</text:p>
          </table:table-cell>
          <table:table-cell office:value-type="float" office:value="28819" calcext:value-type="float">
            <text:p>28819</text:p>
          </table:table-cell>
          <table:table-cell office:value-type="float" office:value="1578" calcext:value-type="float">
            <text:p>1578</text:p>
          </table:table-cell>
          <table:table-cell office:value-type="float" office:value="28404" calcext:value-type="float">
            <text:p>28404</text:p>
          </table:table-cell>
          <table:table-cell table:formula="of:=([.J4]+[.L4])" office:value-type="float" office:value="3236" calcext:value-type="float">
            <text:p>3236</text:p>
          </table:table-cell>
          <table:table-cell table:formula="of:=([.K4]+[.M4])" office:value-type="float" office:value="57223" calcext:value-type="float">
            <text:p>57223</text:p>
          </table:table-cell>
          <table:table-cell table:formula="of:=([.N4]/[.O4])*[.U$2]" office:value-type="float" office:value="0.0565506876605561" calcext:value-type="float">
            <text:p>0.056550687660556</text:p>
          </table:table-cell>
          <table:table-cell table:formula="of:=(([.N4]-[.N$7])/([.O4]-[.O$7]))*[.$U$2]" office:value-type="float" office:value="0.219069529652352" calcext:value-type="float">
            <text:p>0.219069529652352</text:p>
          </table:table-cell>
          <table:table-cell table:formula="of:=[.O4]/[.O$2]" office:value-type="float" office:value="0.93524556672387" calcext:value-type="float">
            <text:p>0.93524556672387</text:p>
          </table:table-cell>
          <table:table-cell table:formula="of:=[.N4]/[.N$2]" office:value-type="float" office:value="0.785055798156235" calcext:value-type="float">
            <text:p>0.785055798156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5: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iddletier-2vpks</text:p>
          </table:table-cell>
          <table:table-cell office:value-type="float" office:value="997" calcext:value-type="float">
            <text:p>997</text:p>
          </table:table-cell>
          <table:table-cell table:formula="of:=([.D5]/1000)*[.U$2]" office:value-type="float" office:value="0.997" calcext:value-type="float">
            <text:p>0.997</text:p>
          </table:table-cell>
          <table:table-cell office:value-type="float" office:value="1034334208" calcext:value-type="float">
            <text:p>1034334208</text:p>
          </table:table-cell>
          <table:table-cell office:value-type="float" office:value="0.0967499986290932" calcext:value-type="float">
            <text:p>0.096749998629093</text:p>
          </table:table-cell>
          <table:table-cell office:value-type="float" office:value="600" calcext:value-type="float">
            <text:p>600</text:p>
          </table:table-cell>
          <table:table-cell table:formula="of:=[.H5]/600" office:value-type="float" office:value="1" calcext:value-type="float">
            <text:p>1</text:p>
          </table:table-cell>
          <table:table-cell office:value-type="float" office:value="1658" calcext:value-type="float">
            <text:p>1658</text:p>
          </table:table-cell>
          <table:table-cell office:value-type="float" office:value="28819" calcext:value-type="float">
            <text:p>28819</text:p>
          </table:table-cell>
          <table:table-cell office:value-type="float" office:value="1578" calcext:value-type="float">
            <text:p>1578</text:p>
          </table:table-cell>
          <table:table-cell office:value-type="float" office:value="28404" calcext:value-type="float">
            <text:p>28404</text:p>
          </table:table-cell>
          <table:table-cell table:formula="of:=([.J5]+[.L5])" office:value-type="float" office:value="3236" calcext:value-type="float">
            <text:p>3236</text:p>
          </table:table-cell>
          <table:table-cell table:formula="of:=([.K5]+[.M5])" office:value-type="float" office:value="57223" calcext:value-type="float">
            <text:p>57223</text:p>
          </table:table-cell>
          <table:table-cell table:formula="of:=([.N5]/[.O5])*[.U$2]" office:value-type="float" office:value="0.0565506876605561" calcext:value-type="float">
            <text:p>0.056550687660556</text:p>
          </table:table-cell>
          <table:table-cell table:formula="of:=(([.N5]-[.N$7])/([.O5]-[.O$7]))*[.$U$2]" office:value-type="float" office:value="0.219069529652352" calcext:value-type="float">
            <text:p>0.219069529652352</text:p>
          </table:table-cell>
          <table:table-cell table:formula="of:=[.O5]/[.O$2]" office:value-type="float" office:value="0.93524556672387" calcext:value-type="float">
            <text:p>0.93524556672387</text:p>
          </table:table-cell>
          <table:table-cell table:formula="of:=[.N5]/[.N$2]" office:value-type="float" office:value="0.785055798156235" calcext:value-type="float">
            <text:p>0.785055798156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4:0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iddletier-2vpks</text:p>
          </table:table-cell>
          <table:table-cell office:value-type="float" office:value="1000" calcext:value-type="float">
            <text:p>1000</text:p>
          </table:table-cell>
          <table:table-cell table:formula="of:=([.D6]/1000)*[.U$2]" office:value-type="float" office:value="1" calcext:value-type="float">
            <text:p>1</text:p>
          </table:table-cell>
          <table:table-cell office:value-type="float" office:value="1032540160" calcext:value-type="float">
            <text:p>1032540160</text:p>
          </table:table-cell>
          <table:table-cell office:value-type="float" office:value="0.122000001370907" calcext:value-type="float">
            <text:p>0.122000001370907</text:p>
          </table:table-cell>
          <table:table-cell office:value-type="float" office:value="600" calcext:value-type="float">
            <text:p>600</text:p>
          </table:table-cell>
          <table:table-cell table:formula="of:=[.H6]/600" office:value-type="float" office:value="1" calcext:value-type="float">
            <text:p>1</text:p>
          </table:table-cell>
          <table:table-cell office:value-type="float" office:value="1221" calcext:value-type="float">
            <text:p>1221</text:p>
          </table:table-cell>
          <table:table-cell office:value-type="float" office:value="26843" calcext:value-type="float">
            <text:p>26843</text:p>
          </table:table-cell>
          <table:table-cell office:value-type="float" office:value="1158" calcext:value-type="float">
            <text:p>1158</text:p>
          </table:table-cell>
          <table:table-cell office:value-type="float" office:value="26468" calcext:value-type="float">
            <text:p>26468</text:p>
          </table:table-cell>
          <table:table-cell table:formula="of:=([.J6]+[.L6])" office:value-type="float" office:value="2379" calcext:value-type="float">
            <text:p>2379</text:p>
          </table:table-cell>
          <table:table-cell table:formula="of:=([.K6]+[.M6])" office:value-type="float" office:value="53311" calcext:value-type="float">
            <text:p>53311</text:p>
          </table:table-cell>
          <table:table-cell table:formula="of:=([.N6]/[.O6])*[.U$2]" office:value-type="float" office:value="0.0446249366922399" calcext:value-type="float">
            <text:p>0.04462493669224</text:p>
          </table:table-cell>
          <table:table-cell table:formula="of:=(([.N6]-[.N$7])/([.O6]-[.O$7]))*[.$U$2]" office:value-type="string" office:string-value="" calcext:value-type="error">
            <text:p>#DIV/0!</text:p>
          </table:table-cell>
          <table:table-cell table:formula="of:=[.O6]/[.O$2]" office:value-type="float" office:value="0.87130832720438" calcext:value-type="float">
            <text:p>0.87130832720438</text:p>
          </table:table-cell>
          <table:table-cell table:formula="of:=[.N6]/[.N$2]" office:value-type="float" office:value="0.577147016011645" calcext:value-type="float">
            <text:p>0.577147016011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4: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iddletier-2vpks</text:p>
          </table:table-cell>
          <table:table-cell office:value-type="float" office:value="1000" calcext:value-type="float">
            <text:p>1000</text:p>
          </table:table-cell>
          <table:table-cell table:formula="of:=([.D7]/1000)*[.U$2]" office:value-type="float" office:value="1" calcext:value-type="float">
            <text:p>1</text:p>
          </table:table-cell>
          <table:table-cell office:value-type="float" office:value="1032540160" calcext:value-type="float">
            <text:p>1032540160</text:p>
          </table:table-cell>
          <table:table-cell office:value-type="float" office:value="0.122000001370907" calcext:value-type="float">
            <text:p>0.122000001370907</text:p>
          </table:table-cell>
          <table:table-cell office:value-type="float" office:value="600" calcext:value-type="float">
            <text:p>600</text:p>
          </table:table-cell>
          <table:table-cell table:formula="of:=[.H7]/600" office:value-type="float" office:value="1" calcext:value-type="float">
            <text:p>1</text:p>
          </table:table-cell>
          <table:table-cell office:value-type="float" office:value="1221" calcext:value-type="float">
            <text:p>1221</text:p>
          </table:table-cell>
          <table:table-cell office:value-type="float" office:value="26843" calcext:value-type="float">
            <text:p>26843</text:p>
          </table:table-cell>
          <table:table-cell office:value-type="float" office:value="1158" calcext:value-type="float">
            <text:p>1158</text:p>
          </table:table-cell>
          <table:table-cell office:value-type="float" office:value="26468" calcext:value-type="float">
            <text:p>26468</text:p>
          </table:table-cell>
          <table:table-cell table:formula="of:=([.J7]+[.L7])" office:value-type="float" office:value="2379" calcext:value-type="float">
            <text:p>2379</text:p>
          </table:table-cell>
          <table:table-cell table:formula="of:=([.K7]+[.M7])" office:value-type="float" office:value="53311" calcext:value-type="float">
            <text:p>53311</text:p>
          </table:table-cell>
          <table:table-cell table:formula="of:=([.N7]/[.O7])*[.U$2]" office:value-type="float" office:value="0.0446249366922399" calcext:value-type="float">
            <text:p>0.04462493669224</text:p>
          </table:table-cell>
          <table:table-cell table:formula="of:=(([.N7]-[.N$7])/([.O7]-[.O$7]))*[.$U$2]" office:value-type="string" office:string-value="" calcext:value-type="error">
            <text:p>#DIV/0!</text:p>
          </table:table-cell>
          <table:table-cell table:formula="of:=[.O7]/[.O$2]" office:value-type="float" office:value="0.87130832720438" calcext:value-type="float">
            <text:p>0.87130832720438</text:p>
          </table:table-cell>
          <table:table-cell table:formula="of:=[.N7]/[.N$2]" office:value-type="float" office:value="0.577147016011645" calcext:value-type="float">
            <text:p>0.577147016011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3: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ddletier-2vpks</text:p>
          </table:table-cell>
          <table:table-cell office:value-type="float" office:value="984" calcext:value-type="float">
            <text:p>984</text:p>
          </table:table-cell>
          <table:table-cell table:formula="of:=([.D8]/1000)*[.U$2]" office:value-type="float" office:value="0.984" calcext:value-type="float">
            <text:p>0.984</text:p>
          </table:table-cell>
          <table:table-cell office:value-type="float" office:value="1033220096" calcext:value-type="float">
            <text:p>1033220096</text:p>
          </table:table-cell>
          <table:table-cell office:value-type="float" office:value="0.101000003516674" calcext:value-type="float">
            <text:p>0.101000003516674</text:p>
          </table:table-cell>
          <table:table-cell office:value-type="float" office:value="500" calcext:value-type="float">
            <text:p>500</text:p>
          </table:table-cell>
          <table:table-cell table:formula="of:=[.H8]/600" office:value-type="float" office:value="0.833333333333333" calcext:value-type="float">
            <text:p>0.833333333333333</text:p>
          </table:table-cell>
          <table:table-cell office:value-type="float" office:value="808" calcext:value-type="float">
            <text:p>808</text:p>
          </table:table-cell>
          <table:table-cell office:value-type="float" office:value="24897" calcext:value-type="float">
            <text:p>24897</text:p>
          </table:table-cell>
          <table:table-cell office:value-type="float" office:value="746" calcext:value-type="float">
            <text:p>746</text:p>
          </table:table-cell>
          <table:table-cell office:value-type="float" office:value="24527" calcext:value-type="float">
            <text:p>24527</text:p>
          </table:table-cell>
          <table:table-cell table:formula="of:=([.J8]+[.L8])" office:value-type="float" office:value="1554" calcext:value-type="float">
            <text:p>1554</text:p>
          </table:table-cell>
          <table:table-cell table:formula="of:=([.K8]+[.M8])" office:value-type="float" office:value="49424" calcext:value-type="float">
            <text:p>49424</text:p>
          </table:table-cell>
          <table:table-cell table:formula="of:=([.N8]/[.O8])*[.U$2]" office:value-type="float" office:value="0.0314422143088378" calcext:value-type="float">
            <text:p>0.031442214308838</text:p>
          </table:table-cell>
          <table:table-cell table:formula="of:=(([.N8]-[.N$13])/([.O8]-[.O$13]))*[.U$2]" office:value-type="float" office:value="0.142587346553352" calcext:value-type="float">
            <text:p>0.142587346553352</text:p>
          </table:table-cell>
          <table:table-cell table:formula="of:=[.O8]/[.O$2]" office:value-type="float" office:value="0.80777968456321" calcext:value-type="float">
            <text:p>0.80777968456321</text:p>
          </table:table-cell>
          <table:table-cell table:formula="of:=[.N8]/[.N$2]" office:value-type="float" office:value="0.377001455604076" calcext:value-type="float">
            <text:p>0.377001455604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3:0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iddletier-2vpks</text:p>
          </table:table-cell>
          <table:table-cell office:value-type="float" office:value="984" calcext:value-type="float">
            <text:p>984</text:p>
          </table:table-cell>
          <table:table-cell table:formula="of:=([.D9]/1000)*[.U$2]" office:value-type="float" office:value="0.984" calcext:value-type="float">
            <text:p>0.984</text:p>
          </table:table-cell>
          <table:table-cell office:value-type="float" office:value="1033220096" calcext:value-type="float">
            <text:p>1033220096</text:p>
          </table:table-cell>
          <table:table-cell office:value-type="float" office:value="0.101000003516674" calcext:value-type="float">
            <text:p>0.101000003516674</text:p>
          </table:table-cell>
          <table:table-cell office:value-type="float" office:value="500" calcext:value-type="float">
            <text:p>500</text:p>
          </table:table-cell>
          <table:table-cell table:formula="of:=[.H9]/600" office:value-type="float" office:value="0.833333333333333" calcext:value-type="float">
            <text:p>0.833333333333333</text:p>
          </table:table-cell>
          <table:table-cell office:value-type="float" office:value="808" calcext:value-type="float">
            <text:p>808</text:p>
          </table:table-cell>
          <table:table-cell office:value-type="float" office:value="24897" calcext:value-type="float">
            <text:p>24897</text:p>
          </table:table-cell>
          <table:table-cell office:value-type="float" office:value="746" calcext:value-type="float">
            <text:p>746</text:p>
          </table:table-cell>
          <table:table-cell office:value-type="float" office:value="24527" calcext:value-type="float">
            <text:p>24527</text:p>
          </table:table-cell>
          <table:table-cell table:formula="of:=([.J9]+[.L9])" office:value-type="float" office:value="1554" calcext:value-type="float">
            <text:p>1554</text:p>
          </table:table-cell>
          <table:table-cell table:formula="of:=([.K9]+[.M9])" office:value-type="float" office:value="49424" calcext:value-type="float">
            <text:p>49424</text:p>
          </table:table-cell>
          <table:table-cell table:formula="of:=([.N9]/[.O9])*[.U$2]" office:value-type="float" office:value="0.0314422143088378" calcext:value-type="float">
            <text:p>0.031442214308838</text:p>
          </table:table-cell>
          <table:table-cell table:formula="of:=(([.N9]-[.N$13])/([.O9]-[.O$13]))*[.U$2]" office:value-type="float" office:value="0.142587346553352" calcext:value-type="float">
            <text:p>0.142587346553352</text:p>
          </table:table-cell>
          <table:table-cell table:formula="of:=[.O9]/[.O$2]" office:value-type="float" office:value="0.80777968456321" calcext:value-type="float">
            <text:p>0.80777968456321</text:p>
          </table:table-cell>
          <table:table-cell table:formula="of:=[.N9]/[.N$2]" office:value-type="float" office:value="0.377001455604076" calcext:value-type="float">
            <text:p>0.377001455604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2: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iddletier-2vpks</text:p>
          </table:table-cell>
          <table:table-cell office:value-type="float" office:value="991" calcext:value-type="float">
            <text:p>991</text:p>
          </table:table-cell>
          <table:table-cell table:formula="of:=([.D10]/1000)*[.U$2]" office:value-type="float" office:value="0.991" calcext:value-type="float">
            <text:p>0.991</text:p>
          </table:table-cell>
          <table:table-cell office:value-type="float" office:value="1031647232" calcext:value-type="float">
            <text:p>1031647232</text:p>
          </table:table-cell>
          <table:table-cell office:value-type="float" office:value="0.0925000011920929" calcext:value-type="float">
            <text:p>0.092500001192093</text:p>
          </table:table-cell>
          <table:table-cell office:value-type="float" office:value="500" calcext:value-type="float">
            <text:p>500</text:p>
          </table:table-cell>
          <table:table-cell table:formula="of:=[.H10]/600" office:value-type="float" office:value="0.833333333333333" calcext:value-type="float">
            <text:p>0.833333333333333</text:p>
          </table:table-cell>
          <table:table-cell office:value-type="float" office:value="469" calcext:value-type="float">
            <text:p>469</text:p>
          </table:table-cell>
          <table:table-cell office:value-type="float" office:value="22947" calcext:value-type="float">
            <text:p>22947</text:p>
          </table:table-cell>
          <table:table-cell office:value-type="float" office:value="416" calcext:value-type="float">
            <text:p>416</text:p>
          </table:table-cell>
          <table:table-cell office:value-type="float" office:value="22596" calcext:value-type="float">
            <text:p>22596</text:p>
          </table:table-cell>
          <table:table-cell table:formula="of:=([.J10]+[.L10])" office:value-type="float" office:value="885" calcext:value-type="float">
            <text:p>885</text:p>
          </table:table-cell>
          <table:table-cell table:formula="of:=([.K10]+[.M10])" office:value-type="float" office:value="45543" calcext:value-type="float">
            <text:p>45543</text:p>
          </table:table-cell>
          <table:table-cell table:formula="of:=([.N10]/[.O10])*[.U$2]" office:value-type="float" office:value="0.0194321849680522" calcext:value-type="float">
            <text:p>0.019432184968052</text:p>
          </table:table-cell>
          <table:table-cell table:formula="of:=(([.N10]-[.N$13])/([.O10]-[.O$13]))*[.U$2]" office:value-type="float" office:value="0.109852774631937" calcext:value-type="float">
            <text:p>0.109852774631937</text:p>
          </table:table-cell>
          <table:table-cell table:formula="of:=[.O10]/[.O$2]" office:value-type="float" office:value="0.744349105172836" calcext:value-type="float">
            <text:p>0.744349105172836</text:p>
          </table:table-cell>
          <table:table-cell table:formula="of:=[.N10]/[.N$2]" office:value-type="float" office:value="0.214701601164483" calcext:value-type="float">
            <text:p>0.214701601164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2: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iddletier-2vpks</text:p>
          </table:table-cell>
          <table:table-cell office:value-type="float" office:value="991" calcext:value-type="float">
            <text:p>991</text:p>
          </table:table-cell>
          <table:table-cell table:formula="of:=([.D11]/1000)*[.U$2]" office:value-type="float" office:value="0.991" calcext:value-type="float">
            <text:p>0.991</text:p>
          </table:table-cell>
          <table:table-cell office:value-type="float" office:value="1031647232" calcext:value-type="float">
            <text:p>1031647232</text:p>
          </table:table-cell>
          <table:table-cell office:value-type="float" office:value="0.0925000011920929" calcext:value-type="float">
            <text:p>0.092500001192093</text:p>
          </table:table-cell>
          <table:table-cell office:value-type="float" office:value="500" calcext:value-type="float">
            <text:p>500</text:p>
          </table:table-cell>
          <table:table-cell table:formula="of:=[.H11]/600" office:value-type="float" office:value="0.833333333333333" calcext:value-type="float">
            <text:p>0.833333333333333</text:p>
          </table:table-cell>
          <table:table-cell office:value-type="float" office:value="469" calcext:value-type="float">
            <text:p>469</text:p>
          </table:table-cell>
          <table:table-cell office:value-type="float" office:value="22947" calcext:value-type="float">
            <text:p>22947</text:p>
          </table:table-cell>
          <table:table-cell office:value-type="float" office:value="416" calcext:value-type="float">
            <text:p>416</text:p>
          </table:table-cell>
          <table:table-cell office:value-type="float" office:value="22596" calcext:value-type="float">
            <text:p>22596</text:p>
          </table:table-cell>
          <table:table-cell table:formula="of:=([.J11]+[.L11])" office:value-type="float" office:value="885" calcext:value-type="float">
            <text:p>885</text:p>
          </table:table-cell>
          <table:table-cell table:formula="of:=([.K11]+[.M11])" office:value-type="float" office:value="45543" calcext:value-type="float">
            <text:p>45543</text:p>
          </table:table-cell>
          <table:table-cell table:formula="of:=([.N11]/[.O11])*[.U$2]" office:value-type="float" office:value="0.0194321849680522" calcext:value-type="float">
            <text:p>0.019432184968052</text:p>
          </table:table-cell>
          <table:table-cell table:formula="of:=(([.N11]-[.N$13])/([.O11]-[.O$13]))*[.U$2]" office:value-type="float" office:value="0.109852774631937" calcext:value-type="float">
            <text:p>0.109852774631937</text:p>
          </table:table-cell>
          <table:table-cell table:formula="of:=[.O11]/[.O$2]" office:value-type="float" office:value="0.744349105172836" calcext:value-type="float">
            <text:p>0.744349105172836</text:p>
          </table:table-cell>
          <table:table-cell table:formula="of:=[.N11]/[.N$2]" office:value-type="float" office:value="0.214701601164483" calcext:value-type="float">
            <text:p>0.214701601164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1: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iddletier-2vpks</text:p>
          </table:table-cell>
          <table:table-cell office:value-type="float" office:value="950" calcext:value-type="float">
            <text:p>950</text:p>
          </table:table-cell>
          <table:table-cell table:formula="of:=([.D12]/1000)*[.U$2]" office:value-type="float" office:value="0.95" calcext:value-type="float">
            <text:p>0.95</text:p>
          </table:table-cell>
          <table:table-cell office:value-type="float" office:value="1032409088" calcext:value-type="float">
            <text:p>1032409088</text:p>
          </table:table-cell>
          <table:table-cell office:value-type="float" office:value="0.0944999977946281" calcext:value-type="float">
            <text:p>0.094499997794628</text:p>
          </table:table-cell>
          <table:table-cell office:value-type="float" office:value="500" calcext:value-type="float">
            <text:p>500</text:p>
          </table:table-cell>
          <table:table-cell table:formula="of:=[.H12]/600" office:value-type="float" office:value="0.833333333333333" calcext:value-type="float">
            <text:p>0.833333333333333</text:p>
          </table:table-cell>
          <table:table-cell office:value-type="float" office:value="260" calcext:value-type="float">
            <text:p>260</text:p>
          </table:table-cell>
          <table:table-cell office:value-type="float" office:value="21140" calcext:value-type="float">
            <text:p>21140</text:p>
          </table:table-cell>
          <table:table-cell office:value-type="float" office:value="237" calcext:value-type="float">
            <text:p>237</text:p>
          </table:table-cell>
          <table:table-cell office:value-type="float" office:value="20871" calcext:value-type="float">
            <text:p>20871</text:p>
          </table:table-cell>
          <table:table-cell table:formula="of:=([.J12]+[.L12])" office:value-type="float" office:value="497" calcext:value-type="float">
            <text:p>497</text:p>
          </table:table-cell>
          <table:table-cell table:formula="of:=([.K12]+[.M12])" office:value-type="float" office:value="42011" calcext:value-type="float">
            <text:p>42011</text:p>
          </table:table-cell>
          <table:table-cell table:formula="of:=([.N12]/[.O12])*[.U$2]" office:value-type="float" office:value="0.0118302349384685" calcext:value-type="float">
            <text:p>0.011830234938469</text:p>
          </table:table-cell>
          <table:table-cell table:formula="of:=(([.N12]-[.N$13])/([.O12]-[.O$13]))*[.U$2]" office:value-type="string" office:string-value="" calcext:value-type="error">
            <text:p>#DIV/0!</text:p>
          </table:table-cell>
          <table:table-cell table:formula="of:=[.O12]/[.O$2]" office:value-type="float" office:value="0.686622538203808" calcext:value-type="float">
            <text:p>0.686622538203808</text:p>
          </table:table-cell>
          <table:table-cell table:formula="of:=[.N12]/[.N$2]" office:value-type="float" office:value="0.120572537603105" calcext:value-type="float">
            <text:p>0.120572537603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1: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dletier-2vpks</text:p>
          </table:table-cell>
          <table:table-cell office:value-type="float" office:value="950" calcext:value-type="float">
            <text:p>950</text:p>
          </table:table-cell>
          <table:table-cell table:formula="of:=([.D13]/1000)*[.U$2]" office:value-type="float" office:value="0.95" calcext:value-type="float">
            <text:p>0.95</text:p>
          </table:table-cell>
          <table:table-cell office:value-type="float" office:value="1032409088" calcext:value-type="float">
            <text:p>1032409088</text:p>
          </table:table-cell>
          <table:table-cell office:value-type="float" office:value="0.0944999977946281" calcext:value-type="float">
            <text:p>0.094499997794628</text:p>
          </table:table-cell>
          <table:table-cell office:value-type="float" office:value="500" calcext:value-type="float">
            <text:p>500</text:p>
          </table:table-cell>
          <table:table-cell table:formula="of:=[.H13]/600" office:value-type="float" office:value="0.833333333333333" calcext:value-type="float">
            <text:p>0.833333333333333</text:p>
          </table:table-cell>
          <table:table-cell office:value-type="float" office:value="260" calcext:value-type="float">
            <text:p>260</text:p>
          </table:table-cell>
          <table:table-cell office:value-type="float" office:value="21140" calcext:value-type="float">
            <text:p>21140</text:p>
          </table:table-cell>
          <table:table-cell office:value-type="float" office:value="237" calcext:value-type="float">
            <text:p>237</text:p>
          </table:table-cell>
          <table:table-cell office:value-type="float" office:value="20871" calcext:value-type="float">
            <text:p>20871</text:p>
          </table:table-cell>
          <table:table-cell table:formula="of:=([.J13]+[.L13])" office:value-type="float" office:value="497" calcext:value-type="float">
            <text:p>497</text:p>
          </table:table-cell>
          <table:table-cell table:formula="of:=([.K13]+[.M13])" office:value-type="float" office:value="42011" calcext:value-type="float">
            <text:p>42011</text:p>
          </table:table-cell>
          <table:table-cell table:formula="of:=([.N13]/[.O13])*[.U$2]" office:value-type="float" office:value="0.0118302349384685" calcext:value-type="float">
            <text:p>0.011830234938469</text:p>
          </table:table-cell>
          <table:table-cell table:formula="of:=(([.N13]-[.N$13])/([.O13]-[.O$13]))*[.U$2]" office:value-type="string" office:string-value="" calcext:value-type="error">
            <text:p>#DIV/0!</text:p>
          </table:table-cell>
          <table:table-cell table:formula="of:=[.O13]/[.O$2]" office:value-type="float" office:value="0.686622538203808" calcext:value-type="float">
            <text:p>0.686622538203808</text:p>
          </table:table-cell>
          <table:table-cell table:formula="of:=[.N13]/[.N$2]" office:value-type="float" office:value="0.120572537603105" calcext:value-type="float">
            <text:p>0.120572537603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0: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iddletier-2vpks</text:p>
          </table:table-cell>
          <table:table-cell office:value-type="float" office:value="952" calcext:value-type="float">
            <text:p>952</text:p>
          </table:table-cell>
          <table:table-cell table:formula="of:=([.D14]/1000)*[.U$2]" office:value-type="float" office:value="0.952" calcext:value-type="float">
            <text:p>0.952</text:p>
          </table:table-cell>
          <table:table-cell office:value-type="float" office:value="1029550080" calcext:value-type="float">
            <text:p>1029550080</text:p>
          </table:table-cell>
          <table:table-cell office:value-type="float" office:value="0.096500001847744" calcext:value-type="float">
            <text:p>0.096500001847744</text:p>
          </table:table-cell>
          <table:table-cell office:value-type="float" office:value="400" calcext:value-type="float">
            <text:p>400</text:p>
          </table:table-cell>
          <table:table-cell table:formula="of:=[.H14]/600" office:value-type="float" office:value="0.666666666666667" calcext:value-type="float">
            <text:p>0.666666666666667</text:p>
          </table:table-cell>
          <table:table-cell office:value-type="float" office:value="184" calcext:value-type="float">
            <text:p>184</text:p>
          </table:table-cell>
          <table:table-cell office:value-type="float" office:value="19579" calcext:value-type="float">
            <text:p>19579</text:p>
          </table:table-cell>
          <table:table-cell office:value-type="float" office:value="162" calcext:value-type="float">
            <text:p>162</text:p>
          </table:table-cell>
          <table:table-cell office:value-type="float" office:value="19294" calcext:value-type="float">
            <text:p>19294</text:p>
          </table:table-cell>
          <table:table-cell table:formula="of:=([.J14]+[.L14])" office:value-type="float" office:value="346" calcext:value-type="float">
            <text:p>346</text:p>
          </table:table-cell>
          <table:table-cell table:formula="of:=([.K14]+[.M14])" office:value-type="float" office:value="38873" calcext:value-type="float">
            <text:p>38873</text:p>
          </table:table-cell>
          <table:table-cell table:formula="of:=([.N14]/[.O14])*[.U$2]" office:value-type="float" office:value="0.00890077946132277" calcext:value-type="float">
            <text:p>0.008900779461323</text:p>
          </table:table-cell>
          <table:table-cell table:formula="of:=(([.N14]-[.N$19])/([.O14]-[.O$19]))*[.U$2]" office:value-type="float" office:value="0.0322050607952678" calcext:value-type="float">
            <text:p>0.032205060795268</text:p>
          </table:table-cell>
          <table:table-cell table:formula="of:=[.O14]/[.O$2]" office:value-type="float" office:value="0.635335458037101" calcext:value-type="float">
            <text:p>0.635335458037101</text:p>
          </table:table-cell>
          <table:table-cell table:formula="of:=[.N14]/[.N$2]" office:value-type="float" office:value="0.0839398350315381" calcext:value-type="float">
            <text:p>0.08393983503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0:0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iddletier-2vpks</text:p>
          </table:table-cell>
          <table:table-cell office:value-type="float" office:value="952" calcext:value-type="float">
            <text:p>952</text:p>
          </table:table-cell>
          <table:table-cell table:formula="of:=([.D15]/1000)*[.U$2]" office:value-type="float" office:value="0.952" calcext:value-type="float">
            <text:p>0.952</text:p>
          </table:table-cell>
          <table:table-cell office:value-type="float" office:value="1029550080" calcext:value-type="float">
            <text:p>1029550080</text:p>
          </table:table-cell>
          <table:table-cell office:value-type="float" office:value="0.096500001847744" calcext:value-type="float">
            <text:p>0.096500001847744</text:p>
          </table:table-cell>
          <table:table-cell office:value-type="float" office:value="400" calcext:value-type="float">
            <text:p>400</text:p>
          </table:table-cell>
          <table:table-cell table:formula="of:=[.H15]/600" office:value-type="float" office:value="0.666666666666667" calcext:value-type="float">
            <text:p>0.666666666666667</text:p>
          </table:table-cell>
          <table:table-cell office:value-type="float" office:value="184" calcext:value-type="float">
            <text:p>184</text:p>
          </table:table-cell>
          <table:table-cell office:value-type="float" office:value="19579" calcext:value-type="float">
            <text:p>19579</text:p>
          </table:table-cell>
          <table:table-cell office:value-type="float" office:value="162" calcext:value-type="float">
            <text:p>162</text:p>
          </table:table-cell>
          <table:table-cell office:value-type="float" office:value="19294" calcext:value-type="float">
            <text:p>19294</text:p>
          </table:table-cell>
          <table:table-cell table:formula="of:=([.J15]+[.L15])" office:value-type="float" office:value="346" calcext:value-type="float">
            <text:p>346</text:p>
          </table:table-cell>
          <table:table-cell table:formula="of:=([.K15]+[.M15])" office:value-type="float" office:value="38873" calcext:value-type="float">
            <text:p>38873</text:p>
          </table:table-cell>
          <table:table-cell table:formula="of:=([.N15]/[.O15])*[.U$2]" office:value-type="float" office:value="0.00890077946132277" calcext:value-type="float">
            <text:p>0.008900779461323</text:p>
          </table:table-cell>
          <table:table-cell table:formula="of:=(([.N15]-[.N$19])/([.O15]-[.O$19]))*[.U$2]" office:value-type="float" office:value="0.0322050607952678" calcext:value-type="float">
            <text:p>0.032205060795268</text:p>
          </table:table-cell>
          <table:table-cell table:formula="of:=[.O15]/[.O$2]" office:value-type="float" office:value="0.635335458037101" calcext:value-type="float">
            <text:p>0.635335458037101</text:p>
          </table:table-cell>
          <table:table-cell table:formula="of:=[.N15]/[.N$2]" office:value-type="float" office:value="0.0839398350315381" calcext:value-type="float">
            <text:p>0.08393983503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9: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iddletier-2vpks</text:p>
          </table:table-cell>
          <table:table-cell office:value-type="float" office:value="916" calcext:value-type="float">
            <text:p>916</text:p>
          </table:table-cell>
          <table:table-cell table:formula="of:=([.D16]/1000)*[.U$2]" office:value-type="float" office:value="0.916" calcext:value-type="float">
            <text:p>0.916</text:p>
          </table:table-cell>
          <table:table-cell office:value-type="float" office:value="1028841472" calcext:value-type="float">
            <text:p>1028841472</text:p>
          </table:table-cell>
          <table:table-cell office:value-type="float" office:value="0.0917500033974648" calcext:value-type="float">
            <text:p>0.091750003397465</text:p>
          </table:table-cell>
          <table:table-cell office:value-type="float" office:value="400" calcext:value-type="float">
            <text:p>400</text:p>
          </table:table-cell>
          <table:table-cell table:formula="of:=[.H16]/600" office:value-type="float" office:value="0.666666666666667" calcext:value-type="float">
            <text:p>0.666666666666667</text:p>
          </table:table-cell>
          <table:table-cell office:value-type="float" office:value="133" calcext:value-type="float">
            <text:p>133</text:p>
          </table:table-cell>
          <table:table-cell office:value-type="float" office:value="18006" calcext:value-type="float">
            <text:p>18006</text:p>
          </table:table-cell>
          <table:table-cell office:value-type="float" office:value="115" calcext:value-type="float">
            <text:p>115</text:p>
          </table:table-cell>
          <table:table-cell office:value-type="float" office:value="17736" calcext:value-type="float">
            <text:p>17736</text:p>
          </table:table-cell>
          <table:table-cell table:formula="of:=([.J16]+[.L16])" office:value-type="float" office:value="248" calcext:value-type="float">
            <text:p>248</text:p>
          </table:table-cell>
          <table:table-cell table:formula="of:=([.K16]+[.M16])" office:value-type="float" office:value="35742" calcext:value-type="float">
            <text:p>35742</text:p>
          </table:table-cell>
          <table:table-cell table:formula="of:=([.N16]/[.O16])*[.U$2]" office:value-type="float" office:value="0.00693861563426781" calcext:value-type="float">
            <text:p>0.006938615634268</text:p>
          </table:table-cell>
          <table:table-cell table:formula="of:=(([.N16]-[.N$19])/([.O16]-[.O$19]))*[.U$2]" office:value-type="float" office:value="0.0331641285956007" calcext:value-type="float">
            <text:p>0.033164128595601</text:p>
          </table:table-cell>
          <table:table-cell table:formula="of:=[.O16]/[.O$2]" office:value-type="float" office:value="0.584162784996323" calcext:value-type="float">
            <text:p>0.584162784996323</text:p>
          </table:table-cell>
          <table:table-cell table:formula="of:=[.N16]/[.N$2]" office:value-type="float" office:value="0.0601649684619117" calcext:value-type="float">
            <text:p>0.060164968461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9:0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iddletier-2vpks</text:p>
          </table:table-cell>
          <table:table-cell office:value-type="float" office:value="916" calcext:value-type="float">
            <text:p>916</text:p>
          </table:table-cell>
          <table:table-cell table:formula="of:=([.D17]/1000)*[.U$2]" office:value-type="float" office:value="0.916" calcext:value-type="float">
            <text:p>0.916</text:p>
          </table:table-cell>
          <table:table-cell office:value-type="float" office:value="1028841472" calcext:value-type="float">
            <text:p>1028841472</text:p>
          </table:table-cell>
          <table:table-cell office:value-type="float" office:value="0.0917500033974648" calcext:value-type="float">
            <text:p>0.091750003397465</text:p>
          </table:table-cell>
          <table:table-cell office:value-type="float" office:value="400" calcext:value-type="float">
            <text:p>400</text:p>
          </table:table-cell>
          <table:table-cell table:formula="of:=[.H17]/600" office:value-type="float" office:value="0.666666666666667" calcext:value-type="float">
            <text:p>0.666666666666667</text:p>
          </table:table-cell>
          <table:table-cell office:value-type="float" office:value="133" calcext:value-type="float">
            <text:p>133</text:p>
          </table:table-cell>
          <table:table-cell office:value-type="float" office:value="18006" calcext:value-type="float">
            <text:p>18006</text:p>
          </table:table-cell>
          <table:table-cell office:value-type="float" office:value="115" calcext:value-type="float">
            <text:p>115</text:p>
          </table:table-cell>
          <table:table-cell office:value-type="float" office:value="17736" calcext:value-type="float">
            <text:p>17736</text:p>
          </table:table-cell>
          <table:table-cell table:formula="of:=([.J17]+[.L17])" office:value-type="float" office:value="248" calcext:value-type="float">
            <text:p>248</text:p>
          </table:table-cell>
          <table:table-cell table:formula="of:=([.K17]+[.M17])" office:value-type="float" office:value="35742" calcext:value-type="float">
            <text:p>35742</text:p>
          </table:table-cell>
          <table:table-cell table:formula="of:=([.N17]/[.O17])*[.U$2]" office:value-type="float" office:value="0.00693861563426781" calcext:value-type="float">
            <text:p>0.006938615634268</text:p>
          </table:table-cell>
          <table:table-cell table:formula="of:=(([.N17]-[.N$19])/([.O17]-[.O$19]))*[.U$2]" office:value-type="float" office:value="0.0331641285956007" calcext:value-type="float">
            <text:p>0.033164128595601</text:p>
          </table:table-cell>
          <table:table-cell table:formula="of:=[.O17]/[.O$2]" office:value-type="float" office:value="0.584162784996323" calcext:value-type="float">
            <text:p>0.584162784996323</text:p>
          </table:table-cell>
          <table:table-cell table:formula="of:=[.N17]/[.N$2]" office:value-type="float" office:value="0.0601649684619117" calcext:value-type="float">
            <text:p>0.060164968461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8: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iddletier-2vpks</text:p>
          </table:table-cell>
          <table:table-cell office:value-type="float" office:value="865" calcext:value-type="float">
            <text:p>865</text:p>
          </table:table-cell>
          <table:table-cell table:formula="of:=([.D18]/1000)*[.U$2]" office:value-type="float" office:value="0.865" calcext:value-type="float">
            <text:p>0.865</text:p>
          </table:table-cell>
          <table:table-cell office:value-type="float" office:value="1028276224" calcext:value-type="float">
            <text:p>1028276224</text:p>
          </table:table-cell>
          <table:table-cell office:value-type="float" office:value="0.0912500023841858" calcext:value-type="float">
            <text:p>0.091250002384186</text:p>
          </table:table-cell>
          <table:table-cell office:value-type="float" office:value="400" calcext:value-type="float">
            <text:p>400</text:p>
          </table:table-cell>
          <table:table-cell table:formula="of:=[.H18]/600" office:value-type="float" office:value="0.666666666666667" calcext:value-type="float">
            <text:p>0.666666666666667</text:p>
          </table:table-cell>
          <table:table-cell office:value-type="float" office:value="82" calcext:value-type="float">
            <text:p>82</text:p>
          </table:table-cell>
          <table:table-cell office:value-type="float" office:value="16512" calcext:value-type="float">
            <text:p>16512</text:p>
          </table:table-cell>
          <table:table-cell office:value-type="float" office:value="68" calcext:value-type="float">
            <text:p>68</text:p>
          </table:table-cell>
          <table:table-cell office:value-type="float" office:value="16275" calcext:value-type="float">
            <text:p>16275</text:p>
          </table:table-cell>
          <table:table-cell table:formula="of:=([.J18]+[.L18])" office:value-type="float" office:value="150" calcext:value-type="float">
            <text:p>150</text:p>
          </table:table-cell>
          <table:table-cell table:formula="of:=([.K18]+[.M18])" office:value-type="float" office:value="32787" calcext:value-type="float">
            <text:p>32787</text:p>
          </table:table-cell>
          <table:table-cell table:formula="of:=([.N18]/[.O18])*[.U$2]" office:value-type="float" office:value="0.00457498398755604" calcext:value-type="float">
            <text:p>0.004574983987556</text:p>
          </table:table-cell>
          <table:table-cell table:formula="of:=(([.N18]-[.N$19])/([.O18]-[.O$19]))*[.U$2]+1" office:value-type="string" office:string-value="" calcext:value-type="error">
            <text:p>#DIV/0!</text:p>
          </table:table-cell>
          <table:table-cell table:formula="of:=[.O18]/[.O$2]" office:value-type="float" office:value="0.535866633978916" calcext:value-type="float">
            <text:p>0.535866633978916</text:p>
          </table:table-cell>
          <table:table-cell table:formula="of:=[.N18]/[.N$2]" office:value-type="float" office:value="0.0363901018922853" calcext:value-type="float">
            <text:p>0.036390101892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8: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iddletier-2vpks</text:p>
          </table:table-cell>
          <table:table-cell office:value-type="float" office:value="865" calcext:value-type="float">
            <text:p>865</text:p>
          </table:table-cell>
          <table:table-cell table:formula="of:=([.D19]/1000)*[.U$2]" office:value-type="float" office:value="0.865" calcext:value-type="float">
            <text:p>0.865</text:p>
          </table:table-cell>
          <table:table-cell office:value-type="float" office:value="1028276224" calcext:value-type="float">
            <text:p>1028276224</text:p>
          </table:table-cell>
          <table:table-cell office:value-type="float" office:value="0.0912500023841858" calcext:value-type="float">
            <text:p>0.091250002384186</text:p>
          </table:table-cell>
          <table:table-cell office:value-type="float" office:value="400" calcext:value-type="float">
            <text:p>400</text:p>
          </table:table-cell>
          <table:table-cell table:formula="of:=[.H19]/600" office:value-type="float" office:value="0.666666666666667" calcext:value-type="float">
            <text:p>0.666666666666667</text:p>
          </table:table-cell>
          <table:table-cell office:value-type="float" office:value="82" calcext:value-type="float">
            <text:p>82</text:p>
          </table:table-cell>
          <table:table-cell office:value-type="float" office:value="16512" calcext:value-type="float">
            <text:p>16512</text:p>
          </table:table-cell>
          <table:table-cell office:value-type="float" office:value="68" calcext:value-type="float">
            <text:p>68</text:p>
          </table:table-cell>
          <table:table-cell office:value-type="float" office:value="16275" calcext:value-type="float">
            <text:p>16275</text:p>
          </table:table-cell>
          <table:table-cell table:formula="of:=([.J19]+[.L19])" office:value-type="float" office:value="150" calcext:value-type="float">
            <text:p>150</text:p>
          </table:table-cell>
          <table:table-cell table:formula="of:=([.K19]+[.M19])" office:value-type="float" office:value="32787" calcext:value-type="float">
            <text:p>32787</text:p>
          </table:table-cell>
          <table:table-cell table:formula="of:=([.N19]/[.O19])*[.U$2]" office:value-type="float" office:value="0.00457498398755604" calcext:value-type="float">
            <text:p>0.004574983987556</text:p>
          </table:table-cell>
          <table:table-cell table:formula="of:=(([.N19]-[.N$19])/([.O19]-[.O$19]))*[.U$2]" office:value-type="string" office:string-value="" calcext:value-type="error">
            <text:p>#DIV/0!</text:p>
          </table:table-cell>
          <table:table-cell table:formula="of:=[.O19]/[.O$2]" office:value-type="float" office:value="0.535866633978916" calcext:value-type="float">
            <text:p>0.535866633978916</text:p>
          </table:table-cell>
          <table:table-cell table:formula="of:=[.N19]/[.N$2]" office:value-type="float" office:value="0.0363901018922853" calcext:value-type="float">
            <text:p>0.036390101892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7: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iddletier-2vpks</text:p>
          </table:table-cell>
          <table:table-cell office:value-type="float" office:value="864" calcext:value-type="float">
            <text:p>864</text:p>
          </table:table-cell>
          <table:table-cell table:formula="of:=([.D20]/1000)*[.U$2]" office:value-type="float" office:value="0.864" calcext:value-type="float">
            <text:p>0.864</text:p>
          </table:table-cell>
          <table:table-cell office:value-type="float" office:value="1026674688" calcext:value-type="float">
            <text:p>1026674688</text:p>
          </table:table-cell>
          <table:table-cell office:value-type="float" office:value="0.088249996304512" calcext:value-type="float">
            <text:p>0.088249996304512</text:p>
          </table:table-cell>
          <table:table-cell office:value-type="float" office:value="350" calcext:value-type="float">
            <text:p>350</text:p>
          </table:table-cell>
          <table:table-cell table:formula="of:=[.H20]/600" office:value-type="float" office:value="0.583333333333333" calcext:value-type="float">
            <text:p>0.583333333333333</text:p>
          </table:table-cell>
          <table:table-cell office:value-type="float" office:value="56" calcext:value-type="float">
            <text:p>56</text:p>
          </table:table-cell>
          <table:table-cell office:value-type="float" office:value="15129" calcext:value-type="float">
            <text:p>15129</text:p>
          </table:table-cell>
          <table:table-cell office:value-type="float" office:value="41" calcext:value-type="float">
            <text:p>41</text:p>
          </table:table-cell>
          <table:table-cell office:value-type="float" office:value="14906" calcext:value-type="float">
            <text:p>14906</text:p>
          </table:table-cell>
          <table:table-cell table:formula="of:=([.J20]+[.L20])" office:value-type="float" office:value="97" calcext:value-type="float">
            <text:p>97</text:p>
          </table:table-cell>
          <table:table-cell table:formula="of:=([.K20]+[.M20])" office:value-type="float" office:value="30035" calcext:value-type="float">
            <text:p>30035</text:p>
          </table:table-cell>
          <table:table-cell table:formula="of:=([.N20]/[.O20])*[.U$2]" office:value-type="float" office:value="0.00322956550690861" calcext:value-type="float">
            <text:p>0.003229565506909</text:p>
          </table:table-cell>
          <table:table-cell table:formula="of:=(([.N20]-[.N$25])/([.O20]-[.O$25]))*[.U$2]" office:value-type="float" office:value="0.00895188362551287" calcext:value-type="float">
            <text:p>0.008951883625513</text:p>
          </table:table-cell>
          <table:table-cell table:formula="of:=[.O20]/[.O$2]" office:value-type="float" office:value="0.490888289613467" calcext:value-type="float">
            <text:p>0.490888289613467</text:p>
          </table:table-cell>
          <table:table-cell table:formula="of:=[.N20]/[.N$2]" office:value-type="float" office:value="0.0235322658903445" calcext:value-type="float">
            <text:p>0.023532265890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7: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iddletier-2vpks</text:p>
          </table:table-cell>
          <table:table-cell office:value-type="float" office:value="864" calcext:value-type="float">
            <text:p>864</text:p>
          </table:table-cell>
          <table:table-cell table:formula="of:=([.D21]/1000)*[.U$2]" office:value-type="float" office:value="0.864" calcext:value-type="float">
            <text:p>0.864</text:p>
          </table:table-cell>
          <table:table-cell office:value-type="float" office:value="1026674688" calcext:value-type="float">
            <text:p>1026674688</text:p>
          </table:table-cell>
          <table:table-cell office:value-type="float" office:value="0.088249996304512" calcext:value-type="float">
            <text:p>0.088249996304512</text:p>
          </table:table-cell>
          <table:table-cell office:value-type="float" office:value="350" calcext:value-type="float">
            <text:p>350</text:p>
          </table:table-cell>
          <table:table-cell table:formula="of:=[.H21]/600" office:value-type="float" office:value="0.583333333333333" calcext:value-type="float">
            <text:p>0.583333333333333</text:p>
          </table:table-cell>
          <table:table-cell office:value-type="float" office:value="56" calcext:value-type="float">
            <text:p>56</text:p>
          </table:table-cell>
          <table:table-cell office:value-type="float" office:value="15129" calcext:value-type="float">
            <text:p>15129</text:p>
          </table:table-cell>
          <table:table-cell office:value-type="float" office:value="41" calcext:value-type="float">
            <text:p>41</text:p>
          </table:table-cell>
          <table:table-cell office:value-type="float" office:value="14906" calcext:value-type="float">
            <text:p>14906</text:p>
          </table:table-cell>
          <table:table-cell table:formula="of:=([.J21]+[.L21])" office:value-type="float" office:value="97" calcext:value-type="float">
            <text:p>97</text:p>
          </table:table-cell>
          <table:table-cell table:formula="of:=([.K21]+[.M21])" office:value-type="float" office:value="30035" calcext:value-type="float">
            <text:p>30035</text:p>
          </table:table-cell>
          <table:table-cell table:formula="of:=([.N21]/[.O21])*[.U$2]" office:value-type="float" office:value="0.00322956550690861" calcext:value-type="float">
            <text:p>0.003229565506909</text:p>
          </table:table-cell>
          <table:table-cell table:formula="of:=(([.N21]-[.N$25])/([.O21]-[.O$25]))*[.U$2]" office:value-type="float" office:value="0.00895188362551287" calcext:value-type="float">
            <text:p>0.008951883625513</text:p>
          </table:table-cell>
          <table:table-cell table:formula="of:=[.O21]/[.O$2]" office:value-type="float" office:value="0.490888289613467" calcext:value-type="float">
            <text:p>0.490888289613467</text:p>
          </table:table-cell>
          <table:table-cell table:formula="of:=[.N21]/[.N$2]" office:value-type="float" office:value="0.0235322658903445" calcext:value-type="float">
            <text:p>0.023532265890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6: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iddletier-2vpks</text:p>
          </table:table-cell>
          <table:table-cell office:value-type="float" office:value="825" calcext:value-type="float">
            <text:p>825</text:p>
          </table:table-cell>
          <table:table-cell table:formula="of:=([.D22]/1000)*[.U$2]" office:value-type="float" office:value="0.825" calcext:value-type="float">
            <text:p>0.825</text:p>
          </table:table-cell>
          <table:table-cell office:value-type="float" office:value="1027301376" calcext:value-type="float">
            <text:p>1027301376</text:p>
          </table:table-cell>
          <table:table-cell office:value-type="float" office:value="0.0837500020861626" calcext:value-type="float">
            <text:p>0.083750002086163</text:p>
          </table:table-cell>
          <table:table-cell office:value-type="float" office:value="350" calcext:value-type="float">
            <text:p>350</text:p>
          </table:table-cell>
          <table:table-cell table:formula="of:=[.H22]/600" office:value-type="float" office:value="0.583333333333333" calcext:value-type="float">
            <text:p>0.583333333333333</text:p>
          </table:table-cell>
          <table:table-cell office:value-type="float" office:value="36" calcext:value-type="float">
            <text:p>36</text:p>
          </table:table-cell>
          <table:table-cell office:value-type="float" office:value="13736" calcext:value-type="float">
            <text:p>13736</text:p>
          </table:table-cell>
          <table:table-cell office:value-type="float" office:value="32" calcext:value-type="float">
            <text:p>32</text:p>
          </table:table-cell>
          <table:table-cell office:value-type="float" office:value="13535" calcext:value-type="float">
            <text:p>13535</text:p>
          </table:table-cell>
          <table:table-cell table:formula="of:=([.J22]+[.L22])" office:value-type="float" office:value="68" calcext:value-type="float">
            <text:p>68</text:p>
          </table:table-cell>
          <table:table-cell table:formula="of:=([.K22]+[.M22])" office:value-type="float" office:value="27271" calcext:value-type="float">
            <text:p>27271</text:p>
          </table:table-cell>
          <table:table-cell table:formula="of:=([.N22]/[.O22])*[.U$2]" office:value-type="float" office:value="0.00249349125444611" calcext:value-type="float">
            <text:p>0.002493491254446</text:p>
          </table:table-cell>
          <table:table-cell table:formula="of:=(([.N22]-[.N$25])/([.O22]-[.O$25]))*[.U$2]" office:value-type="float" office:value="0.00731331793687452" calcext:value-type="float">
            <text:p>0.007313317936875</text:p>
          </table:table-cell>
          <table:table-cell table:formula="of:=[.O22]/[.O$2]" office:value-type="float" office:value="0.445713818746425" calcext:value-type="float">
            <text:p>0.445713818746425</text:p>
          </table:table-cell>
          <table:table-cell table:formula="of:=[.N22]/[.N$2]" office:value-type="float" office:value="0.0164968461911693" calcext:value-type="float">
            <text:p>0.016496846191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6: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ddletier-2vpks</text:p>
          </table:table-cell>
          <table:table-cell office:value-type="float" office:value="825" calcext:value-type="float">
            <text:p>825</text:p>
          </table:table-cell>
          <table:table-cell table:formula="of:=([.D23]/1000)*[.U$2]" office:value-type="float" office:value="0.825" calcext:value-type="float">
            <text:p>0.825</text:p>
          </table:table-cell>
          <table:table-cell office:value-type="float" office:value="1027301376" calcext:value-type="float">
            <text:p>1027301376</text:p>
          </table:table-cell>
          <table:table-cell office:value-type="float" office:value="0.0837500020861626" calcext:value-type="float">
            <text:p>0.083750002086163</text:p>
          </table:table-cell>
          <table:table-cell office:value-type="float" office:value="350" calcext:value-type="float">
            <text:p>350</text:p>
          </table:table-cell>
          <table:table-cell table:formula="of:=[.H23]/600" office:value-type="float" office:value="0.583333333333333" calcext:value-type="float">
            <text:p>0.583333333333333</text:p>
          </table:table-cell>
          <table:table-cell office:value-type="float" office:value="36" calcext:value-type="float">
            <text:p>36</text:p>
          </table:table-cell>
          <table:table-cell office:value-type="float" office:value="13736" calcext:value-type="float">
            <text:p>13736</text:p>
          </table:table-cell>
          <table:table-cell office:value-type="float" office:value="32" calcext:value-type="float">
            <text:p>32</text:p>
          </table:table-cell>
          <table:table-cell office:value-type="float" office:value="13535" calcext:value-type="float">
            <text:p>13535</text:p>
          </table:table-cell>
          <table:table-cell table:formula="of:=([.J23]+[.L23])" office:value-type="float" office:value="68" calcext:value-type="float">
            <text:p>68</text:p>
          </table:table-cell>
          <table:table-cell table:formula="of:=([.K23]+[.M23])" office:value-type="float" office:value="27271" calcext:value-type="float">
            <text:p>27271</text:p>
          </table:table-cell>
          <table:table-cell table:formula="of:=([.N23]/[.O23])*[.U$2]" office:value-type="float" office:value="0.00249349125444611" calcext:value-type="float">
            <text:p>0.002493491254446</text:p>
          </table:table-cell>
          <table:table-cell table:formula="of:=(([.N23]-[.N$25])/([.O23]-[.O$25]))*[.U$2]" office:value-type="float" office:value="0.00731331793687452" calcext:value-type="float">
            <text:p>0.007313317936875</text:p>
          </table:table-cell>
          <table:table-cell table:formula="of:=[.O23]/[.O$2]" office:value-type="float" office:value="0.445713818746425" calcext:value-type="float">
            <text:p>0.445713818746425</text:p>
          </table:table-cell>
          <table:table-cell table:formula="of:=[.N23]/[.N$2]" office:value-type="float" office:value="0.0164968461911693" calcext:value-type="float">
            <text:p>0.016496846191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5: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iddletier-2vpks</text:p>
          </table:table-cell>
          <table:table-cell office:value-type="float" office:value="747" calcext:value-type="float">
            <text:p>747</text:p>
          </table:table-cell>
          <table:table-cell table:formula="of:=([.D24]/1000)*[.U$2]" office:value-type="float" office:value="0.747" calcext:value-type="float">
            <text:p>0.747</text:p>
          </table:table-cell>
          <table:table-cell office:value-type="float" office:value="1026560000" calcext:value-type="float">
            <text:p>1026560000</text:p>
          </table:table-cell>
          <table:table-cell office:value-type="float" office:value="0.0862499997019768" calcext:value-type="float">
            <text:p>0.086249999701977</text:p>
          </table:table-cell>
          <table:table-cell office:value-type="float" office:value="350" calcext:value-type="float">
            <text:p>350</text:p>
          </table:table-cell>
          <table:table-cell table:formula="of:=[.H24]/600" office:value-type="float" office:value="0.583333333333333" calcext:value-type="float">
            <text:p>0.583333333333333</text:p>
          </table:table-cell>
          <table:table-cell office:value-type="float" office:value="31" calcext:value-type="float">
            <text:p>31</text:p>
          </table:table-cell>
          <table:table-cell office:value-type="float" office:value="12419" calcext:value-type="float">
            <text:p>12419</text:p>
          </table:table-cell>
          <table:table-cell office:value-type="float" office:value="18" calcext:value-type="float">
            <text:p>18</text:p>
          </table:table-cell>
          <table:table-cell office:value-type="float" office:value="12254" calcext:value-type="float">
            <text:p>12254</text:p>
          </table:table-cell>
          <table:table-cell table:formula="of:=([.J24]+[.L24])" office:value-type="float" office:value="49" calcext:value-type="float">
            <text:p>49</text:p>
          </table:table-cell>
          <table:table-cell table:formula="of:=([.K24]+[.M24])" office:value-type="float" office:value="24673" calcext:value-type="float">
            <text:p>24673</text:p>
          </table:table-cell>
          <table:table-cell table:formula="of:=([.N24]/[.O24])*[.U$2]" office:value-type="float" office:value="0.00198597657358246" calcext:value-type="float">
            <text:p>0.001985976573582</text:p>
          </table:table-cell>
          <table:table-cell table:formula="of:=(([.N24]-[.N$25])/([.O24]-[.O$25]))*[.U$2]" office:value-type="string" office:string-value="" calcext:value-type="error">
            <text:p>#DIV/0!</text:p>
          </table:table-cell>
          <table:table-cell table:formula="of:=[.O24]/[.O$2]" office:value-type="float" office:value="0.403252431151426" calcext:value-type="float">
            <text:p>0.403252431151426</text:p>
          </table:table-cell>
          <table:table-cell table:formula="of:=[.N24]/[.N$2]" office:value-type="float" office:value="0.0118874332848132" calcext:value-type="float">
            <text:p>0.011887433284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5: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iddletier-2vpks</text:p>
          </table:table-cell>
          <table:table-cell office:value-type="float" office:value="747" calcext:value-type="float">
            <text:p>747</text:p>
          </table:table-cell>
          <table:table-cell table:formula="of:=([.D25]/1000)*[.U$2]" office:value-type="float" office:value="0.747" calcext:value-type="float">
            <text:p>0.747</text:p>
          </table:table-cell>
          <table:table-cell office:value-type="float" office:value="1026560000" calcext:value-type="float">
            <text:p>1026560000</text:p>
          </table:table-cell>
          <table:table-cell office:value-type="float" office:value="0.0862499997019768" calcext:value-type="float">
            <text:p>0.086249999701977</text:p>
          </table:table-cell>
          <table:table-cell office:value-type="float" office:value="350" calcext:value-type="float">
            <text:p>350</text:p>
          </table:table-cell>
          <table:table-cell table:formula="of:=[.H25]/600" office:value-type="float" office:value="0.583333333333333" calcext:value-type="float">
            <text:p>0.583333333333333</text:p>
          </table:table-cell>
          <table:table-cell office:value-type="float" office:value="31" calcext:value-type="float">
            <text:p>31</text:p>
          </table:table-cell>
          <table:table-cell office:value-type="float" office:value="12419" calcext:value-type="float">
            <text:p>12419</text:p>
          </table:table-cell>
          <table:table-cell office:value-type="float" office:value="18" calcext:value-type="float">
            <text:p>18</text:p>
          </table:table-cell>
          <table:table-cell office:value-type="float" office:value="12254" calcext:value-type="float">
            <text:p>12254</text:p>
          </table:table-cell>
          <table:table-cell table:formula="of:=([.J25]+[.L25])" office:value-type="float" office:value="49" calcext:value-type="float">
            <text:p>49</text:p>
          </table:table-cell>
          <table:table-cell table:formula="of:=([.K25]+[.M25])" office:value-type="float" office:value="24673" calcext:value-type="float">
            <text:p>24673</text:p>
          </table:table-cell>
          <table:table-cell table:formula="of:=([.N25]/[.O25])*[.U$2]" office:value-type="float" office:value="0.00198597657358246" calcext:value-type="float">
            <text:p>0.001985976573582</text:p>
          </table:table-cell>
          <table:table-cell table:formula="of:=(([.N25]-[.N$25])/([.O25]-[.O$25]))*[.U$2]" office:value-type="string" office:string-value="" calcext:value-type="error">
            <text:p>#DIV/0!</text:p>
          </table:table-cell>
          <table:table-cell table:formula="of:=[.O25]/[.O$2]" office:value-type="float" office:value="0.403252431151426" calcext:value-type="float">
            <text:p>0.403252431151426</text:p>
          </table:table-cell>
          <table:table-cell table:formula="of:=[.N25]/[.N$2]" office:value-type="float" office:value="0.0118874332848132" calcext:value-type="float">
            <text:p>0.011887433284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4: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ddletier-2vpks</text:p>
          </table:table-cell>
          <table:table-cell office:value-type="float" office:value="751" calcext:value-type="float">
            <text:p>751</text:p>
          </table:table-cell>
          <table:table-cell table:formula="of:=([.D26]/1000)*[.U$2]" office:value-type="float" office:value="0.751" calcext:value-type="float">
            <text:p>0.751</text:p>
          </table:table-cell>
          <table:table-cell office:value-type="float" office:value="1025146880" calcext:value-type="float">
            <text:p>1025146880</text:p>
          </table:table-cell>
          <table:table-cell office:value-type="float" office:value="0.109999999403954" calcext:value-type="float">
            <text:p>0.109999999403954</text:p>
          </table:table-cell>
          <table:table-cell office:value-type="float" office:value="300" calcext:value-type="float">
            <text:p>300</text:p>
          </table:table-cell>
          <table:table-cell table:formula="of:=[.H26]/600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11227" calcext:value-type="float">
            <text:p>11227</text:p>
          </table:table-cell>
          <table:table-cell office:value-type="float" office:value="18" calcext:value-type="float">
            <text:p>18</text:p>
          </table:table-cell>
          <table:table-cell office:value-type="float" office:value="11065" calcext:value-type="float">
            <text:p>11065</text:p>
          </table:table-cell>
          <table:table-cell table:formula="of:=([.J26]+[.L26])" office:value-type="float" office:value="38" calcext:value-type="float">
            <text:p>38</text:p>
          </table:table-cell>
          <table:table-cell table:formula="of:=([.K26]+[.M26])" office:value-type="float" office:value="22292" calcext:value-type="float">
            <text:p>22292</text:p>
          </table:table-cell>
          <table:table-cell table:formula="of:=([.N26]/[.O26])*[.U$2]" office:value-type="float" office:value="0.00170464740714158" calcext:value-type="float">
            <text:p>0.001704647407142</text:p>
          </table:table-cell>
          <table:table-cell table:formula="of:=(([.N26]-[.N$31])/([.O26]-[.O$31]))*[.U$2]" office:value-type="float" office:value="0.00811937678297125" calcext:value-type="float">
            <text:p>0.008119376782971</text:p>
          </table:table-cell>
          <table:table-cell table:formula="of:=[.O26]/[.O$2]" office:value-type="float" office:value="0.364337664460243" calcext:value-type="float">
            <text:p>0.364337664460243</text:p>
          </table:table-cell>
          <table:table-cell table:formula="of:=[.N26]/[.N$2]" office:value-type="float" office:value="0.00921882581271228" calcext:value-type="float">
            <text:p>0.009218825812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4: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ddletier-2vpks</text:p>
          </table:table-cell>
          <table:table-cell office:value-type="float" office:value="751" calcext:value-type="float">
            <text:p>751</text:p>
          </table:table-cell>
          <table:table-cell table:formula="of:=([.D27]/1000)*[.U$2]" office:value-type="float" office:value="0.751" calcext:value-type="float">
            <text:p>0.751</text:p>
          </table:table-cell>
          <table:table-cell office:value-type="float" office:value="1025146880" calcext:value-type="float">
            <text:p>1025146880</text:p>
          </table:table-cell>
          <table:table-cell office:value-type="float" office:value="0.109999999403954" calcext:value-type="float">
            <text:p>0.109999999403954</text:p>
          </table:table-cell>
          <table:table-cell office:value-type="float" office:value="300" calcext:value-type="float">
            <text:p>300</text:p>
          </table:table-cell>
          <table:table-cell table:formula="of:=[.H27]/600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11227" calcext:value-type="float">
            <text:p>11227</text:p>
          </table:table-cell>
          <table:table-cell office:value-type="float" office:value="18" calcext:value-type="float">
            <text:p>18</text:p>
          </table:table-cell>
          <table:table-cell office:value-type="float" office:value="11065" calcext:value-type="float">
            <text:p>11065</text:p>
          </table:table-cell>
          <table:table-cell table:formula="of:=([.J27]+[.L27])" office:value-type="float" office:value="38" calcext:value-type="float">
            <text:p>38</text:p>
          </table:table-cell>
          <table:table-cell table:formula="of:=([.K27]+[.M27])" office:value-type="float" office:value="22292" calcext:value-type="float">
            <text:p>22292</text:p>
          </table:table-cell>
          <table:table-cell table:formula="of:=([.N27]/[.O27])*[.U$2]" office:value-type="float" office:value="0.00170464740714158" calcext:value-type="float">
            <text:p>0.001704647407142</text:p>
          </table:table-cell>
          <table:table-cell table:formula="of:=(([.N27]-[.N$31])/([.O27]-[.O$31]))*[.U$2]" office:value-type="float" office:value="0.00811937678297125" calcext:value-type="float">
            <text:p>0.008119376782971</text:p>
          </table:table-cell>
          <table:table-cell table:formula="of:=[.O27]/[.O$2]" office:value-type="float" office:value="0.364337664460243" calcext:value-type="float">
            <text:p>0.364337664460243</text:p>
          </table:table-cell>
          <table:table-cell table:formula="of:=[.N27]/[.N$2]" office:value-type="float" office:value="0.00921882581271228" calcext:value-type="float">
            <text:p>0.009218825812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3: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ddletier-2vpks</text:p>
          </table:table-cell>
          <table:table-cell office:value-type="float" office:value="693" calcext:value-type="float">
            <text:p>693</text:p>
          </table:table-cell>
          <table:table-cell table:formula="of:=([.D28]/1000)*[.U$2]" office:value-type="float" office:value="0.693" calcext:value-type="float">
            <text:p>0.693</text:p>
          </table:table-cell>
          <table:table-cell office:value-type="float" office:value="1022636032" calcext:value-type="float">
            <text:p>1022636032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300" calcext:value-type="float">
            <text:p>300</text:p>
          </table:table-cell>
          <table:table-cell table:formula="of:=[.H28]/600"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0052" calcext:value-type="float">
            <text:p>10052</text:p>
          </table:table-cell>
          <table:table-cell office:value-type="float" office:value="6" calcext:value-type="float">
            <text:p>6</text:p>
          </table:table-cell>
          <table:table-cell office:value-type="float" office:value="9877" calcext:value-type="float">
            <text:p>9877</text:p>
          </table:table-cell>
          <table:table-cell table:formula="of:=([.J28]+[.L28])" office:value-type="float" office:value="11" calcext:value-type="float">
            <text:p>11</text:p>
          </table:table-cell>
          <table:table-cell table:formula="of:=([.K28]+[.M28])" office:value-type="float" office:value="19929" calcext:value-type="float">
            <text:p>19929</text:p>
          </table:table-cell>
          <table:table-cell table:formula="of:=([.N28]/[.O28])*[.U$2]" office:value-type="float" office:value="0.000551959456069045" calcext:value-type="float">
            <text:p>0.000551959456069</text:p>
          </table:table-cell>
          <table:table-cell table:formula="of:=(([.N28]-[.N$31])/([.O28]-[.O$31]))*[.U$2]" office:value-type="float" office:value="0.00455788514129444" calcext:value-type="float">
            <text:p>0.004557885141294</text:p>
          </table:table-cell>
          <table:table-cell table:formula="of:=[.O28]/[.O$2]" office:value-type="float" office:value="0.325717087521451" calcext:value-type="float">
            <text:p>0.325717087521451</text:p>
          </table:table-cell>
          <table:table-cell table:formula="of:=[.N28]/[.N$2]" office:value-type="float" office:value="0.00266860747210092" calcext:value-type="float">
            <text:p>0.002668607472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3: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iddletier-2vpks</text:p>
          </table:table-cell>
          <table:table-cell office:value-type="float" office:value="693" calcext:value-type="float">
            <text:p>693</text:p>
          </table:table-cell>
          <table:table-cell table:formula="of:=([.D29]/1000)*[.U$2]" office:value-type="float" office:value="0.693" calcext:value-type="float">
            <text:p>0.693</text:p>
          </table:table-cell>
          <table:table-cell office:value-type="float" office:value="1022636032" calcext:value-type="float">
            <text:p>1022636032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300" calcext:value-type="float">
            <text:p>300</text:p>
          </table:table-cell>
          <table:table-cell table:formula="of:=[.H29]/600"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0052" calcext:value-type="float">
            <text:p>10052</text:p>
          </table:table-cell>
          <table:table-cell office:value-type="float" office:value="6" calcext:value-type="float">
            <text:p>6</text:p>
          </table:table-cell>
          <table:table-cell office:value-type="float" office:value="9877" calcext:value-type="float">
            <text:p>9877</text:p>
          </table:table-cell>
          <table:table-cell table:formula="of:=([.J29]+[.L29])" office:value-type="float" office:value="11" calcext:value-type="float">
            <text:p>11</text:p>
          </table:table-cell>
          <table:table-cell table:formula="of:=([.K29]+[.M29])" office:value-type="float" office:value="19929" calcext:value-type="float">
            <text:p>19929</text:p>
          </table:table-cell>
          <table:table-cell table:formula="of:=([.N29]/[.O29])*[.U$2]" office:value-type="float" office:value="0.000551959456069045" calcext:value-type="float">
            <text:p>0.000551959456069</text:p>
          </table:table-cell>
          <table:table-cell table:formula="of:=(([.N29]-[.N$31])/([.O29]-[.O$31]))*[.U$2]" office:value-type="float" office:value="0.00455788514129444" calcext:value-type="float">
            <text:p>0.004557885141294</text:p>
          </table:table-cell>
          <table:table-cell table:formula="of:=[.O29]/[.O$2]" office:value-type="float" office:value="0.325717087521451" calcext:value-type="float">
            <text:p>0.325717087521451</text:p>
          </table:table-cell>
          <table:table-cell table:formula="of:=[.N29]/[.N$2]" office:value-type="float" office:value="0.00266860747210092" calcext:value-type="float">
            <text:p>0.002668607472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2:0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iddletier-2vpks</text:p>
          </table:table-cell>
          <table:table-cell office:value-type="float" office:value="633" calcext:value-type="float">
            <text:p>633</text:p>
          </table:table-cell>
          <table:table-cell table:formula="of:=([.D30]/1000)*[.U$2]" office:value-type="float" office:value="0.633" calcext:value-type="float">
            <text:p>0.633</text:p>
          </table:table-cell>
          <table:table-cell office:value-type="float" office:value="1022828544" calcext:value-type="float">
            <text:p>1022828544</text:p>
          </table:table-cell>
          <table:table-cell office:value-type="float" office:value="0.0794999971985817" calcext:value-type="float">
            <text:p>0.079499997198582</text:p>
          </table:table-cell>
          <table:table-cell office:value-type="float" office:value="300" calcext:value-type="float">
            <text:p>300</text:p>
          </table:table-cell>
          <table:table-cell table:formula="of:=[.H30]/600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922" calcext:value-type="float">
            <text:p>8922</text:p>
          </table:table-cell>
          <table:table-cell office:value-type="float" office:value="0" calcext:value-type="float">
            <text:p>0</text:p>
          </table:table-cell>
          <table:table-cell office:value-type="float" office:value="8813" calcext:value-type="float">
            <text:p>8813</text:p>
          </table:table-cell>
          <table:table-cell table:formula="of:=([.J30]+[.L30])" office:value-type="float" office:value="1" calcext:value-type="float">
            <text:p>1</text:p>
          </table:table-cell>
          <table:table-cell table:formula="of:=([.K30]+[.M30])" office:value-type="float" office:value="17735" calcext:value-type="float">
            <text:p>17735</text:p>
          </table:table-cell>
          <table:table-cell table:formula="of:=([.N30]/[.O30])*[.U$2]" office:value-type="float" office:value="0.0000563856780377784" calcext:value-type="float">
            <text:p>5.63856780377784E-05</text:p>
          </table:table-cell>
          <table:table-cell table:formula="of:=(([.N30]-[.N$31])/([.O30]-[.O$31]))*[.U$2]" office:value-type="string" office:string-value="" calcext:value-type="error">
            <text:p>#DIV/0!</text:p>
          </table:table-cell>
          <table:table-cell table:formula="of:=[.O30]/[.O$2]" office:value-type="float" office:value="0.289858625480101" calcext:value-type="float">
            <text:p>0.289858625480101</text:p>
          </table:table-cell>
          <table:table-cell table:formula="of:=[.N30]/[.N$2]" office:value-type="float" office:value="0.000242600679281902" calcext:value-type="float">
            <text:p>0.000242600679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2: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ddletier-2vpks</text:p>
          </table:table-cell>
          <table:table-cell office:value-type="float" office:value="633" calcext:value-type="float">
            <text:p>633</text:p>
          </table:table-cell>
          <table:table-cell table:formula="of:=([.D31]/1000)*[.U$2]" office:value-type="float" office:value="0.633" calcext:value-type="float">
            <text:p>0.633</text:p>
          </table:table-cell>
          <table:table-cell office:value-type="float" office:value="1022828544" calcext:value-type="float">
            <text:p>1022828544</text:p>
          </table:table-cell>
          <table:table-cell office:value-type="float" office:value="0.0794999971985817" calcext:value-type="float">
            <text:p>0.079499997198582</text:p>
          </table:table-cell>
          <table:table-cell office:value-type="float" office:value="300" calcext:value-type="float">
            <text:p>300</text:p>
          </table:table-cell>
          <table:table-cell table:formula="of:=[.H31]/600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922" calcext:value-type="float">
            <text:p>8922</text:p>
          </table:table-cell>
          <table:table-cell office:value-type="float" office:value="0" calcext:value-type="float">
            <text:p>0</text:p>
          </table:table-cell>
          <table:table-cell office:value-type="float" office:value="8813" calcext:value-type="float">
            <text:p>8813</text:p>
          </table:table-cell>
          <table:table-cell table:formula="of:=([.J31]+[.L31])" office:value-type="float" office:value="1" calcext:value-type="float">
            <text:p>1</text:p>
          </table:table-cell>
          <table:table-cell table:formula="of:=([.K31]+[.M31])" office:value-type="float" office:value="17735" calcext:value-type="float">
            <text:p>17735</text:p>
          </table:table-cell>
          <table:table-cell table:formula="of:=([.N31]/[.O31])*[.U$2]" office:value-type="float" office:value="0.0000563856780377784" calcext:value-type="float">
            <text:p>5.63856780377784E-05</text:p>
          </table:table-cell>
          <table:table-cell table:formula="of:=(([.N31]-[.N$31])/([.O31]-[.O$31]))*[.U$2]" office:value-type="string" office:string-value="" calcext:value-type="error">
            <text:p>#DIV/0!</text:p>
          </table:table-cell>
          <table:table-cell table:formula="of:=[.O31]/[.O$2]" office:value-type="float" office:value="0.289858625480101" calcext:value-type="float">
            <text:p>0.289858625480101</text:p>
          </table:table-cell>
          <table:table-cell table:formula="of:=[.N31]/[.N$2]" office:value-type="float" office:value="0.000242600679281902" calcext:value-type="float">
            <text:p>0.000242600679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1: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iddletier-2vpks</text:p>
          </table:table-cell>
          <table:table-cell office:value-type="float" office:value="606" calcext:value-type="float">
            <text:p>606</text:p>
          </table:table-cell>
          <table:table-cell table:formula="of:=([.D32]/1000)*[.U$2]" office:value-type="float" office:value="0.606" calcext:value-type="float">
            <text:p>0.606</text:p>
          </table:table-cell>
          <table:table-cell office:value-type="float" office:value="1023414272" calcext:value-type="float">
            <text:p>1023414272</text:p>
          </table:table-cell>
          <table:table-cell office:value-type="float" office:value="0.0767500028014183" calcext:value-type="float">
            <text:p>0.076750002801418</text:p>
          </table:table-cell>
          <table:table-cell office:value-type="float" office:value="250" calcext:value-type="float">
            <text:p>250</text:p>
          </table:table-cell>
          <table:table-cell table:formula="of:=[.H32]/600" office:value-type="float" office:value="0.416666666666667" calcext:value-type="float">
            <text:p>0.4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7934" calcext:value-type="float">
            <text:p>7934</text:p>
          </table:table-cell>
          <table:table-cell office:value-type="float" office:value="0" calcext:value-type="float">
            <text:p>0</text:p>
          </table:table-cell>
          <table:table-cell office:value-type="float" office:value="7824" calcext:value-type="float">
            <text:p>7824</text:p>
          </table:table-cell>
          <table:table-cell table:formula="of:=([.J32]+[.L32])" office:value-type="float" office:value="1" calcext:value-type="float">
            <text:p>1</text:p>
          </table:table-cell>
          <table:table-cell table:formula="of:=([.K32]+[.M32])" office:value-type="float" office:value="15758" calcext:value-type="float">
            <text:p>15758</text:p>
          </table:table-cell>
          <table:table-cell table:formula="of:=([.N32]/[.O32])*[.U$2]" office:value-type="float" office:value="0.0000634598299276558" calcext:value-type="float">
            <text:p>6.34598299276558E-05</text:p>
          </table:table-cell>
          <table:table-cell table:formula="of:=(([.N32]-[.N$37])/([.O32]-[.O$37]))*[.U$2]" office:value-type="float" office:value="0.000264270613107822" calcext:value-type="float">
            <text:p>0.000264270613108</text:p>
          </table:table-cell>
          <table:table-cell table:formula="of:=[.O32]/[.O$2]" office:value-type="float" office:value="0.257546784342568" calcext:value-type="float">
            <text:p>0.257546784342568</text:p>
          </table:table-cell>
          <table:table-cell table:formula="of:=[.N32]/[.N$2]" office:value-type="float" office:value="0.000242600679281902" calcext:value-type="float">
            <text:p>0.000242600679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1: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ddletier-2vpks</text:p>
          </table:table-cell>
          <table:table-cell office:value-type="float" office:value="606" calcext:value-type="float">
            <text:p>606</text:p>
          </table:table-cell>
          <table:table-cell table:formula="of:=([.D33]/1000)*[.U$2]" office:value-type="float" office:value="0.606" calcext:value-type="float">
            <text:p>0.606</text:p>
          </table:table-cell>
          <table:table-cell office:value-type="float" office:value="1023414272" calcext:value-type="float">
            <text:p>1023414272</text:p>
          </table:table-cell>
          <table:table-cell office:value-type="float" office:value="0.0767500028014183" calcext:value-type="float">
            <text:p>0.076750002801418</text:p>
          </table:table-cell>
          <table:table-cell office:value-type="float" office:value="250" calcext:value-type="float">
            <text:p>250</text:p>
          </table:table-cell>
          <table:table-cell table:formula="of:=[.H33]/600" office:value-type="float" office:value="0.416666666666667" calcext:value-type="float">
            <text:p>0.4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7934" calcext:value-type="float">
            <text:p>7934</text:p>
          </table:table-cell>
          <table:table-cell office:value-type="float" office:value="0" calcext:value-type="float">
            <text:p>0</text:p>
          </table:table-cell>
          <table:table-cell office:value-type="float" office:value="7824" calcext:value-type="float">
            <text:p>7824</text:p>
          </table:table-cell>
          <table:table-cell table:formula="of:=([.J33]+[.L33])" office:value-type="float" office:value="1" calcext:value-type="float">
            <text:p>1</text:p>
          </table:table-cell>
          <table:table-cell table:formula="of:=([.K33]+[.M33])" office:value-type="float" office:value="15758" calcext:value-type="float">
            <text:p>15758</text:p>
          </table:table-cell>
          <table:table-cell table:formula="of:=([.N33]/[.O33])*[.U$2]" office:value-type="float" office:value="0.0000634598299276558" calcext:value-type="float">
            <text:p>6.34598299276558E-05</text:p>
          </table:table-cell>
          <table:table-cell table:formula="of:=(([.N33]-[.N$37])/([.O33]-[.O$37]))*[.U$2]" office:value-type="float" office:value="0.000264270613107822" calcext:value-type="float">
            <text:p>0.000264270613108</text:p>
          </table:table-cell>
          <table:table-cell table:formula="of:=[.O33]/[.O$2]" office:value-type="float" office:value="0.257546784342568" calcext:value-type="float">
            <text:p>0.257546784342568</text:p>
          </table:table-cell>
          <table:table-cell table:formula="of:=[.N33]/[.N$2]" office:value-type="float" office:value="0.000242600679281902" calcext:value-type="float">
            <text:p>0.000242600679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0: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iddletier-2vpks</text:p>
          </table:table-cell>
          <table:table-cell office:value-type="float" office:value="557" calcext:value-type="float">
            <text:p>557</text:p>
          </table:table-cell>
          <table:table-cell table:formula="of:=([.D34]/1000)*[.U$2]" office:value-type="float" office:value="0.557" calcext:value-type="float">
            <text:p>0.557</text:p>
          </table:table-cell>
          <table:table-cell office:value-type="float" office:value="1022509056" calcext:value-type="float">
            <text:p>1022509056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250" calcext:value-type="float">
            <text:p>250</text:p>
          </table:table-cell>
          <table:table-cell table:formula="of:=[.H34]/600" office:value-type="float" office:value="0.416666666666667" calcext:value-type="float">
            <text:p>0.4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6951" calcext:value-type="float">
            <text:p>6951</text:p>
          </table:table-cell>
          <table:table-cell office:value-type="float" office:value="0" calcext:value-type="float">
            <text:p>0</text:p>
          </table:table-cell>
          <table:table-cell office:value-type="float" office:value="6837" calcext:value-type="float">
            <text:p>6837</text:p>
          </table:table-cell>
          <table:table-cell table:formula="of:=([.J34]+[.L34])" office:value-type="float" office:value="1" calcext:value-type="float">
            <text:p>1</text:p>
          </table:table-cell>
          <table:table-cell table:formula="of:=([.K34]+[.M34])" office:value-type="float" office:value="13788" calcext:value-type="float">
            <text:p>13788</text:p>
          </table:table-cell>
          <table:table-cell table:formula="of:=([.N34]/[.O34])*[.U$2]" office:value-type="float" office:value="0.0000725268349289237" calcext:value-type="float">
            <text:p>7.25268349289237E-05</text:p>
          </table:table-cell>
          <table:table-cell table:formula="of:=(([.N34]-[.N$37])/([.O34]-[.O$37]))*[.U$2]" office:value-type="float" office:value="0.000551267916207277" calcext:value-type="float">
            <text:p>0.000551267916207</text:p>
          </table:table-cell>
          <table:table-cell table:formula="of:=[.O34]/[.O$2]" office:value-type="float" office:value="0.225349350330963" calcext:value-type="float">
            <text:p>0.225349350330963</text:p>
          </table:table-cell>
          <table:table-cell table:formula="of:=[.N34]/[.N$2]" office:value-type="float" office:value="0.000242600679281902" calcext:value-type="float">
            <text:p>0.000242600679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0: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iddletier-2vpks</text:p>
          </table:table-cell>
          <table:table-cell office:value-type="float" office:value="557" calcext:value-type="float">
            <text:p>557</text:p>
          </table:table-cell>
          <table:table-cell table:formula="of:=([.D35]/1000)*[.U$2]" office:value-type="float" office:value="0.557" calcext:value-type="float">
            <text:p>0.557</text:p>
          </table:table-cell>
          <table:table-cell office:value-type="float" office:value="1022509056" calcext:value-type="float">
            <text:p>1022509056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250" calcext:value-type="float">
            <text:p>250</text:p>
          </table:table-cell>
          <table:table-cell table:formula="of:=[.H35]/600" office:value-type="float" office:value="0.416666666666667" calcext:value-type="float">
            <text:p>0.4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6951" calcext:value-type="float">
            <text:p>6951</text:p>
          </table:table-cell>
          <table:table-cell office:value-type="float" office:value="0" calcext:value-type="float">
            <text:p>0</text:p>
          </table:table-cell>
          <table:table-cell office:value-type="float" office:value="6837" calcext:value-type="float">
            <text:p>6837</text:p>
          </table:table-cell>
          <table:table-cell table:formula="of:=([.J35]+[.L35])" office:value-type="float" office:value="1" calcext:value-type="float">
            <text:p>1</text:p>
          </table:table-cell>
          <table:table-cell table:formula="of:=([.K35]+[.M35])" office:value-type="float" office:value="13788" calcext:value-type="float">
            <text:p>13788</text:p>
          </table:table-cell>
          <table:table-cell table:formula="of:=([.N35]/[.O35])*[.U$2]" office:value-type="float" office:value="0.0000725268349289237" calcext:value-type="float">
            <text:p>7.25268349289237E-05</text:p>
          </table:table-cell>
          <table:table-cell table:formula="of:=(([.N35]-[.N$37])/([.O35]-[.O$37]))*[.U$2]" office:value-type="float" office:value="0.000551267916207277" calcext:value-type="float">
            <text:p>0.000551267916207</text:p>
          </table:table-cell>
          <table:table-cell table:formula="of:=[.O35]/[.O$2]" office:value-type="float" office:value="0.225349350330963" calcext:value-type="float">
            <text:p>0.225349350330963</text:p>
          </table:table-cell>
          <table:table-cell table:formula="of:=[.N35]/[.N$2]" office:value-type="float" office:value="0.000242600679281902" calcext:value-type="float">
            <text:p>0.000242600679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9: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ddletier-2vpks</text:p>
          </table:table-cell>
          <table:table-cell office:value-type="float" office:value="486" calcext:value-type="float">
            <text:p>486</text:p>
          </table:table-cell>
          <table:table-cell table:formula="of:=([.D36]/1000)*[.U$2]" office:value-type="float" office:value="0.486" calcext:value-type="float">
            <text:p>0.486</text:p>
          </table:table-cell>
          <table:table-cell office:value-type="float" office:value="1022971904" calcext:value-type="float">
            <text:p>1022971904</text:p>
          </table:table-cell>
          <table:table-cell office:value-type="float" office:value="0.0707499980926514" calcext:value-type="float">
            <text:p>0.070749998092651</text:p>
          </table:table-cell>
          <table:table-cell office:value-type="float" office:value="250" calcext:value-type="float">
            <text:p>250</text:p>
          </table:table-cell>
          <table:table-cell table:formula="of:=[.H36]/600" office:value-type="float" office:value="0.416666666666667" calcext:value-type="float">
            <text:p>0.4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019" calcext:value-type="float">
            <text:p>6019</text:p>
          </table:table-cell>
          <table:table-cell office:value-type="float" office:value="0" calcext:value-type="float">
            <text:p>0</text:p>
          </table:table-cell>
          <table:table-cell office:value-type="float" office:value="5955" calcext:value-type="float">
            <text:p>5955</text:p>
          </table:table-cell>
          <table:table-cell table:formula="of:=([.J36]+[.L36])" office:value-type="float" office:value="0" calcext:value-type="float">
            <text:p>0</text:p>
          </table:table-cell>
          <table:table-cell table:formula="of:=([.K36]+[.M36])" office:value-type="float" office:value="11974" calcext:value-type="float">
            <text:p>11974</text:p>
          </table:table-cell>
          <table:table-cell table:formula="of:=([.N36]/[.O36])*[.U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36]/[.O$2]" office:value-type="float" office:value="0.195701560840075" calcext:value-type="float">
            <text:p>0.195701560840075</text:p>
          </table:table-cell>
          <table:table-cell table:formula="of:=[.N36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9: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iddletier-2vpks</text:p>
          </table:table-cell>
          <table:table-cell office:value-type="float" office:value="486" calcext:value-type="float">
            <text:p>486</text:p>
          </table:table-cell>
          <table:table-cell table:formula="of:=([.D37]/1000)*[.U$2]" office:value-type="float" office:value="0.486" calcext:value-type="float">
            <text:p>0.486</text:p>
          </table:table-cell>
          <table:table-cell office:value-type="float" office:value="1022971904" calcext:value-type="float">
            <text:p>1022971904</text:p>
          </table:table-cell>
          <table:table-cell office:value-type="float" office:value="0.0707499980926514" calcext:value-type="float">
            <text:p>0.070749998092651</text:p>
          </table:table-cell>
          <table:table-cell office:value-type="float" office:value="250" calcext:value-type="float">
            <text:p>250</text:p>
          </table:table-cell>
          <table:table-cell table:formula="of:=[.H37]/600" office:value-type="float" office:value="0.416666666666667" calcext:value-type="float">
            <text:p>0.4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019" calcext:value-type="float">
            <text:p>6019</text:p>
          </table:table-cell>
          <table:table-cell office:value-type="float" office:value="0" calcext:value-type="float">
            <text:p>0</text:p>
          </table:table-cell>
          <table:table-cell office:value-type="float" office:value="5955" calcext:value-type="float">
            <text:p>5955</text:p>
          </table:table-cell>
          <table:table-cell table:formula="of:=([.J37]+[.L37])" office:value-type="float" office:value="0" calcext:value-type="float">
            <text:p>0</text:p>
          </table:table-cell>
          <table:table-cell table:formula="of:=([.K37]+[.M37])" office:value-type="float" office:value="11974" calcext:value-type="float">
            <text:p>11974</text:p>
          </table:table-cell>
          <table:table-cell table:formula="of:=([.N37]/[.O37])*[.U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37]/[.O$2]" office:value-type="float" office:value="0.195701560840075" calcext:value-type="float">
            <text:p>0.195701560840075</text:p>
          </table:table-cell>
          <table:table-cell table:formula="of:=[.N37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8: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iddletier-2vpks</text:p>
          </table:table-cell>
          <table:table-cell office:value-type="float" office:value="463" calcext:value-type="float">
            <text:p>463</text:p>
          </table:table-cell>
          <table:table-cell table:formula="of:=([.D38]/1000)*[.U$2]" office:value-type="float" office:value="0.463" calcext:value-type="float">
            <text:p>0.463</text:p>
          </table:table-cell>
          <table:table-cell office:value-type="float" office:value="1022918656" calcext:value-type="float">
            <text:p>1022918656</text:p>
          </table:table-cell>
          <table:table-cell office:value-type="float" office:value="0.0754999965429306" calcext:value-type="float">
            <text:p>0.075499996542931</text:p>
          </table:table-cell>
          <table:table-cell office:value-type="float" office:value="200" calcext:value-type="float">
            <text:p>200</text:p>
          </table:table-cell>
          <table:table-cell table:formula="of:=[.H38]/600" office:value-type="float" office:value="0.333333333333333" calcext:value-type="float">
            <text:p>0.3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5239" calcext:value-type="float">
            <text:p>5239</text:p>
          </table:table-cell>
          <table:table-cell office:value-type="float" office:value="0" calcext:value-type="float">
            <text:p>0</text:p>
          </table:table-cell>
          <table:table-cell office:value-type="float" office:value="5168" calcext:value-type="float">
            <text:p>5168</text:p>
          </table:table-cell>
          <table:table-cell table:formula="of:=([.J38]+[.L38])" office:value-type="float" office:value="0" calcext:value-type="float">
            <text:p>0</text:p>
          </table:table-cell>
          <table:table-cell table:formula="of:=([.K38]+[.M38])" office:value-type="float" office:value="10407" calcext:value-type="float">
            <text:p>10407</text:p>
          </table:table-cell>
          <table:table-cell table:formula="of:=([.N38]/[.O38])*[.U$2]" office:value-type="float" office:value="0" calcext:value-type="float">
            <text:p>0</text:p>
          </table:table-cell>
          <table:table-cell table:formula="of:=[.N38]/[.O38]" office:value-type="float" office:value="0" calcext:value-type="float">
            <text:p>0</text:p>
          </table:table-cell>
          <table:table-cell table:formula="of:=[.O38]/[.O$2]" office:value-type="float" office:value="0.170090708506987" calcext:value-type="float">
            <text:p>0.170090708506987</text:p>
          </table:table-cell>
          <table:table-cell table:formula="of:=[.N38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8: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iddletier-2vpks</text:p>
          </table:table-cell>
          <table:table-cell office:value-type="float" office:value="463" calcext:value-type="float">
            <text:p>463</text:p>
          </table:table-cell>
          <table:table-cell table:formula="of:=([.D39]/1000)*[.U$2]" office:value-type="float" office:value="0.463" calcext:value-type="float">
            <text:p>0.463</text:p>
          </table:table-cell>
          <table:table-cell office:value-type="float" office:value="1022918656" calcext:value-type="float">
            <text:p>1022918656</text:p>
          </table:table-cell>
          <table:table-cell office:value-type="float" office:value="0.0754999965429306" calcext:value-type="float">
            <text:p>0.075499996542931</text:p>
          </table:table-cell>
          <table:table-cell office:value-type="float" office:value="200" calcext:value-type="float">
            <text:p>200</text:p>
          </table:table-cell>
          <table:table-cell table:formula="of:=[.H39]/600" office:value-type="float" office:value="0.333333333333333" calcext:value-type="float">
            <text:p>0.3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5239" calcext:value-type="float">
            <text:p>5239</text:p>
          </table:table-cell>
          <table:table-cell office:value-type="float" office:value="0" calcext:value-type="float">
            <text:p>0</text:p>
          </table:table-cell>
          <table:table-cell office:value-type="float" office:value="5168" calcext:value-type="float">
            <text:p>5168</text:p>
          </table:table-cell>
          <table:table-cell table:formula="of:=([.J39]+[.L39])" office:value-type="float" office:value="0" calcext:value-type="float">
            <text:p>0</text:p>
          </table:table-cell>
          <table:table-cell table:formula="of:=([.K39]+[.M39])" office:value-type="float" office:value="10407" calcext:value-type="float">
            <text:p>10407</text:p>
          </table:table-cell>
          <table:table-cell table:formula="of:=([.N39]/[.O39])*[.U$2]" office:value-type="float" office:value="0" calcext:value-type="float">
            <text:p>0</text:p>
          </table:table-cell>
          <table:table-cell table:formula="of:=[.N39]/[.O39]" office:value-type="float" office:value="0" calcext:value-type="float">
            <text:p>0</text:p>
          </table:table-cell>
          <table:table-cell table:formula="of:=[.O39]/[.O$2]" office:value-type="float" office:value="0.170090708506987" calcext:value-type="float">
            <text:p>0.170090708506987</text:p>
          </table:table-cell>
          <table:table-cell table:formula="of:=[.N39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7: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iddletier-2vpks</text:p>
          </table:table-cell>
          <table:table-cell office:value-type="float" office:value="451" calcext:value-type="float">
            <text:p>451</text:p>
          </table:table-cell>
          <table:table-cell table:formula="of:=([.D40]/1000)*[.U$2]" office:value-type="float" office:value="0.451" calcext:value-type="float">
            <text:p>0.451</text:p>
          </table:table-cell>
          <table:table-cell office:value-type="float" office:value="1023057920" calcext:value-type="float">
            <text:p>1023057920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200" calcext:value-type="float">
            <text:p>200</text:p>
          </table:table-cell>
          <table:table-cell table:formula="of:=[.H40]/600" office:value-type="float" office:value="0.333333333333333" calcext:value-type="float">
            <text:p>0.3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4442" calcext:value-type="float">
            <text:p>4442</text:p>
          </table:table-cell>
          <table:table-cell office:value-type="float" office:value="0" calcext:value-type="float">
            <text:p>0</text:p>
          </table:table-cell>
          <table:table-cell office:value-type="float" office:value="4369" calcext:value-type="float">
            <text:p>4369</text:p>
          </table:table-cell>
          <table:table-cell table:formula="of:=([.J40]+[.L40])" office:value-type="float" office:value="0" calcext:value-type="float">
            <text:p>0</text:p>
          </table:table-cell>
          <table:table-cell table:formula="of:=([.K40]+[.M40])" office:value-type="float" office:value="8811" calcext:value-type="float">
            <text:p>8811</text:p>
          </table:table-cell>
          <table:table-cell table:formula="of:=([.N40]/[.O40])*[.U$2]" office:value-type="float" office:value="0" calcext:value-type="float">
            <text:p>0</text:p>
          </table:table-cell>
          <table:table-cell table:formula="of:=[.N40]/[.O40]" office:value-type="float" office:value="0" calcext:value-type="float">
            <text:p>0</text:p>
          </table:table-cell>
          <table:table-cell table:formula="of:=[.O40]/[.O$2]" office:value-type="float" office:value="0.144005883795048" calcext:value-type="float">
            <text:p>0.144005883795048</text:p>
          </table:table-cell>
          <table:table-cell table:formula="of:=[.N40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7: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iddletier-2vpks</text:p>
          </table:table-cell>
          <table:table-cell office:value-type="float" office:value="451" calcext:value-type="float">
            <text:p>451</text:p>
          </table:table-cell>
          <table:table-cell table:formula="of:=([.D41]/1000)*[.U$2]" office:value-type="float" office:value="0.451" calcext:value-type="float">
            <text:p>0.451</text:p>
          </table:table-cell>
          <table:table-cell office:value-type="float" office:value="1023057920" calcext:value-type="float">
            <text:p>1023057920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200" calcext:value-type="float">
            <text:p>200</text:p>
          </table:table-cell>
          <table:table-cell table:formula="of:=[.H41]/600" office:value-type="float" office:value="0.333333333333333" calcext:value-type="float">
            <text:p>0.3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4442" calcext:value-type="float">
            <text:p>4442</text:p>
          </table:table-cell>
          <table:table-cell office:value-type="float" office:value="0" calcext:value-type="float">
            <text:p>0</text:p>
          </table:table-cell>
          <table:table-cell office:value-type="float" office:value="4369" calcext:value-type="float">
            <text:p>4369</text:p>
          </table:table-cell>
          <table:table-cell table:formula="of:=([.J41]+[.L41])" office:value-type="float" office:value="0" calcext:value-type="float">
            <text:p>0</text:p>
          </table:table-cell>
          <table:table-cell table:formula="of:=([.K41]+[.M41])" office:value-type="float" office:value="8811" calcext:value-type="float">
            <text:p>8811</text:p>
          </table:table-cell>
          <table:table-cell table:formula="of:=([.N41]/[.O41])*[.U$2]" office:value-type="float" office:value="0" calcext:value-type="float">
            <text:p>0</text:p>
          </table:table-cell>
          <table:table-cell table:formula="of:=[.N41]/[.O41]" office:value-type="float" office:value="0" calcext:value-type="float">
            <text:p>0</text:p>
          </table:table-cell>
          <table:table-cell table:formula="of:=[.O41]/[.O$2]" office:value-type="float" office:value="0.144005883795048" calcext:value-type="float">
            <text:p>0.144005883795048</text:p>
          </table:table-cell>
          <table:table-cell table:formula="of:=[.N41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6: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iddletier-2vpks</text:p>
          </table:table-cell>
          <table:table-cell office:value-type="float" office:value="381" calcext:value-type="float">
            <text:p>381</text:p>
          </table:table-cell>
          <table:table-cell table:formula="of:=([.D42]/1000)*[.U$2]" office:value-type="float" office:value="0.381" calcext:value-type="float">
            <text:p>0.381</text:p>
          </table:table-cell>
          <table:table-cell office:value-type="float" office:value="1022558208" calcext:value-type="float">
            <text:p>1022558208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200" calcext:value-type="float">
            <text:p>200</text:p>
          </table:table-cell>
          <table:table-cell table:formula="of:=[.H42]/600" office:value-type="float" office:value="0.333333333333333" calcext:value-type="float">
            <text:p>0.3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713" calcext:value-type="float">
            <text:p>3713</text:p>
          </table:table-cell>
          <table:table-cell office:value-type="float" office:value="0" calcext:value-type="float">
            <text:p>0</text:p>
          </table:table-cell>
          <table:table-cell office:value-type="float" office:value="3693" calcext:value-type="float">
            <text:p>3693</text:p>
          </table:table-cell>
          <table:table-cell table:formula="of:=([.J42]+[.L42])" office:value-type="float" office:value="0" calcext:value-type="float">
            <text:p>0</text:p>
          </table:table-cell>
          <table:table-cell table:formula="of:=([.K42]+[.M42])" office:value-type="float" office:value="7406" calcext:value-type="float">
            <text:p>7406</text:p>
          </table:table-cell>
          <table:table-cell table:formula="of:=([.N42]/[.O42])*[.U$2]" office:value-type="float" office:value="0" calcext:value-type="float">
            <text:p>0</text:p>
          </table:table-cell>
          <table:table-cell table:formula="of:=[.N42]/[.O42]" office:value-type="float" office:value="0" calcext:value-type="float">
            <text:p>0</text:p>
          </table:table-cell>
          <table:table-cell table:formula="of:=[.O42]/[.O$2]" office:value-type="float" office:value="0.121042739233472" calcext:value-type="float">
            <text:p>0.121042739233472</text:p>
          </table:table-cell>
          <table:table-cell table:formula="of:=[.N42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6: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ddletier-2vpks</text:p>
          </table:table-cell>
          <table:table-cell office:value-type="float" office:value="381" calcext:value-type="float">
            <text:p>381</text:p>
          </table:table-cell>
          <table:table-cell table:formula="of:=([.D43]/1000)*[.U$2]" office:value-type="float" office:value="0.381" calcext:value-type="float">
            <text:p>0.381</text:p>
          </table:table-cell>
          <table:table-cell office:value-type="float" office:value="1022558208" calcext:value-type="float">
            <text:p>1022558208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200" calcext:value-type="float">
            <text:p>200</text:p>
          </table:table-cell>
          <table:table-cell table:formula="of:=[.H43]/600" office:value-type="float" office:value="0.333333333333333" calcext:value-type="float">
            <text:p>0.3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713" calcext:value-type="float">
            <text:p>3713</text:p>
          </table:table-cell>
          <table:table-cell office:value-type="float" office:value="0" calcext:value-type="float">
            <text:p>0</text:p>
          </table:table-cell>
          <table:table-cell office:value-type="float" office:value="3693" calcext:value-type="float">
            <text:p>3693</text:p>
          </table:table-cell>
          <table:table-cell table:formula="of:=([.J43]+[.L43])" office:value-type="float" office:value="0" calcext:value-type="float">
            <text:p>0</text:p>
          </table:table-cell>
          <table:table-cell table:formula="of:=([.K43]+[.M43])" office:value-type="float" office:value="7406" calcext:value-type="float">
            <text:p>7406</text:p>
          </table:table-cell>
          <table:table-cell table:formula="of:=([.N43]/[.O43])*[.U$2]" office:value-type="float" office:value="0" calcext:value-type="float">
            <text:p>0</text:p>
          </table:table-cell>
          <table:table-cell table:formula="of:=[.N43]/[.O43]" office:value-type="float" office:value="0" calcext:value-type="float">
            <text:p>0</text:p>
          </table:table-cell>
          <table:table-cell table:formula="of:=[.O43]/[.O$2]" office:value-type="float" office:value="0.121042739233472" calcext:value-type="float">
            <text:p>0.121042739233472</text:p>
          </table:table-cell>
          <table:table-cell table:formula="of:=[.N43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5: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ddletier-2vpks</text:p>
          </table:table-cell>
          <table:table-cell office:value-type="float" office:value="323" calcext:value-type="float">
            <text:p>323</text:p>
          </table:table-cell>
          <table:table-cell table:formula="of:=([.D44]/1000)*[.U$2]" office:value-type="float" office:value="0.323" calcext:value-type="float">
            <text:p>0.323</text:p>
          </table:table-cell>
          <table:table-cell office:value-type="float" office:value="1022078976" calcext:value-type="float">
            <text:p>1022078976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150" calcext:value-type="float">
            <text:p>150</text:p>
          </table:table-cell>
          <table:table-cell table:formula="of:=[.H44]/600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148" calcext:value-type="float">
            <text:p>3148</text:p>
          </table:table-cell>
          <table:table-cell office:value-type="float" office:value="0" calcext:value-type="float">
            <text:p>0</text:p>
          </table:table-cell>
          <table:table-cell office:value-type="float" office:value="3092" calcext:value-type="float">
            <text:p>3092</text:p>
          </table:table-cell>
          <table:table-cell table:formula="of:=([.J44]+[.L44])" office:value-type="float" office:value="0" calcext:value-type="float">
            <text:p>0</text:p>
          </table:table-cell>
          <table:table-cell table:formula="of:=([.K44]+[.M44])" office:value-type="float" office:value="6240" calcext:value-type="float">
            <text:p>6240</text:p>
          </table:table-cell>
          <table:table-cell table:formula="of:=([.N44]/[.O44])*[.U$2]" office:value-type="float" office:value="0" calcext:value-type="float">
            <text:p>0</text:p>
          </table:table-cell>
          <table:table-cell table:formula="of:=[.N44]/[.O44]" office:value-type="float" office:value="0" calcext:value-type="float">
            <text:p>0</text:p>
          </table:table-cell>
          <table:table-cell table:formula="of:=[.O44]/[.O$2]" office:value-type="float" office:value="0.101985780828634" calcext:value-type="float">
            <text:p>0.101985780828634</text:p>
          </table:table-cell>
          <table:table-cell table:formula="of:=[.N44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5: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ddletier-2vpks</text:p>
          </table:table-cell>
          <table:table-cell office:value-type="float" office:value="323" calcext:value-type="float">
            <text:p>323</text:p>
          </table:table-cell>
          <table:table-cell table:formula="of:=([.D45]/1000)*[.U$2]" office:value-type="float" office:value="0.323" calcext:value-type="float">
            <text:p>0.323</text:p>
          </table:table-cell>
          <table:table-cell office:value-type="float" office:value="1022078976" calcext:value-type="float">
            <text:p>1022078976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150" calcext:value-type="float">
            <text:p>150</text:p>
          </table:table-cell>
          <table:table-cell table:formula="of:=[.H45]/600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148" calcext:value-type="float">
            <text:p>3148</text:p>
          </table:table-cell>
          <table:table-cell office:value-type="float" office:value="0" calcext:value-type="float">
            <text:p>0</text:p>
          </table:table-cell>
          <table:table-cell office:value-type="float" office:value="3092" calcext:value-type="float">
            <text:p>3092</text:p>
          </table:table-cell>
          <table:table-cell table:formula="of:=([.J45]+[.L45])" office:value-type="float" office:value="0" calcext:value-type="float">
            <text:p>0</text:p>
          </table:table-cell>
          <table:table-cell table:formula="of:=([.K45]+[.M45])" office:value-type="float" office:value="6240" calcext:value-type="float">
            <text:p>6240</text:p>
          </table:table-cell>
          <table:table-cell table:formula="of:=([.N45]/[.O45])*[.U$2]" office:value-type="float" office:value="0" calcext:value-type="float">
            <text:p>0</text:p>
          </table:table-cell>
          <table:table-cell table:formula="of:=[.N45]/[.O45]" office:value-type="float" office:value="0" calcext:value-type="float">
            <text:p>0</text:p>
          </table:table-cell>
          <table:table-cell table:formula="of:=[.O45]/[.O$2]" office:value-type="float" office:value="0.101985780828634" calcext:value-type="float">
            <text:p>0.101985780828634</text:p>
          </table:table-cell>
          <table:table-cell table:formula="of:=[.N45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4: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ddletier-2vpks</text:p>
          </table:table-cell>
          <table:table-cell office:value-type="float" office:value="320" calcext:value-type="float">
            <text:p>320</text:p>
          </table:table-cell>
          <table:table-cell table:formula="of:=([.D46]/1000)*[.U$2]" office:value-type="float" office:value="0.32" calcext:value-type="float">
            <text:p>0.32</text:p>
          </table:table-cell>
          <table:table-cell office:value-type="float" office:value="1021337600" calcext:value-type="float">
            <text:p>1021337600</text:p>
          </table:table-cell>
          <table:table-cell office:value-type="float" office:value="0.0825000032782555" calcext:value-type="float">
            <text:p>0.082500003278256</text:p>
          </table:table-cell>
          <table:table-cell office:value-type="float" office:value="150" calcext:value-type="float">
            <text:p>150</text:p>
          </table:table-cell>
          <table:table-cell table:formula="of:=[.H46]/600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485" calcext:value-type="float">
            <text:p>2485</text:p>
          </table:table-cell>
          <table:table-cell office:value-type="float" office:value="0" calcext:value-type="float">
            <text:p>0</text:p>
          </table:table-cell>
          <table:table-cell office:value-type="float" office:value="2501" calcext:value-type="float">
            <text:p>2501</text:p>
          </table:table-cell>
          <table:table-cell table:formula="of:=([.J46]+[.L46])" office:value-type="float" office:value="0" calcext:value-type="float">
            <text:p>0</text:p>
          </table:table-cell>
          <table:table-cell table:formula="of:=([.K46]+[.M46])" office:value-type="float" office:value="4986" calcext:value-type="float">
            <text:p>4986</text:p>
          </table:table-cell>
          <table:table-cell table:formula="of:=([.N46]/[.O46])*[.U$2]" office:value-type="float" office:value="0" calcext:value-type="float">
            <text:p>0</text:p>
          </table:table-cell>
          <table:table-cell table:formula="of:=[.N46]/[.O46]" office:value-type="float" office:value="0" calcext:value-type="float">
            <text:p>0</text:p>
          </table:table-cell>
          <table:table-cell table:formula="of:=[.O46]/[.O$2]" office:value-type="float" office:value="0.0814905614121108" calcext:value-type="float">
            <text:p>0.081490561412111</text:p>
          </table:table-cell>
          <table:table-cell table:formula="of:=[.N46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4: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ddletier-2vpks</text:p>
          </table:table-cell>
          <table:table-cell office:value-type="float" office:value="320" calcext:value-type="float">
            <text:p>320</text:p>
          </table:table-cell>
          <table:table-cell table:formula="of:=([.D47]/1000)*[.U$2]" office:value-type="float" office:value="0.32" calcext:value-type="float">
            <text:p>0.32</text:p>
          </table:table-cell>
          <table:table-cell office:value-type="float" office:value="1021337600" calcext:value-type="float">
            <text:p>1021337600</text:p>
          </table:table-cell>
          <table:table-cell office:value-type="float" office:value="0.0825000032782555" calcext:value-type="float">
            <text:p>0.082500003278256</text:p>
          </table:table-cell>
          <table:table-cell office:value-type="float" office:value="150" calcext:value-type="float">
            <text:p>150</text:p>
          </table:table-cell>
          <table:table-cell table:formula="of:=[.H47]/600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485" calcext:value-type="float">
            <text:p>2485</text:p>
          </table:table-cell>
          <table:table-cell office:value-type="float" office:value="0" calcext:value-type="float">
            <text:p>0</text:p>
          </table:table-cell>
          <table:table-cell office:value-type="float" office:value="2501" calcext:value-type="float">
            <text:p>2501</text:p>
          </table:table-cell>
          <table:table-cell table:formula="of:=([.J47]+[.L47])" office:value-type="float" office:value="0" calcext:value-type="float">
            <text:p>0</text:p>
          </table:table-cell>
          <table:table-cell table:formula="of:=([.K47]+[.M47])" office:value-type="float" office:value="4986" calcext:value-type="float">
            <text:p>4986</text:p>
          </table:table-cell>
          <table:table-cell table:formula="of:=([.N47]/[.O47])*[.U$2]" office:value-type="float" office:value="0" calcext:value-type="float">
            <text:p>0</text:p>
          </table:table-cell>
          <table:table-cell table:formula="of:=[.N47]/[.O47]" office:value-type="float" office:value="0" calcext:value-type="float">
            <text:p>0</text:p>
          </table:table-cell>
          <table:table-cell table:formula="of:=[.O47]/[.O$2]" office:value-type="float" office:value="0.0814905614121108" calcext:value-type="float">
            <text:p>0.081490561412111</text:p>
          </table:table-cell>
          <table:table-cell table:formula="of:=[.N47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3: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tier-2vpks</text:p>
          </table:table-cell>
          <table:table-cell office:value-type="float" office:value="253" calcext:value-type="float">
            <text:p>253</text:p>
          </table:table-cell>
          <table:table-cell table:formula="of:=([.D48]/1000)*[.U$2]" office:value-type="float" office:value="0.253" calcext:value-type="float">
            <text:p>0.253</text:p>
          </table:table-cell>
          <table:table-cell office:value-type="float" office:value="1021239296" calcext:value-type="float">
            <text:p>1021239296</text:p>
          </table:table-cell>
          <table:table-cell office:value-type="float" office:value="0.0635000020265579" calcext:value-type="float">
            <text:p>0.063500002026558</text:p>
          </table:table-cell>
          <table:table-cell office:value-type="float" office:value="150" calcext:value-type="float">
            <text:p>150</text:p>
          </table:table-cell>
          <table:table-cell table:formula="of:=[.H48]/600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2033" calcext:value-type="float">
            <text:p>2033</text:p>
          </table:table-cell>
          <table:table-cell table:formula="of:=([.J48]+[.L48])" office:value-type="float" office:value="0" calcext:value-type="float">
            <text:p>0</text:p>
          </table:table-cell>
          <table:table-cell table:formula="of:=([.K48]+[.M48])" office:value-type="float" office:value="4029" calcext:value-type="float">
            <text:p>4029</text:p>
          </table:table-cell>
          <table:table-cell table:formula="of:=([.N48]/[.O48])*[.U$2]" office:value-type="float" office:value="0" calcext:value-type="float">
            <text:p>0</text:p>
          </table:table-cell>
          <table:table-cell table:formula="of:=[.N48]/[.O48]" office:value-type="float" office:value="0" calcext:value-type="float">
            <text:p>0</text:p>
          </table:table-cell>
          <table:table-cell table:formula="of:=[.O48]/[.O$2]" office:value-type="float" office:value="0.065849472910027" calcext:value-type="float">
            <text:p>0.065849472910027</text:p>
          </table:table-cell>
          <table:table-cell table:formula="of:=[.N48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3: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ddletier-2vpks</text:p>
          </table:table-cell>
          <table:table-cell office:value-type="float" office:value="253" calcext:value-type="float">
            <text:p>253</text:p>
          </table:table-cell>
          <table:table-cell table:formula="of:=([.D49]/1000)*[.U$2]" office:value-type="float" office:value="0.253" calcext:value-type="float">
            <text:p>0.253</text:p>
          </table:table-cell>
          <table:table-cell office:value-type="float" office:value="1021239296" calcext:value-type="float">
            <text:p>1021239296</text:p>
          </table:table-cell>
          <table:table-cell office:value-type="float" office:value="0.0635000020265579" calcext:value-type="float">
            <text:p>0.063500002026558</text:p>
          </table:table-cell>
          <table:table-cell office:value-type="float" office:value="150" calcext:value-type="float">
            <text:p>150</text:p>
          </table:table-cell>
          <table:table-cell table:formula="of:=[.H49]/600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2033" calcext:value-type="float">
            <text:p>2033</text:p>
          </table:table-cell>
          <table:table-cell table:formula="of:=([.J49]+[.L49])" office:value-type="float" office:value="0" calcext:value-type="float">
            <text:p>0</text:p>
          </table:table-cell>
          <table:table-cell table:formula="of:=([.K49]+[.M49])" office:value-type="float" office:value="4029" calcext:value-type="float">
            <text:p>4029</text:p>
          </table:table-cell>
          <table:table-cell table:formula="of:=([.N49]/[.O49])*[.U$2]" office:value-type="float" office:value="0" calcext:value-type="float">
            <text:p>0</text:p>
          </table:table-cell>
          <table:table-cell table:formula="of:=[.N49]/[.O49]" office:value-type="float" office:value="0" calcext:value-type="float">
            <text:p>0</text:p>
          </table:table-cell>
          <table:table-cell table:formula="of:=[.O49]/[.O$2]" office:value-type="float" office:value="0.065849472910027" calcext:value-type="float">
            <text:p>0.065849472910027</text:p>
          </table:table-cell>
          <table:table-cell table:formula="of:=[.N49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2: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ddletier-2vpks</text:p>
          </table:table-cell>
          <table:table-cell office:value-type="float" office:value="228" calcext:value-type="float">
            <text:p>228</text:p>
          </table:table-cell>
          <table:table-cell table:formula="of:=([.D50]/1000)*[.U$2]" office:value-type="float" office:value="0.228" calcext:value-type="float">
            <text:p>0.228</text:p>
          </table:table-cell>
          <table:table-cell office:value-type="float" office:value="1021501440" calcext:value-type="float">
            <text:p>1021501440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100" calcext:value-type="float">
            <text:p>100</text:p>
          </table:table-cell>
          <table:table-cell table:formula="of:=[.H50]/600" office:value-type="float" office:value="0.166666666666667" calcext:value-type="float">
            <text:p>0.1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 table:formula="of:=([.J50]+[.L50])" office:value-type="float" office:value="0" calcext:value-type="float">
            <text:p>0</text:p>
          </table:table-cell>
          <table:table-cell table:formula="of:=([.K50]+[.M50])" office:value-type="float" office:value="3226" calcext:value-type="float">
            <text:p>3226</text:p>
          </table:table-cell>
          <table:table-cell table:formula="of:=([.N50]/[.O50])*[.U$2]" office:value-type="float" office:value="0" calcext:value-type="float">
            <text:p>0</text:p>
          </table:table-cell>
          <table:table-cell table:formula="of:=[.N50]/[.O50]" office:value-type="float" office:value="0" calcext:value-type="float">
            <text:p>0</text:p>
          </table:table-cell>
          <table:table-cell table:formula="of:=[.O50]/[.O$2]" office:value-type="float" office:value="0.0527253411783934" calcext:value-type="float">
            <text:p>0.052725341178393</text:p>
          </table:table-cell>
          <table:table-cell table:formula="of:=[.N50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2: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ddletier-2vpks</text:p>
          </table:table-cell>
          <table:table-cell office:value-type="float" office:value="228" calcext:value-type="float">
            <text:p>228</text:p>
          </table:table-cell>
          <table:table-cell table:formula="of:=([.D51]/1000)*[.U$2]" office:value-type="float" office:value="0.228" calcext:value-type="float">
            <text:p>0.228</text:p>
          </table:table-cell>
          <table:table-cell office:value-type="float" office:value="1021501440" calcext:value-type="float">
            <text:p>1021501440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100" calcext:value-type="float">
            <text:p>100</text:p>
          </table:table-cell>
          <table:table-cell table:formula="of:=[.H51]/600" office:value-type="float" office:value="0.166666666666667" calcext:value-type="float">
            <text:p>0.1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 table:formula="of:=([.J51]+[.L51])" office:value-type="float" office:value="0" calcext:value-type="float">
            <text:p>0</text:p>
          </table:table-cell>
          <table:table-cell table:formula="of:=([.K51]+[.M51])" office:value-type="float" office:value="3226" calcext:value-type="float">
            <text:p>3226</text:p>
          </table:table-cell>
          <table:table-cell table:formula="of:=([.N51]/[.O51])*[.U$2]" office:value-type="float" office:value="0" calcext:value-type="float">
            <text:p>0</text:p>
          </table:table-cell>
          <table:table-cell table:formula="of:=[.N51]/[.O51]" office:value-type="float" office:value="0" calcext:value-type="float">
            <text:p>0</text:p>
          </table:table-cell>
          <table:table-cell table:formula="of:=[.O51]/[.O$2]" office:value-type="float" office:value="0.0527253411783934" calcext:value-type="float">
            <text:p>0.052725341178393</text:p>
          </table:table-cell>
          <table:table-cell table:formula="of:=[.N51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1: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ddletier-2vpks</text:p>
          </table:table-cell>
          <table:table-cell office:value-type="float" office:value="182" calcext:value-type="float">
            <text:p>182</text:p>
          </table:table-cell>
          <table:table-cell table:formula="of:=([.D52]/1000)*[.U$2]" office:value-type="float" office:value="0.182" calcext:value-type="float">
            <text:p>0.182</text:p>
          </table:table-cell>
          <table:table-cell office:value-type="float" office:value="1021558784" calcext:value-type="float">
            <text:p>1021558784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100" calcext:value-type="float">
            <text:p>100</text:p>
          </table:table-cell>
          <table:table-cell table:formula="of:=[.H52]/600" office:value-type="float" office:value="0.166666666666667" calcext:value-type="float">
            <text:p>0.1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table:formula="of:=([.J52]+[.L52])" office:value-type="float" office:value="0" calcext:value-type="float">
            <text:p>0</text:p>
          </table:table-cell>
          <table:table-cell table:formula="of:=([.K52]+[.M52])" office:value-type="float" office:value="2431" calcext:value-type="float">
            <text:p>2431</text:p>
          </table:table-cell>
          <table:table-cell table:formula="of:=([.N52]/[.O52])*[.U$2]" office:value-type="float" office:value="0" calcext:value-type="float">
            <text:p>0</text:p>
          </table:table-cell>
          <table:table-cell table:formula="of:=[.N52]/[.O52]" office:value-type="float" office:value="0" calcext:value-type="float">
            <text:p>0</text:p>
          </table:table-cell>
          <table:table-cell table:formula="of:=[.O52]/[.O$2]" office:value-type="float" office:value="0.0397319604478222" calcext:value-type="float">
            <text:p>0.039731960447822</text:p>
          </table:table-cell>
          <table:table-cell table:formula="of:=[.N52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1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ddletier-2vpks</text:p>
          </table:table-cell>
          <table:table-cell office:value-type="float" office:value="182" calcext:value-type="float">
            <text:p>182</text:p>
          </table:table-cell>
          <table:table-cell table:formula="of:=([.D53]/1000)*[.U$2]" office:value-type="float" office:value="0.182" calcext:value-type="float">
            <text:p>0.182</text:p>
          </table:table-cell>
          <table:table-cell office:value-type="float" office:value="1021558784" calcext:value-type="float">
            <text:p>1021558784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100" calcext:value-type="float">
            <text:p>100</text:p>
          </table:table-cell>
          <table:table-cell table:formula="of:=[.H53]/600" office:value-type="float" office:value="0.166666666666667" calcext:value-type="float">
            <text:p>0.1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table:formula="of:=([.J53]+[.L53])" office:value-type="float" office:value="0" calcext:value-type="float">
            <text:p>0</text:p>
          </table:table-cell>
          <table:table-cell table:formula="of:=([.K53]+[.M53])" office:value-type="float" office:value="2431" calcext:value-type="float">
            <text:p>2431</text:p>
          </table:table-cell>
          <table:table-cell table:formula="of:=([.N53]/[.O53])*[.U$2]" office:value-type="float" office:value="0" calcext:value-type="float">
            <text:p>0</text:p>
          </table:table-cell>
          <table:table-cell table:formula="of:=[.N53]/[.O53]" office:value-type="float" office:value="0" calcext:value-type="float">
            <text:p>0</text:p>
          </table:table-cell>
          <table:table-cell table:formula="of:=[.O53]/[.O$2]" office:value-type="float" office:value="0.0397319604478222" calcext:value-type="float">
            <text:p>0.039731960447822</text:p>
          </table:table-cell>
          <table:table-cell table:formula="of:=[.N53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0: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ddletier-2vpks</text:p>
          </table:table-cell>
          <table:table-cell office:value-type="float" office:value="121" calcext:value-type="float">
            <text:p>121</text:p>
          </table:table-cell>
          <table:table-cell table:formula="of:=([.D54]/1000)*[.U$2]" office:value-type="float" office:value="0.121" calcext:value-type="float">
            <text:p>0.121</text:p>
          </table:table-cell>
          <table:table-cell office:value-type="float" office:value="1020620800" calcext:value-type="float">
            <text:p>1020620800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100" calcext:value-type="float">
            <text:p>100</text:p>
          </table:table-cell>
          <table:table-cell table:formula="of:=[.H54]/600" office:value-type="float" office:value="0.166666666666667" calcext:value-type="float">
            <text:p>0.1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table:formula="of:=([.J54]+[.L54])" office:value-type="float" office:value="0" calcext:value-type="float">
            <text:p>0</text:p>
          </table:table-cell>
          <table:table-cell table:formula="of:=([.K54]+[.M54])" office:value-type="float" office:value="1863" calcext:value-type="float">
            <text:p>1863</text:p>
          </table:table-cell>
          <table:table-cell table:formula="of:=([.N54]/[.O54])*[.U$2]" office:value-type="float" office:value="0" calcext:value-type="float">
            <text:p>0</text:p>
          </table:table-cell>
          <table:table-cell table:formula="of:=[.N54]/[.O54]" office:value-type="float" office:value="0" calcext:value-type="float">
            <text:p>0</text:p>
          </table:table-cell>
          <table:table-cell table:formula="of:=[.O54]/[.O$2]" office:value-type="float" office:value="0.0304486393723952" calcext:value-type="float">
            <text:p>0.030448639372395</text:p>
          </table:table-cell>
          <table:table-cell table:formula="of:=[.N54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0: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ddletier-2vpks</text:p>
          </table:table-cell>
          <table:table-cell office:value-type="float" office:value="121" calcext:value-type="float">
            <text:p>121</text:p>
          </table:table-cell>
          <table:table-cell table:formula="of:=([.D55]/1000)*[.U$2]" office:value-type="float" office:value="0.121" calcext:value-type="float">
            <text:p>0.121</text:p>
          </table:table-cell>
          <table:table-cell office:value-type="float" office:value="1020620800" calcext:value-type="float">
            <text:p>1020620800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100" calcext:value-type="float">
            <text:p>100</text:p>
          </table:table-cell>
          <table:table-cell table:formula="of:=[.H55]/600" office:value-type="float" office:value="0.166666666666667" calcext:value-type="float">
            <text:p>0.1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table:formula="of:=([.J55]+[.L55])" office:value-type="float" office:value="0" calcext:value-type="float">
            <text:p>0</text:p>
          </table:table-cell>
          <table:table-cell table:formula="of:=([.K55]+[.M55])" office:value-type="float" office:value="1863" calcext:value-type="float">
            <text:p>1863</text:p>
          </table:table-cell>
          <table:table-cell table:formula="of:=([.N55]/[.O55])*[.U$2]" office:value-type="float" office:value="0" calcext:value-type="float">
            <text:p>0</text:p>
          </table:table-cell>
          <table:table-cell table:formula="of:=[.N55]/[.O55]" office:value-type="float" office:value="0" calcext:value-type="float">
            <text:p>0</text:p>
          </table:table-cell>
          <table:table-cell table:formula="of:=[.O55]/[.O$2]" office:value-type="float" office:value="0.0304486393723952" calcext:value-type="float">
            <text:p>0.030448639372395</text:p>
          </table:table-cell>
          <table:table-cell table:formula="of:=[.N55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9: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ddletier-2vpks</text:p>
          </table:table-cell>
          <table:table-cell office:value-type="float" office:value="111" calcext:value-type="float">
            <text:p>111</text:p>
          </table:table-cell>
          <table:table-cell table:formula="of:=([.D56]/1000)*[.U$2]" office:value-type="float" office:value="0.111" calcext:value-type="float">
            <text:p>0.111</text:p>
          </table:table-cell>
          <table:table-cell office:value-type="float" office:value="1020530688" calcext:value-type="float">
            <text:p>1020530688</text:p>
          </table:table-cell>
          <table:table-cell office:value-type="float" office:value="0.0560000017285347" calcext:value-type="float">
            <text:p>0.056000001728535</text:p>
          </table:table-cell>
          <table:table-cell office:value-type="float" office:value="50" calcext:value-type="float">
            <text:p>50</text:p>
          </table:table-cell>
          <table:table-cell table:formula="of:=[.H56]/600" office:value-type="float" office:value="0.0833333333333333" calcext:value-type="float">
            <text:p>0.08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table:formula="of:=([.J56]+[.L56])" office:value-type="float" office:value="0" calcext:value-type="float">
            <text:p>0</text:p>
          </table:table-cell>
          <table:table-cell table:formula="of:=([.K56]+[.M56])" office:value-type="float" office:value="1455" calcext:value-type="float">
            <text:p>1455</text:p>
          </table:table-cell>
          <table:table-cell table:formula="of:=([.N56]/[.O56])*[.U$2]" office:value-type="float" office:value="0" calcext:value-type="float">
            <text:p>0</text:p>
          </table:table-cell>
          <table:table-cell table:formula="of:=[.N56]/[.O56]" office:value-type="float" office:value="0" calcext:value-type="float">
            <text:p>0</text:p>
          </table:table-cell>
          <table:table-cell table:formula="of:=[.O56]/[.O$2]" office:value-type="float" office:value="0.0237803383182152" calcext:value-type="float">
            <text:p>0.023780338318215</text:p>
          </table:table-cell>
          <table:table-cell table:formula="of:=[.N56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9: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ddletier-2vpks</text:p>
          </table:table-cell>
          <table:table-cell office:value-type="float" office:value="111" calcext:value-type="float">
            <text:p>111</text:p>
          </table:table-cell>
          <table:table-cell table:formula="of:=([.D57]/1000)*[.U$2]" office:value-type="float" office:value="0.111" calcext:value-type="float">
            <text:p>0.111</text:p>
          </table:table-cell>
          <table:table-cell office:value-type="float" office:value="1020530688" calcext:value-type="float">
            <text:p>1020530688</text:p>
          </table:table-cell>
          <table:table-cell office:value-type="float" office:value="0.0560000017285347" calcext:value-type="float">
            <text:p>0.056000001728535</text:p>
          </table:table-cell>
          <table:table-cell office:value-type="float" office:value="50" calcext:value-type="float">
            <text:p>50</text:p>
          </table:table-cell>
          <table:table-cell table:formula="of:=[.H57]/600" office:value-type="float" office:value="0.0833333333333333" calcext:value-type="float">
            <text:p>0.08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table:formula="of:=([.J57]+[.L57])" office:value-type="float" office:value="0" calcext:value-type="float">
            <text:p>0</text:p>
          </table:table-cell>
          <table:table-cell table:formula="of:=([.K57]+[.M57])" office:value-type="float" office:value="1455" calcext:value-type="float">
            <text:p>1455</text:p>
          </table:table-cell>
          <table:table-cell table:formula="of:=([.N57]/[.O57])*[.U$2]" office:value-type="float" office:value="0" calcext:value-type="float">
            <text:p>0</text:p>
          </table:table-cell>
          <table:table-cell table:formula="of:=[.N57]/[.O57]" office:value-type="float" office:value="0" calcext:value-type="float">
            <text:p>0</text:p>
          </table:table-cell>
          <table:table-cell table:formula="of:=[.O57]/[.O$2]" office:value-type="float" office:value="0.0237803383182152" calcext:value-type="float">
            <text:p>0.023780338318215</text:p>
          </table:table-cell>
          <table:table-cell table:formula="of:=[.N57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8: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ddletier-2vpks</text:p>
          </table:table-cell>
          <table:table-cell office:value-type="float" office:value="88" calcext:value-type="float">
            <text:p>88</text:p>
          </table:table-cell>
          <table:table-cell table:formula="of:=([.D58]/1000)*[.U$2]" office:value-type="float" office:value="0.088" calcext:value-type="float">
            <text:p>0.088</text:p>
          </table:table-cell>
          <table:table-cell office:value-type="float" office:value="1020149760" calcext:value-type="float">
            <text:p>1020149760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50" calcext:value-type="float">
            <text:p>50</text:p>
          </table:table-cell>
          <table:table-cell table:formula="of:=[.H58]/600" office:value-type="float" office:value="0.0833333333333333" calcext:value-type="float">
            <text:p>0.08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table:formula="of:=([.J58]+[.L58])" office:value-type="float" office:value="0" calcext:value-type="float">
            <text:p>0</text:p>
          </table:table-cell>
          <table:table-cell table:formula="of:=([.K58]+[.M58])" office:value-type="float" office:value="1060" calcext:value-type="float">
            <text:p>1060</text:p>
          </table:table-cell>
          <table:table-cell table:formula="of:=([.N58]/[.O58])*[.U$2]" office:value-type="float" office:value="0" calcext:value-type="float">
            <text:p>0</text:p>
          </table:table-cell>
          <table:table-cell table:formula="of:=[.N58]/[.O58]" office:value-type="float" office:value="0" calcext:value-type="float">
            <text:p>0</text:p>
          </table:table-cell>
          <table:table-cell table:formula="of:=[.O58]/[.O$2]" office:value-type="float" office:value="0.0173245076407616" calcext:value-type="float">
            <text:p>0.017324507640762</text:p>
          </table:table-cell>
          <table:table-cell table:formula="of:=[.N58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8: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ddletier-2vpks</text:p>
          </table:table-cell>
          <table:table-cell office:value-type="float" office:value="88" calcext:value-type="float">
            <text:p>88</text:p>
          </table:table-cell>
          <table:table-cell table:formula="of:=([.D59]/1000)*[.U$2]" office:value-type="float" office:value="0.088" calcext:value-type="float">
            <text:p>0.088</text:p>
          </table:table-cell>
          <table:table-cell office:value-type="float" office:value="1020149760" calcext:value-type="float">
            <text:p>1020149760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50" calcext:value-type="float">
            <text:p>50</text:p>
          </table:table-cell>
          <table:table-cell table:formula="of:=[.H59]/600" office:value-type="float" office:value="0.0833333333333333" calcext:value-type="float">
            <text:p>0.08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table:formula="of:=([.J59]+[.L59])" office:value-type="float" office:value="0" calcext:value-type="float">
            <text:p>0</text:p>
          </table:table-cell>
          <table:table-cell table:formula="of:=([.K59]+[.M59])" office:value-type="float" office:value="1060" calcext:value-type="float">
            <text:p>1060</text:p>
          </table:table-cell>
          <table:table-cell table:formula="of:=([.N59]/[.O59])*[.U$2]" office:value-type="float" office:value="0" calcext:value-type="float">
            <text:p>0</text:p>
          </table:table-cell>
          <table:table-cell table:formula="of:=[.N59]/[.O59]" office:value-type="float" office:value="0" calcext:value-type="float">
            <text:p>0</text:p>
          </table:table-cell>
          <table:table-cell table:formula="of:=[.O59]/[.O$2]" office:value-type="float" office:value="0.0173245076407616" calcext:value-type="float">
            <text:p>0.017324507640762</text:p>
          </table:table-cell>
          <table:table-cell table:formula="of:=[.N59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7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ddletier-2vpks</text:p>
          </table:table-cell>
          <table:table-cell office:value-type="float" office:value="45" calcext:value-type="float">
            <text:p>45</text:p>
          </table:table-cell>
          <table:table-cell table:formula="of:=([.D60]/1000)*[.U$2]" office:value-type="float" office:value="0.045" calcext:value-type="float">
            <text:p>0.045</text:p>
          </table:table-cell>
          <table:table-cell office:value-type="float" office:value="1021132800" calcext:value-type="float">
            <text:p>1021132800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50" calcext:value-type="float">
            <text:p>50</text:p>
          </table:table-cell>
          <table:table-cell table:formula="of:=[.H60]/600" office:value-type="float" office:value="0.0833333333333333" calcext:value-type="float">
            <text:p>0.08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table:formula="of:=([.J60]+[.L60])" office:value-type="float" office:value="0" calcext:value-type="float">
            <text:p>0</text:p>
          </table:table-cell>
          <table:table-cell table:formula="of:=([.K60]+[.M60])" office:value-type="float" office:value="805" calcext:value-type="float">
            <text:p>805</text:p>
          </table:table-cell>
          <table:table-cell table:formula="of:=([.N60]/[.O60])*[.U$2]" office:value-type="float" office:value="0" calcext:value-type="float">
            <text:p>0</text:p>
          </table:table-cell>
          <table:table-cell table:formula="of:=[.N60]/[.O60]" office:value-type="float" office:value="0" calcext:value-type="float">
            <text:p>0</text:p>
          </table:table-cell>
          <table:table-cell table:formula="of:=[.O60]/[.O$2]" office:value-type="float" office:value="0.0131568194818992" calcext:value-type="float">
            <text:p>0.013156819481899</text:p>
          </table:table-cell>
          <table:table-cell table:formula="of:=[.N60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7: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ddletier-2vpks</text:p>
          </table:table-cell>
          <table:table-cell office:value-type="float" office:value="45" calcext:value-type="float">
            <text:p>45</text:p>
          </table:table-cell>
          <table:table-cell table:formula="of:=([.D61]/1000)*[.U$2]" office:value-type="float" office:value="0.045" calcext:value-type="float">
            <text:p>0.045</text:p>
          </table:table-cell>
          <table:table-cell office:value-type="float" office:value="1021132800" calcext:value-type="float">
            <text:p>1021132800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50" calcext:value-type="float">
            <text:p>50</text:p>
          </table:table-cell>
          <table:table-cell table:formula="of:=[.H61]/600" office:value-type="float" office:value="0.0833333333333333" calcext:value-type="float">
            <text:p>0.08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table:formula="of:=([.J61]+[.L61])" office:value-type="float" office:value="0" calcext:value-type="float">
            <text:p>0</text:p>
          </table:table-cell>
          <table:table-cell table:formula="of:=([.K61]+[.M61])" office:value-type="float" office:value="805" calcext:value-type="float">
            <text:p>805</text:p>
          </table:table-cell>
          <table:table-cell table:formula="of:=([.N61]/[.O61])*[.U$2]" office:value-type="float" office:value="0" calcext:value-type="float">
            <text:p>0</text:p>
          </table:table-cell>
          <table:table-cell table:formula="of:=[.N61]/[.O61]" office:value-type="float" office:value="0" calcext:value-type="float">
            <text:p>0</text:p>
          </table:table-cell>
          <table:table-cell table:formula="of:=[.O61]/[.O$2]" office:value-type="float" office:value="0.0131568194818992" calcext:value-type="float">
            <text:p>0.013156819481899</text:p>
          </table:table-cell>
          <table:table-cell table:formula="of:=[.N61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6: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ddletier-2vpks</text:p>
          </table:table-cell>
          <table:table-cell office:value-type="float" office:value="46" calcext:value-type="float">
            <text:p>46</text:p>
          </table:table-cell>
          <table:table-cell table:formula="of:=([.D62]/1000)*[.U$2]" office:value-type="float" office:value="0.046" calcext:value-type="float">
            <text:p>0.046</text:p>
          </table:table-cell>
          <table:table-cell office:value-type="float" office:value="1020137472" calcext:value-type="float">
            <text:p>1020137472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20" calcext:value-type="float">
            <text:p>20</text:p>
          </table:table-cell>
          <table:table-cell table:formula="of:=[.H62]/600" office:value-type="float" office:value="0.0333333333333333" calcext:value-type="float">
            <text:p>0.0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table:formula="of:=([.J62]+[.L62])" office:value-type="float" office:value="0" calcext:value-type="float">
            <text:p>0</text:p>
          </table:table-cell>
          <table:table-cell table:formula="of:=([.K62]+[.M62])" office:value-type="float" office:value="646" calcext:value-type="float">
            <text:p>646</text:p>
          </table:table-cell>
          <table:table-cell table:formula="of:=([.N62]/[.O62])*[.U$2]" office:value-type="float" office:value="0" calcext:value-type="float">
            <text:p>0</text:p>
          </table:table-cell>
          <table:table-cell table:formula="of:=[.N62]/[.O62]" office:value-type="float" office:value="0" calcext:value-type="float">
            <text:p>0</text:p>
          </table:table-cell>
          <table:table-cell table:formula="of:=[.O62]/[.O$2]" office:value-type="float" office:value="0.0105581433357849" calcext:value-type="float">
            <text:p>0.010558143335785</text:p>
          </table:table-cell>
          <table:table-cell table:formula="of:=[.N62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6: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ddletier-2vpks</text:p>
          </table:table-cell>
          <table:table-cell office:value-type="float" office:value="46" calcext:value-type="float">
            <text:p>46</text:p>
          </table:table-cell>
          <table:table-cell table:formula="of:=([.D63]/1000)*[.U$2]" office:value-type="float" office:value="0.046" calcext:value-type="float">
            <text:p>0.046</text:p>
          </table:table-cell>
          <table:table-cell office:value-type="float" office:value="1020137472" calcext:value-type="float">
            <text:p>1020137472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20" calcext:value-type="float">
            <text:p>20</text:p>
          </table:table-cell>
          <table:table-cell table:formula="of:=[.H63]/600" office:value-type="float" office:value="0.0333333333333333" calcext:value-type="float">
            <text:p>0.0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table:formula="of:=([.J63]+[.L63])" office:value-type="float" office:value="0" calcext:value-type="float">
            <text:p>0</text:p>
          </table:table-cell>
          <table:table-cell table:formula="of:=([.K63]+[.M63])" office:value-type="float" office:value="646" calcext:value-type="float">
            <text:p>646</text:p>
          </table:table-cell>
          <table:table-cell table:formula="of:=([.N63]/[.O63])*[.U$2]" office:value-type="float" office:value="0" calcext:value-type="float">
            <text:p>0</text:p>
          </table:table-cell>
          <table:table-cell table:formula="of:=[.N63]/[.O63]" office:value-type="float" office:value="0" calcext:value-type="float">
            <text:p>0</text:p>
          </table:table-cell>
          <table:table-cell table:formula="of:=[.O63]/[.O$2]" office:value-type="float" office:value="0.0105581433357849" calcext:value-type="float">
            <text:p>0.010558143335785</text:p>
          </table:table-cell>
          <table:table-cell table:formula="of:=[.N63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5: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ddletier-2vpks</text:p>
          </table:table-cell>
          <table:table-cell office:value-type="float" office:value="45" calcext:value-type="float">
            <text:p>45</text:p>
          </table:table-cell>
          <table:table-cell table:formula="of:=([.D64]/1000)*[.U$2]" office:value-type="float" office:value="0.045" calcext:value-type="float">
            <text:p>0.045</text:p>
          </table:table-cell>
          <table:table-cell office:value-type="float" office:value="1021112320" calcext:value-type="float">
            <text:p>1021112320</text:p>
          </table:table-cell>
          <table:table-cell office:value-type="float" office:value="0.046000000089407" calcext:value-type="float">
            <text:p>0.046000000089407</text:p>
          </table:table-cell>
          <table:table-cell office:value-type="float" office:value="20" calcext:value-type="float">
            <text:p>20</text:p>
          </table:table-cell>
          <table:table-cell table:formula="of:=[.H64]/600" office:value-type="float" office:value="0.0333333333333333" calcext:value-type="float">
            <text:p>0.0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table:formula="of:=([.J64]+[.L64])" office:value-type="float" office:value="0" calcext:value-type="float">
            <text:p>0</text:p>
          </table:table-cell>
          <table:table-cell table:formula="of:=([.K64]+[.M64])" office:value-type="float" office:value="490" calcext:value-type="float">
            <text:p>490</text:p>
          </table:table-cell>
          <table:table-cell table:formula="of:=([.N64]/[.O64])*[.U$2]" office:value-type="float" office:value="0" calcext:value-type="float">
            <text:p>0</text:p>
          </table:table-cell>
          <table:table-cell table:formula="of:=[.N64]/[.O64]" office:value-type="float" office:value="0" calcext:value-type="float">
            <text:p>0</text:p>
          </table:table-cell>
          <table:table-cell table:formula="of:=[.O64]/[.O$2]" office:value-type="float" office:value="0.00800849881506905" calcext:value-type="float">
            <text:p>0.008008498815069</text:p>
          </table:table-cell>
          <table:table-cell table:formula="of:=[.N64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5: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ddletier-2vpks</text:p>
          </table:table-cell>
          <table:table-cell office:value-type="float" office:value="45" calcext:value-type="float">
            <text:p>45</text:p>
          </table:table-cell>
          <table:table-cell table:formula="of:=([.D65]/1000)*[.U$2]" office:value-type="float" office:value="0.045" calcext:value-type="float">
            <text:p>0.045</text:p>
          </table:table-cell>
          <table:table-cell office:value-type="float" office:value="1021112320" calcext:value-type="float">
            <text:p>1021112320</text:p>
          </table:table-cell>
          <table:table-cell office:value-type="float" office:value="0.046000000089407" calcext:value-type="float">
            <text:p>0.046000000089407</text:p>
          </table:table-cell>
          <table:table-cell office:value-type="float" office:value="20" calcext:value-type="float">
            <text:p>20</text:p>
          </table:table-cell>
          <table:table-cell table:formula="of:=[.H65]/600" office:value-type="float" office:value="0.0333333333333333" calcext:value-type="float">
            <text:p>0.0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table:formula="of:=([.J65]+[.L65])" office:value-type="float" office:value="0" calcext:value-type="float">
            <text:p>0</text:p>
          </table:table-cell>
          <table:table-cell table:formula="of:=([.K65]+[.M65])" office:value-type="float" office:value="490" calcext:value-type="float">
            <text:p>490</text:p>
          </table:table-cell>
          <table:table-cell table:formula="of:=([.N65]/[.O65])*[.U$2]" office:value-type="float" office:value="0" calcext:value-type="float">
            <text:p>0</text:p>
          </table:table-cell>
          <table:table-cell table:formula="of:=[.N65]/[.O65]" office:value-type="float" office:value="0" calcext:value-type="float">
            <text:p>0</text:p>
          </table:table-cell>
          <table:table-cell table:formula="of:=[.O65]/[.O$2]" office:value-type="float" office:value="0.00800849881506905" calcext:value-type="float">
            <text:p>0.008008498815069</text:p>
          </table:table-cell>
          <table:table-cell table:formula="of:=[.N65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4: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ddletier-2vpks</text:p>
          </table:table-cell>
          <table:table-cell office:value-type="float" office:value="31" calcext:value-type="float">
            <text:p>31</text:p>
          </table:table-cell>
          <table:table-cell table:formula="of:=([.D66]/1000)*[.U$2]" office:value-type="float" office:value="0.031" calcext:value-type="float">
            <text:p>0.031</text:p>
          </table:table-cell>
          <table:table-cell office:value-type="float" office:value="1021104128" calcext:value-type="float">
            <text:p>1021104128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20" calcext:value-type="float">
            <text:p>20</text:p>
          </table:table-cell>
          <table:table-cell table:formula="of:=[.H66]/600" office:value-type="float" office:value="0.0333333333333333" calcext:value-type="float">
            <text:p>0.0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([.J66]+[.L66])" office:value-type="float" office:value="0" calcext:value-type="float">
            <text:p>0</text:p>
          </table:table-cell>
          <table:table-cell table:formula="of:=([.K66]+[.M66])" office:value-type="float" office:value="380" calcext:value-type="float">
            <text:p>380</text:p>
          </table:table-cell>
          <table:table-cell table:formula="of:=([.N66]/[.O66])*[.U$2]" office:value-type="float" office:value="0" calcext:value-type="float">
            <text:p>0</text:p>
          </table:table-cell>
          <table:table-cell table:formula="of:=[.N66]/[.O66]" office:value-type="float" office:value="0" calcext:value-type="float">
            <text:p>0</text:p>
          </table:table-cell>
          <table:table-cell table:formula="of:=[.O66]/[.O$2]" office:value-type="float" office:value="0.00621067255046172" calcext:value-type="float">
            <text:p>0.006210672550462</text:p>
          </table:table-cell>
          <table:table-cell table:formula="of:=[.N66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4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ddletier-2vpks</text:p>
          </table:table-cell>
          <table:table-cell office:value-type="float" office:value="31" calcext:value-type="float">
            <text:p>31</text:p>
          </table:table-cell>
          <table:table-cell table:formula="of:=([.D67]/1000)*[.U$2]" office:value-type="float" office:value="0.031" calcext:value-type="float">
            <text:p>0.031</text:p>
          </table:table-cell>
          <table:table-cell office:value-type="float" office:value="1021104128" calcext:value-type="float">
            <text:p>1021104128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20" calcext:value-type="float">
            <text:p>20</text:p>
          </table:table-cell>
          <table:table-cell table:formula="of:=[.H67]/600" office:value-type="float" office:value="0.0333333333333333" calcext:value-type="float">
            <text:p>0.0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([.J67]+[.L67])" office:value-type="float" office:value="0" calcext:value-type="float">
            <text:p>0</text:p>
          </table:table-cell>
          <table:table-cell table:formula="of:=([.K67]+[.M67])" office:value-type="float" office:value="380" calcext:value-type="float">
            <text:p>380</text:p>
          </table:table-cell>
          <table:table-cell table:formula="of:=([.N67]/[.O67])*[.U$2]" office:value-type="float" office:value="0" calcext:value-type="float">
            <text:p>0</text:p>
          </table:table-cell>
          <table:table-cell table:formula="of:=[.N67]/[.O67]" office:value-type="float" office:value="0" calcext:value-type="float">
            <text:p>0</text:p>
          </table:table-cell>
          <table:table-cell table:formula="of:=[.O67]/[.O$2]" office:value-type="float" office:value="0.00621067255046172" calcext:value-type="float">
            <text:p>0.006210672550462</text:p>
          </table:table-cell>
          <table:table-cell table:formula="of:=[.N67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3: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ddletier-2vpks</text:p>
          </table:table-cell>
          <table:table-cell office:value-type="float" office:value="27" calcext:value-type="float">
            <text:p>27</text:p>
          </table:table-cell>
          <table:table-cell table:formula="of:=([.D68]/1000)*[.U$2]" office:value-type="float" office:value="0.027" calcext:value-type="float">
            <text:p>0.027</text:p>
          </table:table-cell>
          <table:table-cell office:value-type="float" office:value="1020215296" calcext:value-type="float">
            <text:p>1020215296</text:p>
          </table:table-cell>
          <table:table-cell office:value-type="float" office:value="0.0445000007748604" calcext:value-type="float">
            <text:p>0.04450000077486</text:p>
          </table:table-cell>
          <table:table-cell office:value-type="float" office:value="10" calcext:value-type="float">
            <text:p>10</text:p>
          </table:table-cell>
          <table:table-cell table:formula="of:=[.H68]/600" office:value-type="float" office:value="0.0166666666666667" calcext:value-type="float">
            <text:p>0.0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formula="of:=([.J68]+[.L68])" office:value-type="float" office:value="0" calcext:value-type="float">
            <text:p>0</text:p>
          </table:table-cell>
          <table:table-cell table:formula="of:=([.K68]+[.M68])" office:value-type="float" office:value="298" calcext:value-type="float">
            <text:p>298</text:p>
          </table:table-cell>
          <table:table-cell table:formula="of:=([.N68]/[.O68])*[.U$2]" office:value-type="float" office:value="0" calcext:value-type="float">
            <text:p>0</text:p>
          </table:table-cell>
          <table:table-cell table:formula="of:=[.N68]/[.O68]" office:value-type="float" office:value="0" calcext:value-type="float">
            <text:p>0</text:p>
          </table:table-cell>
          <table:table-cell table:formula="of:=[.O68]/[.O$2]" office:value-type="float" office:value="0.00487047478957261" calcext:value-type="float">
            <text:p>0.004870474789573</text:p>
          </table:table-cell>
          <table:table-cell table:formula="of:=[.N68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3: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ddletier-2vpks</text:p>
          </table:table-cell>
          <table:table-cell office:value-type="float" office:value="27" calcext:value-type="float">
            <text:p>27</text:p>
          </table:table-cell>
          <table:table-cell table:formula="of:=([.D69]/1000)*[.U$2]" office:value-type="float" office:value="0.027" calcext:value-type="float">
            <text:p>0.027</text:p>
          </table:table-cell>
          <table:table-cell office:value-type="float" office:value="1020215296" calcext:value-type="float">
            <text:p>1020215296</text:p>
          </table:table-cell>
          <table:table-cell office:value-type="float" office:value="0.0445000007748604" calcext:value-type="float">
            <text:p>0.04450000077486</text:p>
          </table:table-cell>
          <table:table-cell office:value-type="float" office:value="10" calcext:value-type="float">
            <text:p>10</text:p>
          </table:table-cell>
          <table:table-cell table:formula="of:=[.H69]/600" office:value-type="float" office:value="0.0166666666666667" calcext:value-type="float">
            <text:p>0.0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formula="of:=([.J69]+[.L69])" office:value-type="float" office:value="0" calcext:value-type="float">
            <text:p>0</text:p>
          </table:table-cell>
          <table:table-cell table:formula="of:=([.K69]+[.M69])" office:value-type="float" office:value="298" calcext:value-type="float">
            <text:p>298</text:p>
          </table:table-cell>
          <table:table-cell table:formula="of:=([.N69]/[.O69])*[.U$2]" office:value-type="float" office:value="0" calcext:value-type="float">
            <text:p>0</text:p>
          </table:table-cell>
          <table:table-cell table:formula="of:=[.N69]/[.O69]" office:value-type="float" office:value="0" calcext:value-type="float">
            <text:p>0</text:p>
          </table:table-cell>
          <table:table-cell table:formula="of:=[.O69]/[.O$2]" office:value-type="float" office:value="0.00487047478957261" calcext:value-type="float">
            <text:p>0.004870474789573</text:p>
          </table:table-cell>
          <table:table-cell table:formula="of:=[.N69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2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ddletier-2vpks</text:p>
          </table:table-cell>
          <table:table-cell office:value-type="float" office:value="21" calcext:value-type="float">
            <text:p>21</text:p>
          </table:table-cell>
          <table:table-cell table:formula="of:=([.D70]/1000)*[.U$2]" office:value-type="float" office:value="0.021" calcext:value-type="float">
            <text:p>0.021</text:p>
          </table:table-cell>
          <table:table-cell office:value-type="float" office:value="1021071360" calcext:value-type="float">
            <text:p>1021071360</text:p>
          </table:table-cell>
          <table:table-cell office:value-type="float" office:value="0.0472499988973141" calcext:value-type="float">
            <text:p>0.047249998897314</text:p>
          </table:table-cell>
          <table:table-cell office:value-type="float" office:value="10" calcext:value-type="float">
            <text:p>10</text:p>
          </table:table-cell>
          <table:table-cell table:formula="of:=[.H70]/600" office:value-type="float" office:value="0.0166666666666667" calcext:value-type="float">
            <text:p>0.0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formula="of:=([.J70]+[.L70])" office:value-type="float" office:value="0" calcext:value-type="float">
            <text:p>0</text:p>
          </table:table-cell>
          <table:table-cell table:formula="of:=([.K70]+[.M70])" office:value-type="float" office:value="216" calcext:value-type="float">
            <text:p>216</text:p>
          </table:table-cell>
          <table:table-cell table:formula="of:=([.N70]/[.O70])*[.U$2]" office:value-type="float" office:value="0" calcext:value-type="float">
            <text:p>0</text:p>
          </table:table-cell>
          <table:table-cell table:formula="of:=[.N70]/[.O70]" office:value-type="float" office:value="0" calcext:value-type="float">
            <text:p>0</text:p>
          </table:table-cell>
          <table:table-cell table:formula="of:=[.O70]/[.O$2]" office:value-type="float" office:value="0.0035302770286835" calcext:value-type="float">
            <text:p>0.003530277028684</text:p>
          </table:table-cell>
          <table:table-cell table:formula="of:=[.N70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2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ddletier-2vpks</text:p>
          </table:table-cell>
          <table:table-cell office:value-type="float" office:value="21" calcext:value-type="float">
            <text:p>21</text:p>
          </table:table-cell>
          <table:table-cell table:formula="of:=([.D71]/1000)*[.U$2]" office:value-type="float" office:value="0.021" calcext:value-type="float">
            <text:p>0.021</text:p>
          </table:table-cell>
          <table:table-cell office:value-type="float" office:value="1021071360" calcext:value-type="float">
            <text:p>1021071360</text:p>
          </table:table-cell>
          <table:table-cell office:value-type="float" office:value="0.0472499988973141" calcext:value-type="float">
            <text:p>0.047249998897314</text:p>
          </table:table-cell>
          <table:table-cell office:value-type="float" office:value="10" calcext:value-type="float">
            <text:p>10</text:p>
          </table:table-cell>
          <table:table-cell table:formula="of:=[.H71]/600" office:value-type="float" office:value="0.0166666666666667" calcext:value-type="float">
            <text:p>0.0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formula="of:=([.J71]+[.L71])" office:value-type="float" office:value="0" calcext:value-type="float">
            <text:p>0</text:p>
          </table:table-cell>
          <table:table-cell table:formula="of:=([.K71]+[.M71])" office:value-type="float" office:value="216" calcext:value-type="float">
            <text:p>216</text:p>
          </table:table-cell>
          <table:table-cell table:formula="of:=([.N71]/[.O71])*[.U$2]" office:value-type="float" office:value="0" calcext:value-type="float">
            <text:p>0</text:p>
          </table:table-cell>
          <table:table-cell table:formula="of:=[.N71]/[.O71]" office:value-type="float" office:value="0" calcext:value-type="float">
            <text:p>0</text:p>
          </table:table-cell>
          <table:table-cell table:formula="of:=[.O71]/[.O$2]" office:value-type="float" office:value="0.0035302770286835" calcext:value-type="float">
            <text:p>0.003530277028684</text:p>
          </table:table-cell>
          <table:table-cell table:formula="of:=[.N71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1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ddletier-2vpks</text:p>
          </table:table-cell>
          <table:table-cell office:value-type="float" office:value="14" calcext:value-type="float">
            <text:p>14</text:p>
          </table:table-cell>
          <table:table-cell table:formula="of:=([.D72]/1000)*[.U$2]" office:value-type="float" office:value="0.014" calcext:value-type="float">
            <text:p>0.014</text:p>
          </table:table-cell>
          <table:table-cell office:value-type="float" office:value="1020280832" calcext:value-type="float">
            <text:p>1020280832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10" calcext:value-type="float">
            <text:p>10</text:p>
          </table:table-cell>
          <table:table-cell table:formula="of:=[.H72]/600" office:value-type="float" office:value="0.0166666666666667" calcext:value-type="float">
            <text:p>0.0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([.J72]+[.L72])" office:value-type="float" office:value="0" calcext:value-type="float">
            <text:p>0</text:p>
          </table:table-cell>
          <table:table-cell table:formula="of:=([.K72]+[.M72])" office:value-type="float" office:value="163" calcext:value-type="float">
            <text:p>163</text:p>
          </table:table-cell>
          <table:table-cell table:formula="of:=([.N72]/[.O72])*[.U$2]" office:value-type="float" office:value="0" calcext:value-type="float">
            <text:p>0</text:p>
          </table:table-cell>
          <table:table-cell table:formula="of:=[.N72]/[.O72]" office:value-type="float" office:value="0" calcext:value-type="float">
            <text:p>0</text:p>
          </table:table-cell>
          <table:table-cell table:formula="of:=[.O72]/[.O$2]" office:value-type="float" office:value="0.00266405164664542" calcext:value-type="float">
            <text:p>0.002664051646645</text:p>
          </table:table-cell>
          <table:table-cell table:formula="of:=[.N72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1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ddletier-2vpks</text:p>
          </table:table-cell>
          <table:table-cell office:value-type="float" office:value="14" calcext:value-type="float">
            <text:p>14</text:p>
          </table:table-cell>
          <table:table-cell table:formula="of:=([.D73]/1000)*[.U$2]" office:value-type="float" office:value="0.014" calcext:value-type="float">
            <text:p>0.014</text:p>
          </table:table-cell>
          <table:table-cell office:value-type="float" office:value="1020280832" calcext:value-type="float">
            <text:p>1020280832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10" calcext:value-type="float">
            <text:p>10</text:p>
          </table:table-cell>
          <table:table-cell table:formula="of:=[.H73]/600" office:value-type="float" office:value="0.0166666666666667" calcext:value-type="float">
            <text:p>0.0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([.J73]+[.L73])" office:value-type="float" office:value="0" calcext:value-type="float">
            <text:p>0</text:p>
          </table:table-cell>
          <table:table-cell table:formula="of:=([.K73]+[.M73])" office:value-type="float" office:value="163" calcext:value-type="float">
            <text:p>163</text:p>
          </table:table-cell>
          <table:table-cell table:formula="of:=([.N73]/[.O73])*[.U$2]" office:value-type="float" office:value="0" calcext:value-type="float">
            <text:p>0</text:p>
          </table:table-cell>
          <table:table-cell table:formula="of:=[.N73]/[.O73]" office:value-type="float" office:value="0" calcext:value-type="float">
            <text:p>0</text:p>
          </table:table-cell>
          <table:table-cell table:formula="of:=[.O73]/[.O$2]" office:value-type="float" office:value="0.00266405164664542" calcext:value-type="float">
            <text:p>0.002664051646645</text:p>
          </table:table-cell>
          <table:table-cell table:formula="of:=[.N73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ddletier-2vpks</text:p>
          </table:table-cell>
          <table:table-cell office:value-type="float" office:value="12" calcext:value-type="float">
            <text:p>12</text:p>
          </table:table-cell>
          <table:table-cell table:formula="of:=([.D74]/1000)*[.U$2]" office:value-type="float" office:value="0.012" calcext:value-type="float">
            <text:p>0.012</text:p>
          </table:table-cell>
          <table:table-cell office:value-type="float" office:value="1021071360" calcext:value-type="float">
            <text:p>1021071360</text:p>
          </table:table-cell>
          <table:table-cell office:value-type="float" office:value="0.0442500002682209" calcext:value-type="float">
            <text:p>0.044250000268221</text:p>
          </table:table-cell>
          <table:table-cell office:value-type="float" office:value="5" calcext:value-type="float">
            <text:p>5</text:p>
          </table:table-cell>
          <table:table-cell table:formula="of:=[.H74]/600" office:value-type="float" office:value="0.00833333333333333" calcext:value-type="float">
            <text:p>0.00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([.J74]+[.L74])" office:value-type="float" office:value="0" calcext:value-type="float">
            <text:p>0</text:p>
          </table:table-cell>
          <table:table-cell table:formula="of:=([.K74]+[.M74])" office:value-type="float" office:value="121" calcext:value-type="float">
            <text:p>121</text:p>
          </table:table-cell>
          <table:table-cell table:formula="of:=([.N74]/[.O74])*[.U$2]" office:value-type="float" office:value="0" calcext:value-type="float">
            <text:p>0</text:p>
          </table:table-cell>
          <table:table-cell table:formula="of:=[.N74]/[.O74]" office:value-type="float" office:value="0" calcext:value-type="float">
            <text:p>0</text:p>
          </table:table-cell>
          <table:table-cell table:formula="of:=[.O74]/[.O$2]" office:value-type="float" office:value="0.00197760889106807" calcext:value-type="float">
            <text:p>0.001977608891068</text:p>
          </table:table-cell>
          <table:table-cell table:formula="of:=[.N74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ddletier-2vpks</text:p>
          </table:table-cell>
          <table:table-cell office:value-type="float" office:value="12" calcext:value-type="float">
            <text:p>12</text:p>
          </table:table-cell>
          <table:table-cell table:formula="of:=([.D75]/1000)*[.U$2]" office:value-type="float" office:value="0.012" calcext:value-type="float">
            <text:p>0.012</text:p>
          </table:table-cell>
          <table:table-cell office:value-type="float" office:value="1021071360" calcext:value-type="float">
            <text:p>1021071360</text:p>
          </table:table-cell>
          <table:table-cell office:value-type="float" office:value="0.0442500002682209" calcext:value-type="float">
            <text:p>0.044250000268221</text:p>
          </table:table-cell>
          <table:table-cell office:value-type="float" office:value="5" calcext:value-type="float">
            <text:p>5</text:p>
          </table:table-cell>
          <table:table-cell table:formula="of:=[.H75]/600" office:value-type="float" office:value="0.00833333333333333" calcext:value-type="float">
            <text:p>0.00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([.J75]+[.L75])" office:value-type="float" office:value="0" calcext:value-type="float">
            <text:p>0</text:p>
          </table:table-cell>
          <table:table-cell table:formula="of:=([.K75]+[.M75])" office:value-type="float" office:value="121" calcext:value-type="float">
            <text:p>121</text:p>
          </table:table-cell>
          <table:table-cell table:formula="of:=([.N75]/[.O75])*[.U$2]" office:value-type="float" office:value="0" calcext:value-type="float">
            <text:p>0</text:p>
          </table:table-cell>
          <table:table-cell table:formula="of:=[.N75]/[.O75]" office:value-type="float" office:value="0" calcext:value-type="float">
            <text:p>0</text:p>
          </table:table-cell>
          <table:table-cell table:formula="of:=[.O75]/[.O$2]" office:value-type="float" office:value="0.00197760889106807" calcext:value-type="float">
            <text:p>0.001977608891068</text:p>
          </table:table-cell>
          <table:table-cell table:formula="of:=[.N75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19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ddletier-2vpks</text:p>
          </table:table-cell>
          <table:table-cell office:value-type="float" office:value="11" calcext:value-type="float">
            <text:p>11</text:p>
          </table:table-cell>
          <table:table-cell table:formula="of:=([.D76]/1000)*[.U$2]" office:value-type="float" office:value="0.011" calcext:value-type="float">
            <text:p>0.011</text:p>
          </table:table-cell>
          <table:table-cell office:value-type="float" office:value="1020153856" calcext:value-type="float">
            <text:p>1020153856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5" calcext:value-type="float">
            <text:p>5</text:p>
          </table:table-cell>
          <table:table-cell table:formula="of:=[.H76]/600" office:value-type="float" office:value="0.00833333333333333" calcext:value-type="float">
            <text:p>0.00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([.J76]+[.L76])" office:value-type="float" office:value="0" calcext:value-type="float">
            <text:p>0</text:p>
          </table:table-cell>
          <table:table-cell table:formula="of:=([.K76]+[.M76])" office:value-type="float" office:value="79" calcext:value-type="float">
            <text:p>79</text:p>
          </table:table-cell>
          <table:table-cell table:formula="of:=([.N76]/[.O76])*[.U$2]" office:value-type="float" office:value="0" calcext:value-type="float">
            <text:p>0</text:p>
          </table:table-cell>
          <table:table-cell table:formula="of:=[.N76]/[.O76]" office:value-type="float" office:value="0" calcext:value-type="float">
            <text:p>0</text:p>
          </table:table-cell>
          <table:table-cell table:formula="of:=[.O76]/[.O$2]" office:value-type="float" office:value="0.00129116613549073" calcext:value-type="float">
            <text:p>0.001291166135491</text:p>
          </table:table-cell>
          <table:table-cell table:formula="of:=[.N76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19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ddletier-2vpks</text:p>
          </table:table-cell>
          <table:table-cell office:value-type="float" office:value="11" calcext:value-type="float">
            <text:p>11</text:p>
          </table:table-cell>
          <table:table-cell table:formula="of:=([.D77]/1000)*[.U$2]" office:value-type="float" office:value="0.011" calcext:value-type="float">
            <text:p>0.011</text:p>
          </table:table-cell>
          <table:table-cell office:value-type="float" office:value="1020153856" calcext:value-type="float">
            <text:p>1020153856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5" calcext:value-type="float">
            <text:p>5</text:p>
          </table:table-cell>
          <table:table-cell table:formula="of:=[.H77]/600" office:value-type="float" office:value="0.00833333333333333" calcext:value-type="float">
            <text:p>0.00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([.J77]+[.L77])" office:value-type="float" office:value="0" calcext:value-type="float">
            <text:p>0</text:p>
          </table:table-cell>
          <table:table-cell table:formula="of:=([.K77]+[.M77])" office:value-type="float" office:value="79" calcext:value-type="float">
            <text:p>79</text:p>
          </table:table-cell>
          <table:table-cell table:formula="of:=([.N77]/[.O77])*[.U$2]" office:value-type="float" office:value="0" calcext:value-type="float">
            <text:p>0</text:p>
          </table:table-cell>
          <table:table-cell table:formula="of:=[.N77]/[.O77]" office:value-type="float" office:value="0" calcext:value-type="float">
            <text:p>0</text:p>
          </table:table-cell>
          <table:table-cell table:formula="of:=[.O77]/[.O$2]" office:value-type="float" office:value="0.00129116613549073" calcext:value-type="float">
            <text:p>0.001291166135491</text:p>
          </table:table-cell>
          <table:table-cell table:formula="of:=[.N77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18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ddletier-2vpks</text:p>
          </table:table-cell>
          <table:table-cell office:value-type="float" office:value="8" calcext:value-type="float">
            <text:p>8</text:p>
          </table:table-cell>
          <table:table-cell table:formula="of:=([.D78]/1000)*[.U$2]" office:value-type="float" office:value="0.008" calcext:value-type="float">
            <text:p>0.008</text:p>
          </table:table-cell>
          <table:table-cell office:value-type="float" office:value="1021530112" calcext:value-type="float">
            <text:p>1021530112</text:p>
          </table:table-cell>
          <table:table-cell office:value-type="float" office:value="0.0465000011026859" calcext:value-type="float">
            <text:p>0.046500001102686</text:p>
          </table:table-cell>
          <table:table-cell office:value-type="float" office:value="5" calcext:value-type="float">
            <text:p>5</text:p>
          </table:table-cell>
          <table:table-cell table:formula="of:=[.H78]/600" office:value-type="float" office:value="0.00833333333333333" calcext:value-type="float">
            <text:p>0.00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[.J78]+[.L78])" office:value-type="float" office:value="0" calcext:value-type="float">
            <text:p>0</text:p>
          </table:table-cell>
          <table:table-cell table:formula="of:=([.K78]+[.M78])" office:value-type="float" office:value="51" calcext:value-type="float">
            <text:p>51</text:p>
          </table:table-cell>
          <table:table-cell table:formula="of:=([.N78]/[.O78])*[.U$2]" office:value-type="float" office:value="0" calcext:value-type="float">
            <text:p>0</text:p>
          </table:table-cell>
          <table:table-cell table:formula="of:=[.N78]/[.O78]" office:value-type="float" office:value="0" calcext:value-type="float">
            <text:p>0</text:p>
          </table:table-cell>
          <table:table-cell table:formula="of:=[.O78]/[.O$2]" office:value-type="float" office:value="0.000833537631772493" calcext:value-type="float">
            <text:p>0.000833537631772</text:p>
          </table:table-cell>
          <table:table-cell table:formula="of:=[.N78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18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ddletier-2vpks</text:p>
          </table:table-cell>
          <table:table-cell office:value-type="float" office:value="8" calcext:value-type="float">
            <text:p>8</text:p>
          </table:table-cell>
          <table:table-cell table:formula="of:=([.D79]/1000)*[.U$2]" office:value-type="float" office:value="0.008" calcext:value-type="float">
            <text:p>0.008</text:p>
          </table:table-cell>
          <table:table-cell office:value-type="float" office:value="1021530112" calcext:value-type="float">
            <text:p>1021530112</text:p>
          </table:table-cell>
          <table:table-cell office:value-type="float" office:value="0.0465000011026859" calcext:value-type="float">
            <text:p>0.046500001102686</text:p>
          </table:table-cell>
          <table:table-cell office:value-type="float" office:value="5" calcext:value-type="float">
            <text:p>5</text:p>
          </table:table-cell>
          <table:table-cell table:formula="of:=[.H79]/600" office:value-type="float" office:value="0.00833333333333333" calcext:value-type="float">
            <text:p>0.00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[.J79]+[.L79])" office:value-type="float" office:value="0" calcext:value-type="float">
            <text:p>0</text:p>
          </table:table-cell>
          <table:table-cell table:formula="of:=([.K79]+[.M79])" office:value-type="float" office:value="51" calcext:value-type="float">
            <text:p>51</text:p>
          </table:table-cell>
          <table:table-cell table:formula="of:=([.N79]/[.O79])*[.U$2]" office:value-type="float" office:value="0" calcext:value-type="float">
            <text:p>0</text:p>
          </table:table-cell>
          <table:table-cell table:formula="of:=[.N79]/[.O79]" office:value-type="float" office:value="0" calcext:value-type="float">
            <text:p>0</text:p>
          </table:table-cell>
          <table:table-cell table:formula="of:=[.O79]/[.O$2]" office:value-type="float" office:value="0.000833537631772493" calcext:value-type="float">
            <text:p>0.000833537631772</text:p>
          </table:table-cell>
          <table:table-cell table:formula="of:=[.N79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17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ddletier-2vpks</text:p>
          </table:table-cell>
          <table:table-cell office:value-type="float" office:value="6" calcext:value-type="float">
            <text:p>6</text:p>
          </table:table-cell>
          <table:table-cell table:formula="of:=([.D80]/1000)*[.U$2]" office:value-type="float" office:value="0.006" calcext:value-type="float">
            <text:p>0.006</text:p>
          </table:table-cell>
          <table:table-cell office:value-type="float" office:value="1020420096" calcext:value-type="float">
            <text:p>1020420096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3" calcext:value-type="float">
            <text:p>3</text:p>
          </table:table-cell>
          <table:table-cell table:formula="of:=[.H80]/600"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[.J80]+[.L80])" office:value-type="float" office:value="0" calcext:value-type="float">
            <text:p>0</text:p>
          </table:table-cell>
          <table:table-cell table:formula="of:=([.K80]+[.M80])" office:value-type="float" office:value="43" calcext:value-type="float">
            <text:p>43</text:p>
          </table:table-cell>
          <table:table-cell table:formula="of:=([.N80]/[.O80])*[.U$2]" office:value-type="float" office:value="0" calcext:value-type="float">
            <text:p>0</text:p>
          </table:table-cell>
          <table:table-cell table:formula="of:=[.N80]/[.O80]" office:value-type="float" office:value="0" calcext:value-type="float">
            <text:p>0</text:p>
          </table:table-cell>
          <table:table-cell table:formula="of:=[.O80]/[.O$2]" office:value-type="float" office:value="0.000702786630710141" calcext:value-type="float">
            <text:p>0.00070278663071</text:p>
          </table:table-cell>
          <table:table-cell table:formula="of:=[.N80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17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ddletier-2vpks</text:p>
          </table:table-cell>
          <table:table-cell office:value-type="float" office:value="6" calcext:value-type="float">
            <text:p>6</text:p>
          </table:table-cell>
          <table:table-cell table:formula="of:=([.D81]/1000)*[.U$2]" office:value-type="float" office:value="0.006" calcext:value-type="float">
            <text:p>0.006</text:p>
          </table:table-cell>
          <table:table-cell office:value-type="float" office:value="1020420096" calcext:value-type="float">
            <text:p>1020420096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3" calcext:value-type="float">
            <text:p>3</text:p>
          </table:table-cell>
          <table:table-cell table:formula="of:=[.H81]/600"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[.J81]+[.L81])" office:value-type="float" office:value="0" calcext:value-type="float">
            <text:p>0</text:p>
          </table:table-cell>
          <table:table-cell table:formula="of:=([.K81]+[.M81])" office:value-type="float" office:value="43" calcext:value-type="float">
            <text:p>43</text:p>
          </table:table-cell>
          <table:table-cell table:formula="of:=([.N81]/[.O81])*[.U$2]" office:value-type="float" office:value="0" calcext:value-type="float">
            <text:p>0</text:p>
          </table:table-cell>
          <table:table-cell table:formula="of:=[.N81]/[.O81]" office:value-type="float" office:value="0" calcext:value-type="float">
            <text:p>0</text:p>
          </table:table-cell>
          <table:table-cell table:formula="of:=[.O81]/[.O$2]" office:value-type="float" office:value="0.000702786630710141" calcext:value-type="float">
            <text:p>0.00070278663071</text:p>
          </table:table-cell>
          <table:table-cell table:formula="of:=[.N81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16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dletier-2vpks</text:p>
          </table:table-cell>
          <table:table-cell office:value-type="float" office:value="5" calcext:value-type="float">
            <text:p>5</text:p>
          </table:table-cell>
          <table:table-cell table:formula="of:=([.D82]/1000)*[.U$2]" office:value-type="float" office:value="0.005" calcext:value-type="float">
            <text:p>0.005</text:p>
          </table:table-cell>
          <table:table-cell office:value-type="float" office:value="1021468672" calcext:value-type="float">
            <text:p>1021468672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3" calcext:value-type="float">
            <text:p>3</text:p>
          </table:table-cell>
          <table:table-cell table:formula="of:=[.H82]/600"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J82]+[.L82])" office:value-type="float" office:value="0" calcext:value-type="float">
            <text:p>0</text:p>
          </table:table-cell>
          <table:table-cell table:formula="of:=([.K82]+[.M82])" office:value-type="float" office:value="27" calcext:value-type="float">
            <text:p>27</text:p>
          </table:table-cell>
          <table:table-cell table:formula="of:=([.N82]/[.O82])*[.U$2]" office:value-type="float" office:value="0" calcext:value-type="float">
            <text:p>0</text:p>
          </table:table-cell>
          <table:table-cell table:formula="of:=[.N82]/[.O82]" office:value-type="float" office:value="0" calcext:value-type="float">
            <text:p>0</text:p>
          </table:table-cell>
          <table:table-cell table:formula="of:=[.O82]/[.O$2]" office:value-type="float" office:value="0.000441284628585438" calcext:value-type="float">
            <text:p>0.000441284628585</text:p>
          </table:table-cell>
          <table:table-cell table:formula="of:=[.N82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16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ddletier-2vpks</text:p>
          </table:table-cell>
          <table:table-cell office:value-type="float" office:value="5" calcext:value-type="float">
            <text:p>5</text:p>
          </table:table-cell>
          <table:table-cell table:formula="of:=([.D83]/1000)*[.U$2]" office:value-type="float" office:value="0.005" calcext:value-type="float">
            <text:p>0.005</text:p>
          </table:table-cell>
          <table:table-cell office:value-type="float" office:value="1021468672" calcext:value-type="float">
            <text:p>1021468672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3" calcext:value-type="float">
            <text:p>3</text:p>
          </table:table-cell>
          <table:table-cell table:formula="of:=[.H83]/600"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J83]+[.L83])" office:value-type="float" office:value="0" calcext:value-type="float">
            <text:p>0</text:p>
          </table:table-cell>
          <table:table-cell table:formula="of:=([.K83]+[.M83])" office:value-type="float" office:value="27" calcext:value-type="float">
            <text:p>27</text:p>
          </table:table-cell>
          <table:table-cell table:formula="of:=([.N83]/[.O83])*[.U$2]" office:value-type="float" office:value="0" calcext:value-type="float">
            <text:p>0</text:p>
          </table:table-cell>
          <table:table-cell table:formula="of:=[.N83]/[.O83]" office:value-type="float" office:value="0" calcext:value-type="float">
            <text:p>0</text:p>
          </table:table-cell>
          <table:table-cell table:formula="of:=[.O83]/[.O$2]" office:value-type="float" office:value="0.000441284628585438" calcext:value-type="float">
            <text:p>0.000441284628585</text:p>
          </table:table-cell>
          <table:table-cell table:formula="of:=[.N83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1"/>
          <table:table-cell table:number-columns-repeated="19"/>
        </table:table-row>
        <table:table-row table:style-name="ro1">
          <table:table-cell/>
          <table:table-cell table:style-name="ce1"/>
          <table:table-cell table:number-columns-repeated="19"/>
        </table:table-row>
      </table:table>
      <table:table table:name="Sheet2" table:style-name="ta1">
        <table:shapes>
          <draw:frame draw:z-index="0" draw:style-name="gr1" draw:text-style-name="P1" svg:width="453.51pt" svg:height="255.09pt" svg:x="373.24pt" svg:y="27.38pt">
            <loext:p draw:notify-on-update-of-ranges="Sheet2.A1:Sheet2.A1 Sheet2.A2:Sheet2.A83 Sheet2.B1:Sheet2.B1 Sheet2.B2:Sheet2.B83 Sheet2.C1:Sheet2.C1 Sheet2.C2:Sheet2.C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89.99pt" svg:y="265.24pt">
            <loext:p draw:notify-on-update-of-ranges="Sheet2.E1:Sheet2.E1 Sheet2.E2:Sheet2.E83 Sheet2.D1:Sheet2.D1 Sheet2.D2:Sheet2.D8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1" table:number-columns-repeated="5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cpu_middletier</text:p>
          </table:table-cell>
          <table:table-cell office:value-type="string" calcext:value-type="string">
            <text:p>cpu_host</text:p>
          </table:table-cell>
          <table:table-cell office:value-type="string" calcext:value-type="string">
            <text:p>sucesses</text:p>
          </table:table-cell>
          <table:table-cell office:value-type="string" calcext:value-type="string">
            <text:p>failures</text:p>
          </table:table-cell>
        </table:table-row>
        <table:table-row table:style-name="ro1">
          <table:table-cell table:style-name="ce3" table:formula="of:=[eventlog_middletier.B2]" office:value-type="float" office:value="81" calcext:value-type="float">
            <text:p>81</text:p>
          </table:table-cell>
          <table:table-cell table:formula="of:=[eventlog_middletier.D2]/1000" office:value-type="float" office:value="0.997" calcext:value-type="float">
            <text:p>0.997</text:p>
          </table:table-cell>
          <table:table-cell table:formula="of:=[eventlog_middletier.G2]" office:value-type="float" office:value="0.0989999994635582" calcext:value-type="float">
            <text:p>0.098999999463558</text:p>
          </table:table-cell>
          <table:table-cell table:formula="of:=[eventlog_middletier.O2]" office:value-type="float" office:value="61185" calcext:value-type="float">
            <text:p>61185</text:p>
          </table:table-cell>
          <table:table-cell table:formula="of:=[eventlog_middletier.N2]" office:value-type="float" office:value="4122" calcext:value-type="float">
            <text:p>4122</text:p>
          </table:table-cell>
        </table:table-row>
        <table:table-row table:style-name="ro1">
          <table:table-cell table:formula="of:=[eventlog_middletier.B3]" office:value-type="float" office:value="80" calcext:value-type="float">
            <text:p>80</text:p>
          </table:table-cell>
          <table:table-cell table:formula="of:=[eventlog_middletier.D3]/1000" office:value-type="float" office:value="0.997" calcext:value-type="float">
            <text:p>0.997</text:p>
          </table:table-cell>
          <table:table-cell table:formula="of:=[eventlog_middletier.G3]" office:value-type="float" office:value="0.0989999994635582" calcext:value-type="float">
            <text:p>0.098999999463558</text:p>
          </table:table-cell>
          <table:table-cell table:formula="of:=[eventlog_middletier.O3]" office:value-type="float" office:value="61185" calcext:value-type="float">
            <text:p>61185</text:p>
          </table:table-cell>
          <table:table-cell table:formula="of:=[eventlog_middletier.N3]" office:value-type="float" office:value="4122" calcext:value-type="float">
            <text:p>4122</text:p>
          </table:table-cell>
        </table:table-row>
        <table:table-row table:style-name="ro1">
          <table:table-cell table:formula="of:=[eventlog_middletier.B4]" office:value-type="float" office:value="79" calcext:value-type="float">
            <text:p>79</text:p>
          </table:table-cell>
          <table:table-cell table:formula="of:=[eventlog_middletier.D4]/1000" office:value-type="float" office:value="0.997" calcext:value-type="float">
            <text:p>0.997</text:p>
          </table:table-cell>
          <table:table-cell table:formula="of:=[eventlog_middletier.G4]" office:value-type="float" office:value="0.0967499986290932" calcext:value-type="float">
            <text:p>0.096749998629093</text:p>
          </table:table-cell>
          <table:table-cell table:formula="of:=[eventlog_middletier.O4]" office:value-type="float" office:value="57223" calcext:value-type="float">
            <text:p>57223</text:p>
          </table:table-cell>
          <table:table-cell table:formula="of:=[eventlog_middletier.N4]" office:value-type="float" office:value="3236" calcext:value-type="float">
            <text:p>3236</text:p>
          </table:table-cell>
        </table:table-row>
        <table:table-row table:style-name="ro1">
          <table:table-cell table:formula="of:=[eventlog_middletier.B5]" office:value-type="float" office:value="78" calcext:value-type="float">
            <text:p>78</text:p>
          </table:table-cell>
          <table:table-cell table:formula="of:=[eventlog_middletier.D5]/1000" office:value-type="float" office:value="0.997" calcext:value-type="float">
            <text:p>0.997</text:p>
          </table:table-cell>
          <table:table-cell table:formula="of:=[eventlog_middletier.G5]" office:value-type="float" office:value="0.0967499986290932" calcext:value-type="float">
            <text:p>0.096749998629093</text:p>
          </table:table-cell>
          <table:table-cell table:formula="of:=[eventlog_middletier.O5]" office:value-type="float" office:value="57223" calcext:value-type="float">
            <text:p>57223</text:p>
          </table:table-cell>
          <table:table-cell table:formula="of:=[eventlog_middletier.N5]" office:value-type="float" office:value="3236" calcext:value-type="float">
            <text:p>3236</text:p>
          </table:table-cell>
        </table:table-row>
        <table:table-row table:style-name="ro1">
          <table:table-cell table:formula="of:=[eventlog_middletier.B6]" office:value-type="float" office:value="77" calcext:value-type="float">
            <text:p>77</text:p>
          </table:table-cell>
          <table:table-cell table:formula="of:=[eventlog_middletier.D6]/1000" office:value-type="float" office:value="1" calcext:value-type="float">
            <text:p>1</text:p>
          </table:table-cell>
          <table:table-cell table:formula="of:=[eventlog_middletier.G6]" office:value-type="float" office:value="0.122000001370907" calcext:value-type="float">
            <text:p>0.122000001370907</text:p>
          </table:table-cell>
          <table:table-cell table:formula="of:=[eventlog_middletier.O6]" office:value-type="float" office:value="53311" calcext:value-type="float">
            <text:p>53311</text:p>
          </table:table-cell>
          <table:table-cell table:formula="of:=[eventlog_middletier.N6]" office:value-type="float" office:value="2379" calcext:value-type="float">
            <text:p>2379</text:p>
          </table:table-cell>
        </table:table-row>
        <table:table-row table:style-name="ro1">
          <table:table-cell table:formula="of:=[eventlog_middletier.B7]" office:value-type="float" office:value="76" calcext:value-type="float">
            <text:p>76</text:p>
          </table:table-cell>
          <table:table-cell table:formula="of:=[eventlog_middletier.D7]/1000" office:value-type="float" office:value="1" calcext:value-type="float">
            <text:p>1</text:p>
          </table:table-cell>
          <table:table-cell table:formula="of:=[eventlog_middletier.G7]" office:value-type="float" office:value="0.122000001370907" calcext:value-type="float">
            <text:p>0.122000001370907</text:p>
          </table:table-cell>
          <table:table-cell table:formula="of:=[eventlog_middletier.O7]" office:value-type="float" office:value="53311" calcext:value-type="float">
            <text:p>53311</text:p>
          </table:table-cell>
          <table:table-cell table:formula="of:=[eventlog_middletier.N7]" office:value-type="float" office:value="2379" calcext:value-type="float">
            <text:p>2379</text:p>
          </table:table-cell>
        </table:table-row>
        <table:table-row table:style-name="ro1">
          <table:table-cell table:formula="of:=[eventlog_middletier.B8]" office:value-type="float" office:value="75" calcext:value-type="float">
            <text:p>75</text:p>
          </table:table-cell>
          <table:table-cell table:formula="of:=[eventlog_middletier.D8]/1000" office:value-type="float" office:value="0.984" calcext:value-type="float">
            <text:p>0.984</text:p>
          </table:table-cell>
          <table:table-cell table:formula="of:=[eventlog_middletier.G8]" office:value-type="float" office:value="0.101000003516674" calcext:value-type="float">
            <text:p>0.101000003516674</text:p>
          </table:table-cell>
          <table:table-cell table:formula="of:=[eventlog_middletier.O8]" office:value-type="float" office:value="49424" calcext:value-type="float">
            <text:p>49424</text:p>
          </table:table-cell>
          <table:table-cell table:formula="of:=[eventlog_middletier.N8]" office:value-type="float" office:value="1554" calcext:value-type="float">
            <text:p>1554</text:p>
          </table:table-cell>
        </table:table-row>
        <table:table-row table:style-name="ro1">
          <table:table-cell table:formula="of:=[eventlog_middletier.B9]" office:value-type="float" office:value="74" calcext:value-type="float">
            <text:p>74</text:p>
          </table:table-cell>
          <table:table-cell table:formula="of:=[eventlog_middletier.D9]/1000" office:value-type="float" office:value="0.984" calcext:value-type="float">
            <text:p>0.984</text:p>
          </table:table-cell>
          <table:table-cell table:formula="of:=[eventlog_middletier.G9]" office:value-type="float" office:value="0.101000003516674" calcext:value-type="float">
            <text:p>0.101000003516674</text:p>
          </table:table-cell>
          <table:table-cell table:formula="of:=[eventlog_middletier.O9]" office:value-type="float" office:value="49424" calcext:value-type="float">
            <text:p>49424</text:p>
          </table:table-cell>
          <table:table-cell table:formula="of:=[eventlog_middletier.N9]" office:value-type="float" office:value="1554" calcext:value-type="float">
            <text:p>1554</text:p>
          </table:table-cell>
        </table:table-row>
        <table:table-row table:style-name="ro1">
          <table:table-cell table:formula="of:=[eventlog_middletier.B10]" office:value-type="float" office:value="73" calcext:value-type="float">
            <text:p>73</text:p>
          </table:table-cell>
          <table:table-cell table:formula="of:=[eventlog_middletier.D10]/1000" office:value-type="float" office:value="0.991" calcext:value-type="float">
            <text:p>0.991</text:p>
          </table:table-cell>
          <table:table-cell table:formula="of:=[eventlog_middletier.G10]" office:value-type="float" office:value="0.0925000011920929" calcext:value-type="float">
            <text:p>0.092500001192093</text:p>
          </table:table-cell>
          <table:table-cell table:formula="of:=[eventlog_middletier.O10]" office:value-type="float" office:value="45543" calcext:value-type="float">
            <text:p>45543</text:p>
          </table:table-cell>
          <table:table-cell table:formula="of:=[eventlog_middletier.N10]" office:value-type="float" office:value="885" calcext:value-type="float">
            <text:p>885</text:p>
          </table:table-cell>
        </table:table-row>
        <table:table-row table:style-name="ro1">
          <table:table-cell table:formula="of:=[eventlog_middletier.B11]" office:value-type="float" office:value="72" calcext:value-type="float">
            <text:p>72</text:p>
          </table:table-cell>
          <table:table-cell table:formula="of:=[eventlog_middletier.D11]/1000" office:value-type="float" office:value="0.991" calcext:value-type="float">
            <text:p>0.991</text:p>
          </table:table-cell>
          <table:table-cell table:formula="of:=[eventlog_middletier.G11]" office:value-type="float" office:value="0.0925000011920929" calcext:value-type="float">
            <text:p>0.092500001192093</text:p>
          </table:table-cell>
          <table:table-cell table:formula="of:=[eventlog_middletier.O11]" office:value-type="float" office:value="45543" calcext:value-type="float">
            <text:p>45543</text:p>
          </table:table-cell>
          <table:table-cell table:formula="of:=[eventlog_middletier.N11]" office:value-type="float" office:value="885" calcext:value-type="float">
            <text:p>885</text:p>
          </table:table-cell>
        </table:table-row>
        <table:table-row table:style-name="ro1">
          <table:table-cell table:formula="of:=[eventlog_middletier.B12]" office:value-type="float" office:value="71" calcext:value-type="float">
            <text:p>71</text:p>
          </table:table-cell>
          <table:table-cell table:formula="of:=[eventlog_middletier.D12]/1000" office:value-type="float" office:value="0.95" calcext:value-type="float">
            <text:p>0.95</text:p>
          </table:table-cell>
          <table:table-cell table:formula="of:=[eventlog_middletier.G12]" office:value-type="float" office:value="0.0944999977946281" calcext:value-type="float">
            <text:p>0.094499997794628</text:p>
          </table:table-cell>
          <table:table-cell table:formula="of:=[eventlog_middletier.O12]" office:value-type="float" office:value="42011" calcext:value-type="float">
            <text:p>42011</text:p>
          </table:table-cell>
          <table:table-cell table:formula="of:=[eventlog_middletier.N12]" office:value-type="float" office:value="497" calcext:value-type="float">
            <text:p>497</text:p>
          </table:table-cell>
        </table:table-row>
        <table:table-row table:style-name="ro1">
          <table:table-cell table:formula="of:=[eventlog_middletier.B13]" office:value-type="float" office:value="70" calcext:value-type="float">
            <text:p>70</text:p>
          </table:table-cell>
          <table:table-cell table:formula="of:=[eventlog_middletier.D13]/1000" office:value-type="float" office:value="0.95" calcext:value-type="float">
            <text:p>0.95</text:p>
          </table:table-cell>
          <table:table-cell table:formula="of:=[eventlog_middletier.G13]" office:value-type="float" office:value="0.0944999977946281" calcext:value-type="float">
            <text:p>0.094499997794628</text:p>
          </table:table-cell>
          <table:table-cell table:formula="of:=[eventlog_middletier.O13]" office:value-type="float" office:value="42011" calcext:value-type="float">
            <text:p>42011</text:p>
          </table:table-cell>
          <table:table-cell table:formula="of:=[eventlog_middletier.N13]" office:value-type="float" office:value="497" calcext:value-type="float">
            <text:p>497</text:p>
          </table:table-cell>
        </table:table-row>
        <table:table-row table:style-name="ro1">
          <table:table-cell table:formula="of:=[eventlog_middletier.B14]" office:value-type="float" office:value="69" calcext:value-type="float">
            <text:p>69</text:p>
          </table:table-cell>
          <table:table-cell table:formula="of:=[eventlog_middletier.D14]/1000" office:value-type="float" office:value="0.952" calcext:value-type="float">
            <text:p>0.952</text:p>
          </table:table-cell>
          <table:table-cell table:formula="of:=[eventlog_middletier.G14]" office:value-type="float" office:value="0.096500001847744" calcext:value-type="float">
            <text:p>0.096500001847744</text:p>
          </table:table-cell>
          <table:table-cell table:formula="of:=[eventlog_middletier.O14]" office:value-type="float" office:value="38873" calcext:value-type="float">
            <text:p>38873</text:p>
          </table:table-cell>
          <table:table-cell table:formula="of:=[eventlog_middletier.N14]" office:value-type="float" office:value="346" calcext:value-type="float">
            <text:p>346</text:p>
          </table:table-cell>
        </table:table-row>
        <table:table-row table:style-name="ro1">
          <table:table-cell table:formula="of:=[eventlog_middletier.B15]" office:value-type="float" office:value="68" calcext:value-type="float">
            <text:p>68</text:p>
          </table:table-cell>
          <table:table-cell table:formula="of:=[eventlog_middletier.D15]/1000" office:value-type="float" office:value="0.952" calcext:value-type="float">
            <text:p>0.952</text:p>
          </table:table-cell>
          <table:table-cell table:formula="of:=[eventlog_middletier.G15]" office:value-type="float" office:value="0.096500001847744" calcext:value-type="float">
            <text:p>0.096500001847744</text:p>
          </table:table-cell>
          <table:table-cell table:formula="of:=[eventlog_middletier.O15]" office:value-type="float" office:value="38873" calcext:value-type="float">
            <text:p>38873</text:p>
          </table:table-cell>
          <table:table-cell table:formula="of:=[eventlog_middletier.N15]" office:value-type="float" office:value="346" calcext:value-type="float">
            <text:p>346</text:p>
          </table:table-cell>
        </table:table-row>
        <table:table-row table:style-name="ro1">
          <table:table-cell table:formula="of:=[eventlog_middletier.B16]" office:value-type="float" office:value="67" calcext:value-type="float">
            <text:p>67</text:p>
          </table:table-cell>
          <table:table-cell table:formula="of:=[eventlog_middletier.D16]/1000" office:value-type="float" office:value="0.916" calcext:value-type="float">
            <text:p>0.916</text:p>
          </table:table-cell>
          <table:table-cell table:formula="of:=[eventlog_middletier.G16]" office:value-type="float" office:value="0.0917500033974648" calcext:value-type="float">
            <text:p>0.091750003397465</text:p>
          </table:table-cell>
          <table:table-cell table:formula="of:=[eventlog_middletier.O16]" office:value-type="float" office:value="35742" calcext:value-type="float">
            <text:p>35742</text:p>
          </table:table-cell>
          <table:table-cell table:formula="of:=[eventlog_middletier.N16]" office:value-type="float" office:value="248" calcext:value-type="float">
            <text:p>248</text:p>
          </table:table-cell>
        </table:table-row>
        <table:table-row table:style-name="ro1">
          <table:table-cell table:formula="of:=[eventlog_middletier.B17]" office:value-type="float" office:value="66" calcext:value-type="float">
            <text:p>66</text:p>
          </table:table-cell>
          <table:table-cell table:formula="of:=[eventlog_middletier.D17]/1000" office:value-type="float" office:value="0.916" calcext:value-type="float">
            <text:p>0.916</text:p>
          </table:table-cell>
          <table:table-cell table:formula="of:=[eventlog_middletier.G17]" office:value-type="float" office:value="0.0917500033974648" calcext:value-type="float">
            <text:p>0.091750003397465</text:p>
          </table:table-cell>
          <table:table-cell table:formula="of:=[eventlog_middletier.O17]" office:value-type="float" office:value="35742" calcext:value-type="float">
            <text:p>35742</text:p>
          </table:table-cell>
          <table:table-cell table:formula="of:=[eventlog_middletier.N17]" office:value-type="float" office:value="248" calcext:value-type="float">
            <text:p>248</text:p>
          </table:table-cell>
        </table:table-row>
        <table:table-row table:style-name="ro1">
          <table:table-cell table:formula="of:=[eventlog_middletier.B18]" office:value-type="float" office:value="65" calcext:value-type="float">
            <text:p>65</text:p>
          </table:table-cell>
          <table:table-cell table:formula="of:=[eventlog_middletier.D18]/1000" office:value-type="float" office:value="0.865" calcext:value-type="float">
            <text:p>0.865</text:p>
          </table:table-cell>
          <table:table-cell table:formula="of:=[eventlog_middletier.G18]" office:value-type="float" office:value="0.0912500023841858" calcext:value-type="float">
            <text:p>0.091250002384186</text:p>
          </table:table-cell>
          <table:table-cell table:formula="of:=[eventlog_middletier.O18]" office:value-type="float" office:value="32787" calcext:value-type="float">
            <text:p>32787</text:p>
          </table:table-cell>
          <table:table-cell table:formula="of:=[eventlog_middletier.N18]" office:value-type="float" office:value="150" calcext:value-type="float">
            <text:p>150</text:p>
          </table:table-cell>
        </table:table-row>
        <table:table-row table:style-name="ro1">
          <table:table-cell table:formula="of:=[eventlog_middletier.B19]" office:value-type="float" office:value="64" calcext:value-type="float">
            <text:p>64</text:p>
          </table:table-cell>
          <table:table-cell table:formula="of:=[eventlog_middletier.D19]/1000" office:value-type="float" office:value="0.865" calcext:value-type="float">
            <text:p>0.865</text:p>
          </table:table-cell>
          <table:table-cell table:formula="of:=[eventlog_middletier.G19]" office:value-type="float" office:value="0.0912500023841858" calcext:value-type="float">
            <text:p>0.091250002384186</text:p>
          </table:table-cell>
          <table:table-cell table:formula="of:=[eventlog_middletier.O19]" office:value-type="float" office:value="32787" calcext:value-type="float">
            <text:p>32787</text:p>
          </table:table-cell>
          <table:table-cell table:formula="of:=[eventlog_middletier.N19]" office:value-type="float" office:value="150" calcext:value-type="float">
            <text:p>150</text:p>
          </table:table-cell>
        </table:table-row>
        <table:table-row table:style-name="ro1">
          <table:table-cell table:formula="of:=[eventlog_middletier.B20]" office:value-type="float" office:value="63" calcext:value-type="float">
            <text:p>63</text:p>
          </table:table-cell>
          <table:table-cell table:formula="of:=[eventlog_middletier.D20]/1000" office:value-type="float" office:value="0.864" calcext:value-type="float">
            <text:p>0.864</text:p>
          </table:table-cell>
          <table:table-cell table:formula="of:=[eventlog_middletier.G20]" office:value-type="float" office:value="0.088249996304512" calcext:value-type="float">
            <text:p>0.088249996304512</text:p>
          </table:table-cell>
          <table:table-cell table:formula="of:=[eventlog_middletier.O20]" office:value-type="float" office:value="30035" calcext:value-type="float">
            <text:p>30035</text:p>
          </table:table-cell>
          <table:table-cell table:formula="of:=[eventlog_middletier.N20]" office:value-type="float" office:value="97" calcext:value-type="float">
            <text:p>97</text:p>
          </table:table-cell>
        </table:table-row>
        <table:table-row table:style-name="ro1">
          <table:table-cell table:formula="of:=[eventlog_middletier.B21]" office:value-type="float" office:value="62" calcext:value-type="float">
            <text:p>62</text:p>
          </table:table-cell>
          <table:table-cell table:formula="of:=[eventlog_middletier.D21]/1000" office:value-type="float" office:value="0.864" calcext:value-type="float">
            <text:p>0.864</text:p>
          </table:table-cell>
          <table:table-cell table:formula="of:=[eventlog_middletier.G21]" office:value-type="float" office:value="0.088249996304512" calcext:value-type="float">
            <text:p>0.088249996304512</text:p>
          </table:table-cell>
          <table:table-cell table:formula="of:=[eventlog_middletier.O21]" office:value-type="float" office:value="30035" calcext:value-type="float">
            <text:p>30035</text:p>
          </table:table-cell>
          <table:table-cell table:formula="of:=[eventlog_middletier.N21]" office:value-type="float" office:value="97" calcext:value-type="float">
            <text:p>97</text:p>
          </table:table-cell>
        </table:table-row>
        <table:table-row table:style-name="ro1">
          <table:table-cell table:formula="of:=[eventlog_middletier.B22]" office:value-type="float" office:value="61" calcext:value-type="float">
            <text:p>61</text:p>
          </table:table-cell>
          <table:table-cell table:formula="of:=[eventlog_middletier.D22]/1000" office:value-type="float" office:value="0.825" calcext:value-type="float">
            <text:p>0.825</text:p>
          </table:table-cell>
          <table:table-cell table:formula="of:=[eventlog_middletier.G22]" office:value-type="float" office:value="0.0837500020861626" calcext:value-type="float">
            <text:p>0.083750002086163</text:p>
          </table:table-cell>
          <table:table-cell table:formula="of:=[eventlog_middletier.O22]" office:value-type="float" office:value="27271" calcext:value-type="float">
            <text:p>27271</text:p>
          </table:table-cell>
          <table:table-cell table:formula="of:=[eventlog_middletier.N22]" office:value-type="float" office:value="68" calcext:value-type="float">
            <text:p>68</text:p>
          </table:table-cell>
        </table:table-row>
        <table:table-row table:style-name="ro1">
          <table:table-cell table:formula="of:=[eventlog_middletier.B23]" office:value-type="float" office:value="60" calcext:value-type="float">
            <text:p>60</text:p>
          </table:table-cell>
          <table:table-cell table:formula="of:=[eventlog_middletier.D23]/1000" office:value-type="float" office:value="0.825" calcext:value-type="float">
            <text:p>0.825</text:p>
          </table:table-cell>
          <table:table-cell table:formula="of:=[eventlog_middletier.G23]" office:value-type="float" office:value="0.0837500020861626" calcext:value-type="float">
            <text:p>0.083750002086163</text:p>
          </table:table-cell>
          <table:table-cell table:formula="of:=[eventlog_middletier.O23]" office:value-type="float" office:value="27271" calcext:value-type="float">
            <text:p>27271</text:p>
          </table:table-cell>
          <table:table-cell table:formula="of:=[eventlog_middletier.N23]" office:value-type="float" office:value="68" calcext:value-type="float">
            <text:p>68</text:p>
          </table:table-cell>
        </table:table-row>
        <table:table-row table:style-name="ro1">
          <table:table-cell table:formula="of:=[eventlog_middletier.B24]" office:value-type="float" office:value="59" calcext:value-type="float">
            <text:p>59</text:p>
          </table:table-cell>
          <table:table-cell table:formula="of:=[eventlog_middletier.D24]/1000" office:value-type="float" office:value="0.747" calcext:value-type="float">
            <text:p>0.747</text:p>
          </table:table-cell>
          <table:table-cell table:formula="of:=[eventlog_middletier.G24]" office:value-type="float" office:value="0.0862499997019768" calcext:value-type="float">
            <text:p>0.086249999701977</text:p>
          </table:table-cell>
          <table:table-cell table:formula="of:=[eventlog_middletier.O24]" office:value-type="float" office:value="24673" calcext:value-type="float">
            <text:p>24673</text:p>
          </table:table-cell>
          <table:table-cell table:formula="of:=[eventlog_middletier.N24]" office:value-type="float" office:value="49" calcext:value-type="float">
            <text:p>49</text:p>
          </table:table-cell>
        </table:table-row>
        <table:table-row table:style-name="ro1">
          <table:table-cell table:formula="of:=[eventlog_middletier.B25]" office:value-type="float" office:value="58" calcext:value-type="float">
            <text:p>58</text:p>
          </table:table-cell>
          <table:table-cell table:formula="of:=[eventlog_middletier.D25]/1000" office:value-type="float" office:value="0.747" calcext:value-type="float">
            <text:p>0.747</text:p>
          </table:table-cell>
          <table:table-cell table:formula="of:=[eventlog_middletier.G25]" office:value-type="float" office:value="0.0862499997019768" calcext:value-type="float">
            <text:p>0.086249999701977</text:p>
          </table:table-cell>
          <table:table-cell table:formula="of:=[eventlog_middletier.O25]" office:value-type="float" office:value="24673" calcext:value-type="float">
            <text:p>24673</text:p>
          </table:table-cell>
          <table:table-cell table:formula="of:=[eventlog_middletier.N25]" office:value-type="float" office:value="49" calcext:value-type="float">
            <text:p>49</text:p>
          </table:table-cell>
        </table:table-row>
        <table:table-row table:style-name="ro1">
          <table:table-cell table:formula="of:=[eventlog_middletier.B26]" office:value-type="float" office:value="57" calcext:value-type="float">
            <text:p>57</text:p>
          </table:table-cell>
          <table:table-cell table:formula="of:=[eventlog_middletier.D26]/1000" office:value-type="float" office:value="0.751" calcext:value-type="float">
            <text:p>0.751</text:p>
          </table:table-cell>
          <table:table-cell table:formula="of:=[eventlog_middletier.G26]" office:value-type="float" office:value="0.109999999403954" calcext:value-type="float">
            <text:p>0.109999999403954</text:p>
          </table:table-cell>
          <table:table-cell table:formula="of:=[eventlog_middletier.O26]" office:value-type="float" office:value="22292" calcext:value-type="float">
            <text:p>22292</text:p>
          </table:table-cell>
          <table:table-cell table:formula="of:=[eventlog_middletier.N26]" office:value-type="float" office:value="38" calcext:value-type="float">
            <text:p>38</text:p>
          </table:table-cell>
        </table:table-row>
        <table:table-row table:style-name="ro1">
          <table:table-cell table:formula="of:=[eventlog_middletier.B27]" office:value-type="float" office:value="56" calcext:value-type="float">
            <text:p>56</text:p>
          </table:table-cell>
          <table:table-cell table:formula="of:=[eventlog_middletier.D27]/1000" office:value-type="float" office:value="0.751" calcext:value-type="float">
            <text:p>0.751</text:p>
          </table:table-cell>
          <table:table-cell table:formula="of:=[eventlog_middletier.G27]" office:value-type="float" office:value="0.109999999403954" calcext:value-type="float">
            <text:p>0.109999999403954</text:p>
          </table:table-cell>
          <table:table-cell table:formula="of:=[eventlog_middletier.O27]" office:value-type="float" office:value="22292" calcext:value-type="float">
            <text:p>22292</text:p>
          </table:table-cell>
          <table:table-cell table:formula="of:=[eventlog_middletier.N27]" office:value-type="float" office:value="38" calcext:value-type="float">
            <text:p>38</text:p>
          </table:table-cell>
        </table:table-row>
        <table:table-row table:style-name="ro1">
          <table:table-cell table:formula="of:=[eventlog_middletier.B28]" office:value-type="float" office:value="55" calcext:value-type="float">
            <text:p>55</text:p>
          </table:table-cell>
          <table:table-cell table:formula="of:=[eventlog_middletier.D28]/1000" office:value-type="float" office:value="0.693" calcext:value-type="float">
            <text:p>0.693</text:p>
          </table:table-cell>
          <table:table-cell table:formula="of:=[eventlog_middletier.G28]" office:value-type="float" office:value="0.0790000036358833" calcext:value-type="float">
            <text:p>0.079000003635883</text:p>
          </table:table-cell>
          <table:table-cell table:formula="of:=[eventlog_middletier.O28]" office:value-type="float" office:value="19929" calcext:value-type="float">
            <text:p>19929</text:p>
          </table:table-cell>
          <table:table-cell table:formula="of:=[eventlog_middletier.N28]" office:value-type="float" office:value="11" calcext:value-type="float">
            <text:p>11</text:p>
          </table:table-cell>
        </table:table-row>
        <table:table-row table:style-name="ro1">
          <table:table-cell table:formula="of:=[eventlog_middletier.B29]" office:value-type="float" office:value="54" calcext:value-type="float">
            <text:p>54</text:p>
          </table:table-cell>
          <table:table-cell table:formula="of:=[eventlog_middletier.D29]/1000" office:value-type="float" office:value="0.693" calcext:value-type="float">
            <text:p>0.693</text:p>
          </table:table-cell>
          <table:table-cell table:formula="of:=[eventlog_middletier.G29]" office:value-type="float" office:value="0.0790000036358833" calcext:value-type="float">
            <text:p>0.079000003635883</text:p>
          </table:table-cell>
          <table:table-cell table:formula="of:=[eventlog_middletier.O29]" office:value-type="float" office:value="19929" calcext:value-type="float">
            <text:p>19929</text:p>
          </table:table-cell>
          <table:table-cell table:formula="of:=[eventlog_middletier.N29]" office:value-type="float" office:value="11" calcext:value-type="float">
            <text:p>11</text:p>
          </table:table-cell>
        </table:table-row>
        <table:table-row table:style-name="ro1">
          <table:table-cell table:formula="of:=[eventlog_middletier.B30]" office:value-type="float" office:value="53" calcext:value-type="float">
            <text:p>53</text:p>
          </table:table-cell>
          <table:table-cell table:formula="of:=[eventlog_middletier.D30]/1000" office:value-type="float" office:value="0.633" calcext:value-type="float">
            <text:p>0.633</text:p>
          </table:table-cell>
          <table:table-cell table:formula="of:=[eventlog_middletier.G30]" office:value-type="float" office:value="0.0794999971985817" calcext:value-type="float">
            <text:p>0.079499997198582</text:p>
          </table:table-cell>
          <table:table-cell table:formula="of:=[eventlog_middletier.O30]" office:value-type="float" office:value="17735" calcext:value-type="float">
            <text:p>17735</text:p>
          </table:table-cell>
          <table:table-cell table:formula="of:=[eventlog_middletier.N30]" office:value-type="float" office:value="1" calcext:value-type="float">
            <text:p>1</text:p>
          </table:table-cell>
        </table:table-row>
        <table:table-row table:style-name="ro1">
          <table:table-cell table:formula="of:=[eventlog_middletier.B31]" office:value-type="float" office:value="52" calcext:value-type="float">
            <text:p>52</text:p>
          </table:table-cell>
          <table:table-cell table:formula="of:=[eventlog_middletier.D31]/1000" office:value-type="float" office:value="0.633" calcext:value-type="float">
            <text:p>0.633</text:p>
          </table:table-cell>
          <table:table-cell table:formula="of:=[eventlog_middletier.G31]" office:value-type="float" office:value="0.0794999971985817" calcext:value-type="float">
            <text:p>0.079499997198582</text:p>
          </table:table-cell>
          <table:table-cell table:formula="of:=[eventlog_middletier.O31]" office:value-type="float" office:value="17735" calcext:value-type="float">
            <text:p>17735</text:p>
          </table:table-cell>
          <table:table-cell table:formula="of:=[eventlog_middletier.N31]" office:value-type="float" office:value="1" calcext:value-type="float">
            <text:p>1</text:p>
          </table:table-cell>
        </table:table-row>
        <table:table-row table:style-name="ro1">
          <table:table-cell table:formula="of:=[eventlog_middletier.B32]" office:value-type="float" office:value="51" calcext:value-type="float">
            <text:p>51</text:p>
          </table:table-cell>
          <table:table-cell table:formula="of:=[eventlog_middletier.D32]/1000" office:value-type="float" office:value="0.606" calcext:value-type="float">
            <text:p>0.606</text:p>
          </table:table-cell>
          <table:table-cell table:formula="of:=[eventlog_middletier.G32]" office:value-type="float" office:value="0.0767500028014183" calcext:value-type="float">
            <text:p>0.076750002801418</text:p>
          </table:table-cell>
          <table:table-cell table:formula="of:=[eventlog_middletier.O32]" office:value-type="float" office:value="15758" calcext:value-type="float">
            <text:p>15758</text:p>
          </table:table-cell>
          <table:table-cell table:formula="of:=[eventlog_middletier.N32]" office:value-type="float" office:value="1" calcext:value-type="float">
            <text:p>1</text:p>
          </table:table-cell>
        </table:table-row>
        <table:table-row table:style-name="ro1">
          <table:table-cell table:formula="of:=[eventlog_middletier.B33]" office:value-type="float" office:value="50" calcext:value-type="float">
            <text:p>50</text:p>
          </table:table-cell>
          <table:table-cell table:formula="of:=[eventlog_middletier.D33]/1000" office:value-type="float" office:value="0.606" calcext:value-type="float">
            <text:p>0.606</text:p>
          </table:table-cell>
          <table:table-cell table:formula="of:=[eventlog_middletier.G33]" office:value-type="float" office:value="0.0767500028014183" calcext:value-type="float">
            <text:p>0.076750002801418</text:p>
          </table:table-cell>
          <table:table-cell table:formula="of:=[eventlog_middletier.O33]" office:value-type="float" office:value="15758" calcext:value-type="float">
            <text:p>15758</text:p>
          </table:table-cell>
          <table:table-cell table:formula="of:=[eventlog_middletier.N33]" office:value-type="float" office:value="1" calcext:value-type="float">
            <text:p>1</text:p>
          </table:table-cell>
        </table:table-row>
        <table:table-row table:style-name="ro1">
          <table:table-cell table:formula="of:=[eventlog_middletier.B34]" office:value-type="float" office:value="49" calcext:value-type="float">
            <text:p>49</text:p>
          </table:table-cell>
          <table:table-cell table:formula="of:=[eventlog_middletier.D34]/1000" office:value-type="float" office:value="0.557" calcext:value-type="float">
            <text:p>0.557</text:p>
          </table:table-cell>
          <table:table-cell table:formula="of:=[eventlog_middletier.G34]" office:value-type="float" office:value="0.0694999992847443" calcext:value-type="float">
            <text:p>0.069499999284744</text:p>
          </table:table-cell>
          <table:table-cell table:formula="of:=[eventlog_middletier.O34]" office:value-type="float" office:value="13788" calcext:value-type="float">
            <text:p>13788</text:p>
          </table:table-cell>
          <table:table-cell table:formula="of:=[eventlog_middletier.N34]" office:value-type="float" office:value="1" calcext:value-type="float">
            <text:p>1</text:p>
          </table:table-cell>
        </table:table-row>
        <table:table-row table:style-name="ro1">
          <table:table-cell table:formula="of:=[eventlog_middletier.B35]" office:value-type="float" office:value="48" calcext:value-type="float">
            <text:p>48</text:p>
          </table:table-cell>
          <table:table-cell table:formula="of:=[eventlog_middletier.D35]/1000" office:value-type="float" office:value="0.557" calcext:value-type="float">
            <text:p>0.557</text:p>
          </table:table-cell>
          <table:table-cell table:formula="of:=[eventlog_middletier.G35]" office:value-type="float" office:value="0.0694999992847443" calcext:value-type="float">
            <text:p>0.069499999284744</text:p>
          </table:table-cell>
          <table:table-cell table:formula="of:=[eventlog_middletier.O35]" office:value-type="float" office:value="13788" calcext:value-type="float">
            <text:p>13788</text:p>
          </table:table-cell>
          <table:table-cell table:formula="of:=[eventlog_middletier.N35]" office:value-type="float" office:value="1" calcext:value-type="float">
            <text:p>1</text:p>
          </table:table-cell>
        </table:table-row>
        <table:table-row table:style-name="ro1">
          <table:table-cell table:formula="of:=[eventlog_middletier.B36]" office:value-type="float" office:value="47" calcext:value-type="float">
            <text:p>47</text:p>
          </table:table-cell>
          <table:table-cell table:formula="of:=[eventlog_middletier.D36]/1000" office:value-type="float" office:value="0.486" calcext:value-type="float">
            <text:p>0.486</text:p>
          </table:table-cell>
          <table:table-cell table:formula="of:=[eventlog_middletier.G36]" office:value-type="float" office:value="0.0707499980926514" calcext:value-type="float">
            <text:p>0.070749998092651</text:p>
          </table:table-cell>
          <table:table-cell table:formula="of:=[eventlog_middletier.O36]" office:value-type="float" office:value="11974" calcext:value-type="float">
            <text:p>11974</text:p>
          </table:table-cell>
          <table:table-cell table:formula="of:=[eventlog_middletier.N36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37]" office:value-type="float" office:value="46" calcext:value-type="float">
            <text:p>46</text:p>
          </table:table-cell>
          <table:table-cell table:formula="of:=[eventlog_middletier.D37]/1000" office:value-type="float" office:value="0.486" calcext:value-type="float">
            <text:p>0.486</text:p>
          </table:table-cell>
          <table:table-cell table:formula="of:=[eventlog_middletier.G37]" office:value-type="float" office:value="0.0707499980926514" calcext:value-type="float">
            <text:p>0.070749998092651</text:p>
          </table:table-cell>
          <table:table-cell table:formula="of:=[eventlog_middletier.O37]" office:value-type="float" office:value="11974" calcext:value-type="float">
            <text:p>11974</text:p>
          </table:table-cell>
          <table:table-cell table:formula="of:=[eventlog_middletier.N37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38]" office:value-type="float" office:value="45" calcext:value-type="float">
            <text:p>45</text:p>
          </table:table-cell>
          <table:table-cell table:formula="of:=[eventlog_middletier.D38]/1000" office:value-type="float" office:value="0.463" calcext:value-type="float">
            <text:p>0.463</text:p>
          </table:table-cell>
          <table:table-cell table:formula="of:=[eventlog_middletier.G38]" office:value-type="float" office:value="0.0754999965429306" calcext:value-type="float">
            <text:p>0.075499996542931</text:p>
          </table:table-cell>
          <table:table-cell table:formula="of:=[eventlog_middletier.O38]" office:value-type="float" office:value="10407" calcext:value-type="float">
            <text:p>10407</text:p>
          </table:table-cell>
          <table:table-cell table:formula="of:=[eventlog_middletier.N38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39]" office:value-type="float" office:value="44" calcext:value-type="float">
            <text:p>44</text:p>
          </table:table-cell>
          <table:table-cell table:formula="of:=[eventlog_middletier.D39]/1000" office:value-type="float" office:value="0.463" calcext:value-type="float">
            <text:p>0.463</text:p>
          </table:table-cell>
          <table:table-cell table:formula="of:=[eventlog_middletier.G39]" office:value-type="float" office:value="0.0754999965429306" calcext:value-type="float">
            <text:p>0.075499996542931</text:p>
          </table:table-cell>
          <table:table-cell table:formula="of:=[eventlog_middletier.O39]" office:value-type="float" office:value="10407" calcext:value-type="float">
            <text:p>10407</text:p>
          </table:table-cell>
          <table:table-cell table:formula="of:=[eventlog_middletier.N39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40]" office:value-type="float" office:value="43" calcext:value-type="float">
            <text:p>43</text:p>
          </table:table-cell>
          <table:table-cell table:formula="of:=[eventlog_middletier.D40]/1000" office:value-type="float" office:value="0.451" calcext:value-type="float">
            <text:p>0.451</text:p>
          </table:table-cell>
          <table:table-cell table:formula="of:=[eventlog_middletier.G40]" office:value-type="float" office:value="0.0627499967813492" calcext:value-type="float">
            <text:p>0.062749996781349</text:p>
          </table:table-cell>
          <table:table-cell table:formula="of:=[eventlog_middletier.O40]" office:value-type="float" office:value="8811" calcext:value-type="float">
            <text:p>8811</text:p>
          </table:table-cell>
          <table:table-cell table:formula="of:=[eventlog_middletier.N40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41]" office:value-type="float" office:value="42" calcext:value-type="float">
            <text:p>42</text:p>
          </table:table-cell>
          <table:table-cell table:formula="of:=[eventlog_middletier.D41]/1000" office:value-type="float" office:value="0.451" calcext:value-type="float">
            <text:p>0.451</text:p>
          </table:table-cell>
          <table:table-cell table:formula="of:=[eventlog_middletier.G41]" office:value-type="float" office:value="0.0627499967813492" calcext:value-type="float">
            <text:p>0.062749996781349</text:p>
          </table:table-cell>
          <table:table-cell table:formula="of:=[eventlog_middletier.O41]" office:value-type="float" office:value="8811" calcext:value-type="float">
            <text:p>8811</text:p>
          </table:table-cell>
          <table:table-cell table:formula="of:=[eventlog_middletier.N41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42]" office:value-type="float" office:value="41" calcext:value-type="float">
            <text:p>41</text:p>
          </table:table-cell>
          <table:table-cell table:formula="of:=[eventlog_middletier.D42]/1000" office:value-type="float" office:value="0.381" calcext:value-type="float">
            <text:p>0.381</text:p>
          </table:table-cell>
          <table:table-cell table:formula="of:=[eventlog_middletier.G42]" office:value-type="float" office:value="0.0692500025033951" calcext:value-type="float">
            <text:p>0.069250002503395</text:p>
          </table:table-cell>
          <table:table-cell table:formula="of:=[eventlog_middletier.O42]" office:value-type="float" office:value="7406" calcext:value-type="float">
            <text:p>7406</text:p>
          </table:table-cell>
          <table:table-cell table:formula="of:=[eventlog_middletier.N42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43]" office:value-type="float" office:value="40" calcext:value-type="float">
            <text:p>40</text:p>
          </table:table-cell>
          <table:table-cell table:formula="of:=[eventlog_middletier.D43]/1000" office:value-type="float" office:value="0.381" calcext:value-type="float">
            <text:p>0.381</text:p>
          </table:table-cell>
          <table:table-cell table:formula="of:=[eventlog_middletier.G43]" office:value-type="float" office:value="0.0692500025033951" calcext:value-type="float">
            <text:p>0.069250002503395</text:p>
          </table:table-cell>
          <table:table-cell table:formula="of:=[eventlog_middletier.O43]" office:value-type="float" office:value="7406" calcext:value-type="float">
            <text:p>7406</text:p>
          </table:table-cell>
          <table:table-cell table:formula="of:=[eventlog_middletier.N43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44]" office:value-type="float" office:value="39" calcext:value-type="float">
            <text:p>39</text:p>
          </table:table-cell>
          <table:table-cell table:formula="of:=[eventlog_middletier.D44]/1000" office:value-type="float" office:value="0.323" calcext:value-type="float">
            <text:p>0.323</text:p>
          </table:table-cell>
          <table:table-cell table:formula="of:=[eventlog_middletier.G44]" office:value-type="float" office:value="0.0662499964237213" calcext:value-type="float">
            <text:p>0.066249996423721</text:p>
          </table:table-cell>
          <table:table-cell table:formula="of:=[eventlog_middletier.O44]" office:value-type="float" office:value="6240" calcext:value-type="float">
            <text:p>6240</text:p>
          </table:table-cell>
          <table:table-cell table:formula="of:=[eventlog_middletier.N44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45]" office:value-type="float" office:value="38" calcext:value-type="float">
            <text:p>38</text:p>
          </table:table-cell>
          <table:table-cell table:formula="of:=[eventlog_middletier.D45]/1000" office:value-type="float" office:value="0.323" calcext:value-type="float">
            <text:p>0.323</text:p>
          </table:table-cell>
          <table:table-cell table:formula="of:=[eventlog_middletier.G45]" office:value-type="float" office:value="0.0662499964237213" calcext:value-type="float">
            <text:p>0.066249996423721</text:p>
          </table:table-cell>
          <table:table-cell table:formula="of:=[eventlog_middletier.O45]" office:value-type="float" office:value="6240" calcext:value-type="float">
            <text:p>6240</text:p>
          </table:table-cell>
          <table:table-cell table:formula="of:=[eventlog_middletier.N45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46]" office:value-type="float" office:value="37" calcext:value-type="float">
            <text:p>37</text:p>
          </table:table-cell>
          <table:table-cell table:formula="of:=[eventlog_middletier.D46]/1000" office:value-type="float" office:value="0.32" calcext:value-type="float">
            <text:p>0.32</text:p>
          </table:table-cell>
          <table:table-cell table:formula="of:=[eventlog_middletier.G46]" office:value-type="float" office:value="0.0825000032782555" calcext:value-type="float">
            <text:p>0.082500003278256</text:p>
          </table:table-cell>
          <table:table-cell table:formula="of:=[eventlog_middletier.O46]" office:value-type="float" office:value="4986" calcext:value-type="float">
            <text:p>4986</text:p>
          </table:table-cell>
          <table:table-cell table:formula="of:=[eventlog_middletier.N46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47]" office:value-type="float" office:value="36" calcext:value-type="float">
            <text:p>36</text:p>
          </table:table-cell>
          <table:table-cell table:formula="of:=[eventlog_middletier.D47]/1000" office:value-type="float" office:value="0.32" calcext:value-type="float">
            <text:p>0.32</text:p>
          </table:table-cell>
          <table:table-cell table:formula="of:=[eventlog_middletier.G47]" office:value-type="float" office:value="0.0825000032782555" calcext:value-type="float">
            <text:p>0.082500003278256</text:p>
          </table:table-cell>
          <table:table-cell table:formula="of:=[eventlog_middletier.O47]" office:value-type="float" office:value="4986" calcext:value-type="float">
            <text:p>4986</text:p>
          </table:table-cell>
          <table:table-cell table:formula="of:=[eventlog_middletier.N47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48]" office:value-type="float" office:value="35" calcext:value-type="float">
            <text:p>35</text:p>
          </table:table-cell>
          <table:table-cell table:formula="of:=[eventlog_middletier.D48]/1000" office:value-type="float" office:value="0.253" calcext:value-type="float">
            <text:p>0.253</text:p>
          </table:table-cell>
          <table:table-cell table:formula="of:=[eventlog_middletier.G48]" office:value-type="float" office:value="0.0635000020265579" calcext:value-type="float">
            <text:p>0.063500002026558</text:p>
          </table:table-cell>
          <table:table-cell table:formula="of:=[eventlog_middletier.O48]" office:value-type="float" office:value="4029" calcext:value-type="float">
            <text:p>4029</text:p>
          </table:table-cell>
          <table:table-cell table:formula="of:=[eventlog_middletier.N48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49]" office:value-type="float" office:value="34" calcext:value-type="float">
            <text:p>34</text:p>
          </table:table-cell>
          <table:table-cell table:formula="of:=[eventlog_middletier.D49]/1000" office:value-type="float" office:value="0.253" calcext:value-type="float">
            <text:p>0.253</text:p>
          </table:table-cell>
          <table:table-cell table:formula="of:=[eventlog_middletier.G49]" office:value-type="float" office:value="0.0635000020265579" calcext:value-type="float">
            <text:p>0.063500002026558</text:p>
          </table:table-cell>
          <table:table-cell table:formula="of:=[eventlog_middletier.O49]" office:value-type="float" office:value="4029" calcext:value-type="float">
            <text:p>4029</text:p>
          </table:table-cell>
          <table:table-cell table:formula="of:=[eventlog_middletier.N49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50]" office:value-type="float" office:value="33" calcext:value-type="float">
            <text:p>33</text:p>
          </table:table-cell>
          <table:table-cell table:formula="of:=[eventlog_middletier.D50]/1000" office:value-type="float" office:value="0.228" calcext:value-type="float">
            <text:p>0.228</text:p>
          </table:table-cell>
          <table:table-cell table:formula="of:=[eventlog_middletier.G50]" office:value-type="float" office:value="0.0579999983310699" calcext:value-type="float">
            <text:p>0.05799999833107</text:p>
          </table:table-cell>
          <table:table-cell table:formula="of:=[eventlog_middletier.O50]" office:value-type="float" office:value="3226" calcext:value-type="float">
            <text:p>3226</text:p>
          </table:table-cell>
          <table:table-cell table:formula="of:=[eventlog_middletier.N50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51]" office:value-type="float" office:value="32" calcext:value-type="float">
            <text:p>32</text:p>
          </table:table-cell>
          <table:table-cell table:formula="of:=[eventlog_middletier.D51]/1000" office:value-type="float" office:value="0.228" calcext:value-type="float">
            <text:p>0.228</text:p>
          </table:table-cell>
          <table:table-cell table:formula="of:=[eventlog_middletier.G51]" office:value-type="float" office:value="0.0579999983310699" calcext:value-type="float">
            <text:p>0.05799999833107</text:p>
          </table:table-cell>
          <table:table-cell table:formula="of:=[eventlog_middletier.O51]" office:value-type="float" office:value="3226" calcext:value-type="float">
            <text:p>3226</text:p>
          </table:table-cell>
          <table:table-cell table:formula="of:=[eventlog_middletier.N51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52]" office:value-type="float" office:value="31" calcext:value-type="float">
            <text:p>31</text:p>
          </table:table-cell>
          <table:table-cell table:formula="of:=[eventlog_middletier.D52]/1000" office:value-type="float" office:value="0.182" calcext:value-type="float">
            <text:p>0.182</text:p>
          </table:table-cell>
          <table:table-cell table:formula="of:=[eventlog_middletier.G52]" office:value-type="float" office:value="0.0552500002086163" calcext:value-type="float">
            <text:p>0.055250000208616</text:p>
          </table:table-cell>
          <table:table-cell table:formula="of:=[eventlog_middletier.O52]" office:value-type="float" office:value="2431" calcext:value-type="float">
            <text:p>2431</text:p>
          </table:table-cell>
          <table:table-cell table:formula="of:=[eventlog_middletier.N52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53]" office:value-type="float" office:value="30" calcext:value-type="float">
            <text:p>30</text:p>
          </table:table-cell>
          <table:table-cell table:formula="of:=[eventlog_middletier.D53]/1000" office:value-type="float" office:value="0.182" calcext:value-type="float">
            <text:p>0.182</text:p>
          </table:table-cell>
          <table:table-cell table:formula="of:=[eventlog_middletier.G53]" office:value-type="float" office:value="0.0552500002086163" calcext:value-type="float">
            <text:p>0.055250000208616</text:p>
          </table:table-cell>
          <table:table-cell table:formula="of:=[eventlog_middletier.O53]" office:value-type="float" office:value="2431" calcext:value-type="float">
            <text:p>2431</text:p>
          </table:table-cell>
          <table:table-cell table:formula="of:=[eventlog_middletier.N53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54]" office:value-type="float" office:value="29" calcext:value-type="float">
            <text:p>29</text:p>
          </table:table-cell>
          <table:table-cell table:formula="of:=[eventlog_middletier.D54]/1000" office:value-type="float" office:value="0.121" calcext:value-type="float">
            <text:p>0.121</text:p>
          </table:table-cell>
          <table:table-cell table:formula="of:=[eventlog_middletier.G54]" office:value-type="float" office:value="0.0535000003874302" calcext:value-type="float">
            <text:p>0.05350000038743</text:p>
          </table:table-cell>
          <table:table-cell table:formula="of:=[eventlog_middletier.O54]" office:value-type="float" office:value="1863" calcext:value-type="float">
            <text:p>1863</text:p>
          </table:table-cell>
          <table:table-cell table:formula="of:=[eventlog_middletier.N54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55]" office:value-type="float" office:value="28" calcext:value-type="float">
            <text:p>28</text:p>
          </table:table-cell>
          <table:table-cell table:formula="of:=[eventlog_middletier.D55]/1000" office:value-type="float" office:value="0.121" calcext:value-type="float">
            <text:p>0.121</text:p>
          </table:table-cell>
          <table:table-cell table:formula="of:=[eventlog_middletier.G55]" office:value-type="float" office:value="0.0535000003874302" calcext:value-type="float">
            <text:p>0.05350000038743</text:p>
          </table:table-cell>
          <table:table-cell table:formula="of:=[eventlog_middletier.O55]" office:value-type="float" office:value="1863" calcext:value-type="float">
            <text:p>1863</text:p>
          </table:table-cell>
          <table:table-cell table:formula="of:=[eventlog_middletier.N55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56]" office:value-type="float" office:value="27" calcext:value-type="float">
            <text:p>27</text:p>
          </table:table-cell>
          <table:table-cell table:formula="of:=[eventlog_middletier.D56]/1000" office:value-type="float" office:value="0.111" calcext:value-type="float">
            <text:p>0.111</text:p>
          </table:table-cell>
          <table:table-cell table:formula="of:=[eventlog_middletier.G56]" office:value-type="float" office:value="0.0560000017285347" calcext:value-type="float">
            <text:p>0.056000001728535</text:p>
          </table:table-cell>
          <table:table-cell table:formula="of:=[eventlog_middletier.O56]" office:value-type="float" office:value="1455" calcext:value-type="float">
            <text:p>1455</text:p>
          </table:table-cell>
          <table:table-cell table:formula="of:=[eventlog_middletier.N56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57]" office:value-type="float" office:value="26" calcext:value-type="float">
            <text:p>26</text:p>
          </table:table-cell>
          <table:table-cell table:formula="of:=[eventlog_middletier.D57]/1000" office:value-type="float" office:value="0.111" calcext:value-type="float">
            <text:p>0.111</text:p>
          </table:table-cell>
          <table:table-cell table:formula="of:=[eventlog_middletier.G57]" office:value-type="float" office:value="0.0560000017285347" calcext:value-type="float">
            <text:p>0.056000001728535</text:p>
          </table:table-cell>
          <table:table-cell table:formula="of:=[eventlog_middletier.O57]" office:value-type="float" office:value="1455" calcext:value-type="float">
            <text:p>1455</text:p>
          </table:table-cell>
          <table:table-cell table:formula="of:=[eventlog_middletier.N57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58]" office:value-type="float" office:value="25" calcext:value-type="float">
            <text:p>25</text:p>
          </table:table-cell>
          <table:table-cell table:formula="of:=[eventlog_middletier.D58]/1000" office:value-type="float" office:value="0.088" calcext:value-type="float">
            <text:p>0.088</text:p>
          </table:table-cell>
          <table:table-cell table:formula="of:=[eventlog_middletier.G58]" office:value-type="float" office:value="0.0515000000596047" calcext:value-type="float">
            <text:p>0.051500000059605</text:p>
          </table:table-cell>
          <table:table-cell table:formula="of:=[eventlog_middletier.O58]" office:value-type="float" office:value="1060" calcext:value-type="float">
            <text:p>1060</text:p>
          </table:table-cell>
          <table:table-cell table:formula="of:=[eventlog_middletier.N58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59]" office:value-type="float" office:value="24" calcext:value-type="float">
            <text:p>24</text:p>
          </table:table-cell>
          <table:table-cell table:formula="of:=[eventlog_middletier.D59]/1000" office:value-type="float" office:value="0.088" calcext:value-type="float">
            <text:p>0.088</text:p>
          </table:table-cell>
          <table:table-cell table:formula="of:=[eventlog_middletier.G59]" office:value-type="float" office:value="0.0515000000596047" calcext:value-type="float">
            <text:p>0.051500000059605</text:p>
          </table:table-cell>
          <table:table-cell table:formula="of:=[eventlog_middletier.O59]" office:value-type="float" office:value="1060" calcext:value-type="float">
            <text:p>1060</text:p>
          </table:table-cell>
          <table:table-cell table:formula="of:=[eventlog_middletier.N59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60]" office:value-type="float" office:value="23" calcext:value-type="float">
            <text:p>23</text:p>
          </table:table-cell>
          <table:table-cell table:formula="of:=[eventlog_middletier.D60]/1000" office:value-type="float" office:value="0.045" calcext:value-type="float">
            <text:p>0.045</text:p>
          </table:table-cell>
          <table:table-cell table:formula="of:=[eventlog_middletier.G60]" office:value-type="float" office:value="0.0485000014305115" calcext:value-type="float">
            <text:p>0.048500001430512</text:p>
          </table:table-cell>
          <table:table-cell table:formula="of:=[eventlog_middletier.O60]" office:value-type="float" office:value="805" calcext:value-type="float">
            <text:p>805</text:p>
          </table:table-cell>
          <table:table-cell table:formula="of:=[eventlog_middletier.N60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61]" office:value-type="float" office:value="22" calcext:value-type="float">
            <text:p>22</text:p>
          </table:table-cell>
          <table:table-cell table:formula="of:=[eventlog_middletier.D61]/1000" office:value-type="float" office:value="0.045" calcext:value-type="float">
            <text:p>0.045</text:p>
          </table:table-cell>
          <table:table-cell table:formula="of:=[eventlog_middletier.G61]" office:value-type="float" office:value="0.0485000014305115" calcext:value-type="float">
            <text:p>0.048500001430512</text:p>
          </table:table-cell>
          <table:table-cell table:formula="of:=[eventlog_middletier.O61]" office:value-type="float" office:value="805" calcext:value-type="float">
            <text:p>805</text:p>
          </table:table-cell>
          <table:table-cell table:formula="of:=[eventlog_middletier.N61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62]" office:value-type="float" office:value="21" calcext:value-type="float">
            <text:p>21</text:p>
          </table:table-cell>
          <table:table-cell table:formula="of:=[eventlog_middletier.D62]/1000" office:value-type="float" office:value="0.046" calcext:value-type="float">
            <text:p>0.046</text:p>
          </table:table-cell>
          <table:table-cell table:formula="of:=[eventlog_middletier.G62]" office:value-type="float" office:value="0.0507499985396862" calcext:value-type="float">
            <text:p>0.050749998539686</text:p>
          </table:table-cell>
          <table:table-cell table:formula="of:=[eventlog_middletier.O62]" office:value-type="float" office:value="646" calcext:value-type="float">
            <text:p>646</text:p>
          </table:table-cell>
          <table:table-cell table:formula="of:=[eventlog_middletier.N62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63]" office:value-type="float" office:value="20" calcext:value-type="float">
            <text:p>20</text:p>
          </table:table-cell>
          <table:table-cell table:formula="of:=[eventlog_middletier.D63]/1000" office:value-type="float" office:value="0.046" calcext:value-type="float">
            <text:p>0.046</text:p>
          </table:table-cell>
          <table:table-cell table:formula="of:=[eventlog_middletier.G63]" office:value-type="float" office:value="0.0507499985396862" calcext:value-type="float">
            <text:p>0.050749998539686</text:p>
          </table:table-cell>
          <table:table-cell table:formula="of:=[eventlog_middletier.O63]" office:value-type="float" office:value="646" calcext:value-type="float">
            <text:p>646</text:p>
          </table:table-cell>
          <table:table-cell table:formula="of:=[eventlog_middletier.N63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64]" office:value-type="float" office:value="19" calcext:value-type="float">
            <text:p>19</text:p>
          </table:table-cell>
          <table:table-cell table:formula="of:=[eventlog_middletier.D64]/1000" office:value-type="float" office:value="0.045" calcext:value-type="float">
            <text:p>0.045</text:p>
          </table:table-cell>
          <table:table-cell table:formula="of:=[eventlog_middletier.G64]" office:value-type="float" office:value="0.046000000089407" calcext:value-type="float">
            <text:p>0.046000000089407</text:p>
          </table:table-cell>
          <table:table-cell table:formula="of:=[eventlog_middletier.O64]" office:value-type="float" office:value="490" calcext:value-type="float">
            <text:p>490</text:p>
          </table:table-cell>
          <table:table-cell table:formula="of:=[eventlog_middletier.N64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65]" office:value-type="float" office:value="18" calcext:value-type="float">
            <text:p>18</text:p>
          </table:table-cell>
          <table:table-cell table:formula="of:=[eventlog_middletier.D65]/1000" office:value-type="float" office:value="0.045" calcext:value-type="float">
            <text:p>0.045</text:p>
          </table:table-cell>
          <table:table-cell table:formula="of:=[eventlog_middletier.G65]" office:value-type="float" office:value="0.046000000089407" calcext:value-type="float">
            <text:p>0.046000000089407</text:p>
          </table:table-cell>
          <table:table-cell table:formula="of:=[eventlog_middletier.O65]" office:value-type="float" office:value="490" calcext:value-type="float">
            <text:p>490</text:p>
          </table:table-cell>
          <table:table-cell table:formula="of:=[eventlog_middletier.N65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66]" office:value-type="float" office:value="17" calcext:value-type="float">
            <text:p>17</text:p>
          </table:table-cell>
          <table:table-cell table:formula="of:=[eventlog_middletier.D66]/1000" office:value-type="float" office:value="0.031" calcext:value-type="float">
            <text:p>0.031</text:p>
          </table:table-cell>
          <table:table-cell table:formula="of:=[eventlog_middletier.G66]" office:value-type="float" office:value="0.0729999989271164" calcext:value-type="float">
            <text:p>0.072999998927116</text:p>
          </table:table-cell>
          <table:table-cell table:formula="of:=[eventlog_middletier.O66]" office:value-type="float" office:value="380" calcext:value-type="float">
            <text:p>380</text:p>
          </table:table-cell>
          <table:table-cell table:formula="of:=[eventlog_middletier.N66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67]" office:value-type="float" office:value="16" calcext:value-type="float">
            <text:p>16</text:p>
          </table:table-cell>
          <table:table-cell table:formula="of:=[eventlog_middletier.D67]/1000" office:value-type="float" office:value="0.031" calcext:value-type="float">
            <text:p>0.031</text:p>
          </table:table-cell>
          <table:table-cell table:formula="of:=[eventlog_middletier.G67]" office:value-type="float" office:value="0.0729999989271164" calcext:value-type="float">
            <text:p>0.072999998927116</text:p>
          </table:table-cell>
          <table:table-cell table:formula="of:=[eventlog_middletier.O67]" office:value-type="float" office:value="380" calcext:value-type="float">
            <text:p>380</text:p>
          </table:table-cell>
          <table:table-cell table:formula="of:=[eventlog_middletier.N67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68]" office:value-type="float" office:value="15" calcext:value-type="float">
            <text:p>15</text:p>
          </table:table-cell>
          <table:table-cell table:formula="of:=[eventlog_middletier.D68]/1000" office:value-type="float" office:value="0.027" calcext:value-type="float">
            <text:p>0.027</text:p>
          </table:table-cell>
          <table:table-cell table:formula="of:=[eventlog_middletier.G68]" office:value-type="float" office:value="0.0445000007748604" calcext:value-type="float">
            <text:p>0.04450000077486</text:p>
          </table:table-cell>
          <table:table-cell table:formula="of:=[eventlog_middletier.O68]" office:value-type="float" office:value="298" calcext:value-type="float">
            <text:p>298</text:p>
          </table:table-cell>
          <table:table-cell table:formula="of:=[eventlog_middletier.N68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69]" office:value-type="float" office:value="14" calcext:value-type="float">
            <text:p>14</text:p>
          </table:table-cell>
          <table:table-cell table:formula="of:=[eventlog_middletier.D69]/1000" office:value-type="float" office:value="0.027" calcext:value-type="float">
            <text:p>0.027</text:p>
          </table:table-cell>
          <table:table-cell table:formula="of:=[eventlog_middletier.G69]" office:value-type="float" office:value="0.0445000007748604" calcext:value-type="float">
            <text:p>0.04450000077486</text:p>
          </table:table-cell>
          <table:table-cell table:formula="of:=[eventlog_middletier.O69]" office:value-type="float" office:value="298" calcext:value-type="float">
            <text:p>298</text:p>
          </table:table-cell>
          <table:table-cell table:formula="of:=[eventlog_middletier.N69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70]" office:value-type="float" office:value="13" calcext:value-type="float">
            <text:p>13</text:p>
          </table:table-cell>
          <table:table-cell table:formula="of:=[eventlog_middletier.D70]/1000" office:value-type="float" office:value="0.021" calcext:value-type="float">
            <text:p>0.021</text:p>
          </table:table-cell>
          <table:table-cell table:formula="of:=[eventlog_middletier.G70]" office:value-type="float" office:value="0.0472499988973141" calcext:value-type="float">
            <text:p>0.047249998897314</text:p>
          </table:table-cell>
          <table:table-cell table:formula="of:=[eventlog_middletier.O70]" office:value-type="float" office:value="216" calcext:value-type="float">
            <text:p>216</text:p>
          </table:table-cell>
          <table:table-cell table:formula="of:=[eventlog_middletier.N70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71]" office:value-type="float" office:value="12" calcext:value-type="float">
            <text:p>12</text:p>
          </table:table-cell>
          <table:table-cell table:formula="of:=[eventlog_middletier.D71]/1000" office:value-type="float" office:value="0.021" calcext:value-type="float">
            <text:p>0.021</text:p>
          </table:table-cell>
          <table:table-cell table:formula="of:=[eventlog_middletier.G71]" office:value-type="float" office:value="0.0472499988973141" calcext:value-type="float">
            <text:p>0.047249998897314</text:p>
          </table:table-cell>
          <table:table-cell table:formula="of:=[eventlog_middletier.O71]" office:value-type="float" office:value="216" calcext:value-type="float">
            <text:p>216</text:p>
          </table:table-cell>
          <table:table-cell table:formula="of:=[eventlog_middletier.N71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72]" office:value-type="float" office:value="11" calcext:value-type="float">
            <text:p>11</text:p>
          </table:table-cell>
          <table:table-cell table:formula="of:=[eventlog_middletier.D72]/1000" office:value-type="float" office:value="0.014" calcext:value-type="float">
            <text:p>0.014</text:p>
          </table:table-cell>
          <table:table-cell table:formula="of:=[eventlog_middletier.G72]" office:value-type="float" office:value="0.0485000014305115" calcext:value-type="float">
            <text:p>0.048500001430512</text:p>
          </table:table-cell>
          <table:table-cell table:formula="of:=[eventlog_middletier.O72]" office:value-type="float" office:value="163" calcext:value-type="float">
            <text:p>163</text:p>
          </table:table-cell>
          <table:table-cell table:formula="of:=[eventlog_middletier.N72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73]" office:value-type="float" office:value="10" calcext:value-type="float">
            <text:p>10</text:p>
          </table:table-cell>
          <table:table-cell table:formula="of:=[eventlog_middletier.D73]/1000" office:value-type="float" office:value="0.014" calcext:value-type="float">
            <text:p>0.014</text:p>
          </table:table-cell>
          <table:table-cell table:formula="of:=[eventlog_middletier.G73]" office:value-type="float" office:value="0.0485000014305115" calcext:value-type="float">
            <text:p>0.048500001430512</text:p>
          </table:table-cell>
          <table:table-cell table:formula="of:=[eventlog_middletier.O73]" office:value-type="float" office:value="163" calcext:value-type="float">
            <text:p>163</text:p>
          </table:table-cell>
          <table:table-cell table:formula="of:=[eventlog_middletier.N73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74]" office:value-type="float" office:value="9" calcext:value-type="float">
            <text:p>9</text:p>
          </table:table-cell>
          <table:table-cell table:formula="of:=[eventlog_middletier.D74]/1000" office:value-type="float" office:value="0.012" calcext:value-type="float">
            <text:p>0.012</text:p>
          </table:table-cell>
          <table:table-cell table:formula="of:=[eventlog_middletier.G74]" office:value-type="float" office:value="0.0442500002682209" calcext:value-type="float">
            <text:p>0.044250000268221</text:p>
          </table:table-cell>
          <table:table-cell table:formula="of:=[eventlog_middletier.O74]" office:value-type="float" office:value="121" calcext:value-type="float">
            <text:p>121</text:p>
          </table:table-cell>
          <table:table-cell table:formula="of:=[eventlog_middletier.N74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75]" office:value-type="float" office:value="8" calcext:value-type="float">
            <text:p>8</text:p>
          </table:table-cell>
          <table:table-cell table:formula="of:=[eventlog_middletier.D75]/1000" office:value-type="float" office:value="0.012" calcext:value-type="float">
            <text:p>0.012</text:p>
          </table:table-cell>
          <table:table-cell table:formula="of:=[eventlog_middletier.G75]" office:value-type="float" office:value="0.0442500002682209" calcext:value-type="float">
            <text:p>0.044250000268221</text:p>
          </table:table-cell>
          <table:table-cell table:formula="of:=[eventlog_middletier.O75]" office:value-type="float" office:value="121" calcext:value-type="float">
            <text:p>121</text:p>
          </table:table-cell>
          <table:table-cell table:formula="of:=[eventlog_middletier.N75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76]" office:value-type="float" office:value="7" calcext:value-type="float">
            <text:p>7</text:p>
          </table:table-cell>
          <table:table-cell table:formula="of:=[eventlog_middletier.D76]/1000" office:value-type="float" office:value="0.011" calcext:value-type="float">
            <text:p>0.011</text:p>
          </table:table-cell>
          <table:table-cell table:formula="of:=[eventlog_middletier.G76]" office:value-type="float" office:value="0.0492499992251396" calcext:value-type="float">
            <text:p>0.04924999922514</text:p>
          </table:table-cell>
          <table:table-cell table:formula="of:=[eventlog_middletier.O76]" office:value-type="float" office:value="79" calcext:value-type="float">
            <text:p>79</text:p>
          </table:table-cell>
          <table:table-cell table:formula="of:=[eventlog_middletier.N76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77]" office:value-type="float" office:value="6" calcext:value-type="float">
            <text:p>6</text:p>
          </table:table-cell>
          <table:table-cell table:formula="of:=[eventlog_middletier.D77]/1000" office:value-type="float" office:value="0.011" calcext:value-type="float">
            <text:p>0.011</text:p>
          </table:table-cell>
          <table:table-cell table:formula="of:=[eventlog_middletier.G77]" office:value-type="float" office:value="0.0492499992251396" calcext:value-type="float">
            <text:p>0.04924999922514</text:p>
          </table:table-cell>
          <table:table-cell table:formula="of:=[eventlog_middletier.O77]" office:value-type="float" office:value="79" calcext:value-type="float">
            <text:p>79</text:p>
          </table:table-cell>
          <table:table-cell table:formula="of:=[eventlog_middletier.N77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78]" office:value-type="float" office:value="5" calcext:value-type="float">
            <text:p>5</text:p>
          </table:table-cell>
          <table:table-cell table:formula="of:=[eventlog_middletier.D78]/1000" office:value-type="float" office:value="0.008" calcext:value-type="float">
            <text:p>0.008</text:p>
          </table:table-cell>
          <table:table-cell table:formula="of:=[eventlog_middletier.G78]" office:value-type="float" office:value="0.0465000011026859" calcext:value-type="float">
            <text:p>0.046500001102686</text:p>
          </table:table-cell>
          <table:table-cell table:formula="of:=[eventlog_middletier.O78]" office:value-type="float" office:value="51" calcext:value-type="float">
            <text:p>51</text:p>
          </table:table-cell>
          <table:table-cell table:formula="of:=[eventlog_middletier.N78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79]" office:value-type="float" office:value="4" calcext:value-type="float">
            <text:p>4</text:p>
          </table:table-cell>
          <table:table-cell table:formula="of:=[eventlog_middletier.D79]/1000" office:value-type="float" office:value="0.008" calcext:value-type="float">
            <text:p>0.008</text:p>
          </table:table-cell>
          <table:table-cell table:formula="of:=[eventlog_middletier.G79]" office:value-type="float" office:value="0.0465000011026859" calcext:value-type="float">
            <text:p>0.046500001102686</text:p>
          </table:table-cell>
          <table:table-cell table:formula="of:=[eventlog_middletier.O79]" office:value-type="float" office:value="51" calcext:value-type="float">
            <text:p>51</text:p>
          </table:table-cell>
          <table:table-cell table:formula="of:=[eventlog_middletier.N79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80]" office:value-type="float" office:value="3" calcext:value-type="float">
            <text:p>3</text:p>
          </table:table-cell>
          <table:table-cell table:formula="of:=[eventlog_middletier.D80]/1000" office:value-type="float" office:value="0.006" calcext:value-type="float">
            <text:p>0.006</text:p>
          </table:table-cell>
          <table:table-cell table:formula="of:=[eventlog_middletier.G80]" office:value-type="float" office:value="0.0494999997317791" calcext:value-type="float">
            <text:p>0.049499999731779</text:p>
          </table:table-cell>
          <table:table-cell table:formula="of:=[eventlog_middletier.O80]" office:value-type="float" office:value="43" calcext:value-type="float">
            <text:p>43</text:p>
          </table:table-cell>
          <table:table-cell table:formula="of:=[eventlog_middletier.N80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81]" office:value-type="float" office:value="2" calcext:value-type="float">
            <text:p>2</text:p>
          </table:table-cell>
          <table:table-cell table:formula="of:=[eventlog_middletier.D81]/1000" office:value-type="float" office:value="0.006" calcext:value-type="float">
            <text:p>0.006</text:p>
          </table:table-cell>
          <table:table-cell table:formula="of:=[eventlog_middletier.G81]" office:value-type="float" office:value="0.0494999997317791" calcext:value-type="float">
            <text:p>0.049499999731779</text:p>
          </table:table-cell>
          <table:table-cell table:formula="of:=[eventlog_middletier.O81]" office:value-type="float" office:value="43" calcext:value-type="float">
            <text:p>43</text:p>
          </table:table-cell>
          <table:table-cell table:formula="of:=[eventlog_middletier.N81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82]" office:value-type="float" office:value="1" calcext:value-type="float">
            <text:p>1</text:p>
          </table:table-cell>
          <table:table-cell table:formula="of:=[eventlog_middletier.D82]/1000" office:value-type="float" office:value="0.005" calcext:value-type="float">
            <text:p>0.005</text:p>
          </table:table-cell>
          <table:table-cell table:formula="of:=[eventlog_middletier.G82]" office:value-type="float" office:value="0.0447500012814999" calcext:value-type="float">
            <text:p>0.0447500012815</text:p>
          </table:table-cell>
          <table:table-cell table:formula="of:=[eventlog_middletier.O82]" office:value-type="float" office:value="27" calcext:value-type="float">
            <text:p>27</text:p>
          </table:table-cell>
          <table:table-cell table:formula="of:=[eventlog_middletier.N82]" office:value-type="float" office:value="0" calcext:value-type="float">
            <text:p>0</text:p>
          </table:table-cell>
        </table:table-row>
        <table:table-row table:style-name="ro1">
          <table:table-cell table:formula="of:=[eventlog_middletier.B83]" office:value-type="float" office:value="0" calcext:value-type="float">
            <text:p>0</text:p>
          </table:table-cell>
          <table:table-cell table:formula="of:=[eventlog_middletier.D83]/1000" office:value-type="float" office:value="0.005" calcext:value-type="float">
            <text:p>0.005</text:p>
          </table:table-cell>
          <table:table-cell table:formula="of:=[eventlog_middletier.G83]" office:value-type="float" office:value="0.0447500012814999" calcext:value-type="float">
            <text:p>0.0447500012815</text:p>
          </table:table-cell>
          <table:table-cell table:formula="of:=[eventlog_middletier.O83]" office:value-type="float" office:value="27" calcext:value-type="float">
            <text:p>27</text:p>
          </table:table-cell>
          <table:table-cell table:formula="of:=[eventlog_middletier.N83]" office:value-type="float" office:value="0" calcext:value-type="float">
            <text:p>0</text:p>
          </table:table-cell>
        </table:table-row>
      </table:table>
      <table:table table:name="Sheet3" table:style-name="ta1">
        <table:shapes>
          <draw:frame draw:z-index="0" draw:style-name="gr1" draw:text-style-name="P1" svg:width="453.51pt" svg:height="255.09pt" svg:x="322.84pt" svg:y="2.83pt">
            <loext:p draw:notify-on-update-of-ranges="Sheet3.E1:Sheet3.E1 Sheet3.E2:Sheet3.E83 Sheet3.D1:Sheet3.D1 Sheet3.D2:Sheet3.D8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1" table:number-columns-repeated="5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cpu_middletier</text:p>
          </table:table-cell>
          <table:table-cell office:value-type="string" calcext:value-type="string">
            <text:p>cpu_host</text:p>
          </table:table-cell>
          <table:table-cell office:value-type="string" calcext:value-type="string">
            <text:p>sucesses</text:p>
          </table:table-cell>
          <table:table-cell office:value-type="string" calcext:value-type="string">
            <text:p>failur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465000011026859" calcext:value-type="float">
            <text:p>0.04650000110268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465000011026859" calcext:value-type="float">
            <text:p>0.04650000110268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442500002682209" calcext:value-type="float">
            <text:p>0.044250000268221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442500002682209" calcext:value-type="float">
            <text:p>0.044250000268221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472499988973141" calcext:value-type="float">
            <text:p>0.047249998897314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472499988973141" calcext:value-type="float">
            <text:p>0.047249998897314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45000007748604" calcext:value-type="float">
            <text:p>0.04450000077486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45000007748604" calcext:value-type="float">
            <text:p>0.04450000077486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31" calcext:value-type="float">
            <text:p>0.031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000000089407" calcext:value-type="float">
            <text:p>0.046000000089407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000000089407" calcext:value-type="float">
            <text:p>0.046000000089407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560000017285347" calcext:value-type="float">
            <text:p>0.056000001728535</text:p>
          </table:table-cell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11" calcext:value-type="float">
            <text:p>0.111</text:p>
          </table:table-cell>
          <table:table-cell office:value-type="float" office:value="0.0560000017285347" calcext:value-type="float">
            <text:p>0.056000001728535</text:p>
          </table:table-cell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21" calcext:value-type="float">
            <text:p>0.121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1863" calcext:value-type="float">
            <text:p>1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21" calcext:value-type="float">
            <text:p>0.121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1863" calcext:value-type="float">
            <text:p>1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82" calcext:value-type="float">
            <text:p>0.182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2431" calcext:value-type="float">
            <text:p>2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82" calcext:value-type="float">
            <text:p>0.182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2431" calcext:value-type="float">
            <text:p>2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28" calcext:value-type="float">
            <text:p>0.228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3226" calcext:value-type="float">
            <text:p>3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28" calcext:value-type="float">
            <text:p>0.228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3226" calcext:value-type="float">
            <text:p>3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53" calcext:value-type="float">
            <text:p>0.253</text:p>
          </table:table-cell>
          <table:table-cell office:value-type="float" office:value="0.0635000020265579" calcext:value-type="float">
            <text:p>0.063500002026558</text:p>
          </table:table-cell>
          <table:table-cell office:value-type="float" office:value="4029" calcext:value-type="float">
            <text:p>4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53" calcext:value-type="float">
            <text:p>0.253</text:p>
          </table:table-cell>
          <table:table-cell office:value-type="float" office:value="0.0635000020265579" calcext:value-type="float">
            <text:p>0.063500002026558</text:p>
          </table:table-cell>
          <table:table-cell office:value-type="float" office:value="4029" calcext:value-type="float">
            <text:p>4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2" calcext:value-type="float">
            <text:p>0.32</text:p>
          </table:table-cell>
          <table:table-cell office:value-type="float" office:value="0.0825000032782555" calcext:value-type="float">
            <text:p>0.082500003278256</text:p>
          </table:table-cell>
          <table:table-cell office:value-type="float" office:value="4986" calcext:value-type="float">
            <text:p>4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2" calcext:value-type="float">
            <text:p>0.32</text:p>
          </table:table-cell>
          <table:table-cell office:value-type="float" office:value="0.0825000032782555" calcext:value-type="float">
            <text:p>0.082500003278256</text:p>
          </table:table-cell>
          <table:table-cell office:value-type="float" office:value="4986" calcext:value-type="float">
            <text:p>4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23" calcext:value-type="float">
            <text:p>0.323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6240" calcext:value-type="float">
            <text:p>6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23" calcext:value-type="float">
            <text:p>0.323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6240" calcext:value-type="float">
            <text:p>6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81" calcext:value-type="float">
            <text:p>0.381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7406" calcext:value-type="float">
            <text:p>7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81" calcext:value-type="float">
            <text:p>0.381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7406" calcext:value-type="float">
            <text:p>7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51" calcext:value-type="float">
            <text:p>0.451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8811" calcext:value-type="float">
            <text:p>8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51" calcext:value-type="float">
            <text:p>0.451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8811" calcext:value-type="float">
            <text:p>8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63" calcext:value-type="float">
            <text:p>0.463</text:p>
          </table:table-cell>
          <table:table-cell office:value-type="float" office:value="0.0754999965429306" calcext:value-type="float">
            <text:p>0.075499996542931</text:p>
          </table:table-cell>
          <table:table-cell office:value-type="float" office:value="10407" calcext:value-type="float">
            <text:p>10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63" calcext:value-type="float">
            <text:p>0.463</text:p>
          </table:table-cell>
          <table:table-cell office:value-type="float" office:value="0.0754999965429306" calcext:value-type="float">
            <text:p>0.075499996542931</text:p>
          </table:table-cell>
          <table:table-cell office:value-type="float" office:value="10407" calcext:value-type="float">
            <text:p>10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86" calcext:value-type="float">
            <text:p>0.486</text:p>
          </table:table-cell>
          <table:table-cell office:value-type="float" office:value="0.0707499980926514" calcext:value-type="float">
            <text:p>0.070749998092651</text:p>
          </table:table-cell>
          <table:table-cell office:value-type="float" office:value="11974" calcext:value-type="float">
            <text:p>11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86" calcext:value-type="float">
            <text:p>0.486</text:p>
          </table:table-cell>
          <table:table-cell office:value-type="float" office:value="0.0707499980926514" calcext:value-type="float">
            <text:p>0.070749998092651</text:p>
          </table:table-cell>
          <table:table-cell office:value-type="float" office:value="11974" calcext:value-type="float">
            <text:p>11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7" calcext:value-type="float">
            <text:p>0.557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13788" calcext:value-type="float">
            <text:p>13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7" calcext:value-type="float">
            <text:p>0.557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13788" calcext:value-type="float">
            <text:p>13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06" calcext:value-type="float">
            <text:p>0.606</text:p>
          </table:table-cell>
          <table:table-cell office:value-type="float" office:value="0.0767500028014183" calcext:value-type="float">
            <text:p>0.076750002801418</text:p>
          </table:table-cell>
          <table:table-cell office:value-type="float" office:value="15758" calcext:value-type="float">
            <text:p>157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06" calcext:value-type="float">
            <text:p>0.606</text:p>
          </table:table-cell>
          <table:table-cell office:value-type="float" office:value="0.0767500028014183" calcext:value-type="float">
            <text:p>0.076750002801418</text:p>
          </table:table-cell>
          <table:table-cell office:value-type="float" office:value="15758" calcext:value-type="float">
            <text:p>157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33" calcext:value-type="float">
            <text:p>0.633</text:p>
          </table:table-cell>
          <table:table-cell office:value-type="float" office:value="0.0794999971985817" calcext:value-type="float">
            <text:p>0.079499997198582</text:p>
          </table:table-cell>
          <table:table-cell office:value-type="float" office:value="17735" calcext:value-type="float">
            <text:p>17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33" calcext:value-type="float">
            <text:p>0.633</text:p>
          </table:table-cell>
          <table:table-cell office:value-type="float" office:value="0.0794999971985817" calcext:value-type="float">
            <text:p>0.079499997198582</text:p>
          </table:table-cell>
          <table:table-cell office:value-type="float" office:value="17735" calcext:value-type="float">
            <text:p>17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93" calcext:value-type="float">
            <text:p>0.693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19929" calcext:value-type="float">
            <text:p>199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93" calcext:value-type="float">
            <text:p>0.693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19929" calcext:value-type="float">
            <text:p>199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51" calcext:value-type="float">
            <text:p>0.751</text:p>
          </table:table-cell>
          <table:table-cell office:value-type="float" office:value="0.109999999403954" calcext:value-type="float">
            <text:p>0.109999999403954</text:p>
          </table:table-cell>
          <table:table-cell office:value-type="float" office:value="22292" calcext:value-type="float">
            <text:p>2229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51" calcext:value-type="float">
            <text:p>0.751</text:p>
          </table:table-cell>
          <table:table-cell office:value-type="float" office:value="0.109999999403954" calcext:value-type="float">
            <text:p>0.109999999403954</text:p>
          </table:table-cell>
          <table:table-cell office:value-type="float" office:value="22292" calcext:value-type="float">
            <text:p>2229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47" calcext:value-type="float">
            <text:p>0.747</text:p>
          </table:table-cell>
          <table:table-cell office:value-type="float" office:value="0.0862499997019768" calcext:value-type="float">
            <text:p>0.086249999701977</text:p>
          </table:table-cell>
          <table:table-cell office:value-type="float" office:value="24673" calcext:value-type="float">
            <text:p>2467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47" calcext:value-type="float">
            <text:p>0.747</text:p>
          </table:table-cell>
          <table:table-cell office:value-type="float" office:value="0.0862499997019768" calcext:value-type="float">
            <text:p>0.086249999701977</text:p>
          </table:table-cell>
          <table:table-cell office:value-type="float" office:value="24673" calcext:value-type="float">
            <text:p>2467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25" calcext:value-type="float">
            <text:p>0.825</text:p>
          </table:table-cell>
          <table:table-cell office:value-type="float" office:value="0.0837500020861626" calcext:value-type="float">
            <text:p>0.083750002086163</text:p>
          </table:table-cell>
          <table:table-cell office:value-type="float" office:value="27271" calcext:value-type="float">
            <text:p>2727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25" calcext:value-type="float">
            <text:p>0.825</text:p>
          </table:table-cell>
          <table:table-cell office:value-type="float" office:value="0.0837500020861626" calcext:value-type="float">
            <text:p>0.083750002086163</text:p>
          </table:table-cell>
          <table:table-cell office:value-type="float" office:value="27271" calcext:value-type="float">
            <text:p>2727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64" calcext:value-type="float">
            <text:p>0.864</text:p>
          </table:table-cell>
          <table:table-cell office:value-type="float" office:value="0.088249996304512" calcext:value-type="float">
            <text:p>0.088249996304512</text:p>
          </table:table-cell>
          <table:table-cell office:value-type="float" office:value="30035" calcext:value-type="float">
            <text:p>3003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64" calcext:value-type="float">
            <text:p>0.864</text:p>
          </table:table-cell>
          <table:table-cell office:value-type="float" office:value="0.088249996304512" calcext:value-type="float">
            <text:p>0.088249996304512</text:p>
          </table:table-cell>
          <table:table-cell office:value-type="float" office:value="30035" calcext:value-type="float">
            <text:p>3003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65" calcext:value-type="float">
            <text:p>0.865</text:p>
          </table:table-cell>
          <table:table-cell office:value-type="float" office:value="0.0912500023841858" calcext:value-type="float">
            <text:p>0.091250002384186</text:p>
          </table:table-cell>
          <table:table-cell office:value-type="float" office:value="32787" calcext:value-type="float">
            <text:p>3278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65" calcext:value-type="float">
            <text:p>0.865</text:p>
          </table:table-cell>
          <table:table-cell office:value-type="float" office:value="0.0912500023841858" calcext:value-type="float">
            <text:p>0.091250002384186</text:p>
          </table:table-cell>
          <table:table-cell office:value-type="float" office:value="32787" calcext:value-type="float">
            <text:p>3278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16" calcext:value-type="float">
            <text:p>0.916</text:p>
          </table:table-cell>
          <table:table-cell office:value-type="float" office:value="0.0917500033974648" calcext:value-type="float">
            <text:p>0.091750003397465</text:p>
          </table:table-cell>
          <table:table-cell office:value-type="float" office:value="35742" calcext:value-type="float">
            <text:p>3574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917500033974648" calcext:value-type="float">
            <text:p>0.091750003397465</text:p>
          </table:table-cell>
          <table:table-cell office:value-type="float" office:value="35742" calcext:value-type="float">
            <text:p>3574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52" calcext:value-type="float">
            <text:p>0.952</text:p>
          </table:table-cell>
          <table:table-cell office:value-type="float" office:value="0.096500001847744" calcext:value-type="float">
            <text:p>0.096500001847744</text:p>
          </table:table-cell>
          <table:table-cell office:value-type="float" office:value="38873" calcext:value-type="float">
            <text:p>38873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52" calcext:value-type="float">
            <text:p>0.952</text:p>
          </table:table-cell>
          <table:table-cell office:value-type="float" office:value="0.096500001847744" calcext:value-type="float">
            <text:p>0.096500001847744</text:p>
          </table:table-cell>
          <table:table-cell office:value-type="float" office:value="38873" calcext:value-type="float">
            <text:p>38873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5" calcext:value-type="float">
            <text:p>0.95</text:p>
          </table:table-cell>
          <table:table-cell office:value-type="float" office:value="0.0944999977946281" calcext:value-type="float">
            <text:p>0.094499997794628</text:p>
          </table:table-cell>
          <table:table-cell office:value-type="float" office:value="42011" calcext:value-type="float">
            <text:p>42011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5" calcext:value-type="float">
            <text:p>0.95</text:p>
          </table:table-cell>
          <table:table-cell office:value-type="float" office:value="0.0944999977946281" calcext:value-type="float">
            <text:p>0.094499997794628</text:p>
          </table:table-cell>
          <table:table-cell office:value-type="float" office:value="42011" calcext:value-type="float">
            <text:p>42011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91" calcext:value-type="float">
            <text:p>0.991</text:p>
          </table:table-cell>
          <table:table-cell office:value-type="float" office:value="0.0925000011920929" calcext:value-type="float">
            <text:p>0.092500001192093</text:p>
          </table:table-cell>
          <table:table-cell office:value-type="float" office:value="45543" calcext:value-type="float">
            <text:p>45543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91" calcext:value-type="float">
            <text:p>0.991</text:p>
          </table:table-cell>
          <table:table-cell office:value-type="float" office:value="0.0925000011920929" calcext:value-type="float">
            <text:p>0.092500001192093</text:p>
          </table:table-cell>
          <table:table-cell office:value-type="float" office:value="45543" calcext:value-type="float">
            <text:p>45543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84" calcext:value-type="float">
            <text:p>0.984</text:p>
          </table:table-cell>
          <table:table-cell office:value-type="float" office:value="0.101000003516674" calcext:value-type="float">
            <text:p>0.101000003516674</text:p>
          </table:table-cell>
          <table:table-cell office:value-type="float" office:value="49424" calcext:value-type="float">
            <text:p>49424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84" calcext:value-type="float">
            <text:p>0.984</text:p>
          </table:table-cell>
          <table:table-cell office:value-type="float" office:value="0.101000003516674" calcext:value-type="float">
            <text:p>0.101000003516674</text:p>
          </table:table-cell>
          <table:table-cell office:value-type="float" office:value="49424" calcext:value-type="float">
            <text:p>49424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.122000001370907" calcext:value-type="float">
            <text:p>0.122000001370907</text:p>
          </table:table-cell>
          <table:table-cell office:value-type="float" office:value="53311" calcext:value-type="float">
            <text:p>53311</text:p>
          </table:table-cell>
          <table:table-cell office:value-type="float" office:value="2379" calcext:value-type="float">
            <text:p>237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.122000001370907" calcext:value-type="float">
            <text:p>0.122000001370907</text:p>
          </table:table-cell>
          <table:table-cell office:value-type="float" office:value="53311" calcext:value-type="float">
            <text:p>53311</text:p>
          </table:table-cell>
          <table:table-cell office:value-type="float" office:value="2379" calcext:value-type="float">
            <text:p>237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97" calcext:value-type="float">
            <text:p>0.997</text:p>
          </table:table-cell>
          <table:table-cell office:value-type="float" office:value="0.0967499986290932" calcext:value-type="float">
            <text:p>0.096749998629093</text:p>
          </table:table-cell>
          <table:table-cell office:value-type="float" office:value="57223" calcext:value-type="float">
            <text:p>57223</text:p>
          </table:table-cell>
          <table:table-cell office:value-type="float" office:value="3236" calcext:value-type="float">
            <text:p>323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97" calcext:value-type="float">
            <text:p>0.997</text:p>
          </table:table-cell>
          <table:table-cell office:value-type="float" office:value="0.0967499986290932" calcext:value-type="float">
            <text:p>0.096749998629093</text:p>
          </table:table-cell>
          <table:table-cell office:value-type="float" office:value="57223" calcext:value-type="float">
            <text:p>57223</text:p>
          </table:table-cell>
          <table:table-cell office:value-type="float" office:value="3236" calcext:value-type="float">
            <text:p>32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97" calcext:value-type="float">
            <text:p>0.997</text:p>
          </table:table-cell>
          <table:table-cell office:value-type="float" office:value="0.0989999994635582" calcext:value-type="float">
            <text:p>0.098999999463558</text:p>
          </table:table-cell>
          <table:table-cell office:value-type="float" office:value="61185" calcext:value-type="float">
            <text:p>61185</text:p>
          </table:table-cell>
          <table:table-cell office:value-type="float" office:value="4122" calcext:value-type="float">
            <text:p>4122</text:p>
          </table:table-cell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office:value-type="float" office:value="0.997" calcext:value-type="float">
            <text:p>0.997</text:p>
          </table:table-cell>
          <table:table-cell office:value-type="float" office:value="0.0989999994635582" calcext:value-type="float">
            <text:p>0.098999999463558</text:p>
          </table:table-cell>
          <table:table-cell office:value-type="float" office:value="61185" calcext:value-type="float">
            <text:p>61185</text:p>
          </table:table-cell>
          <table:table-cell office:value-type="float" office:value="4122" calcext:value-type="float">
            <text:p>4122</text:p>
          </table:table-cell>
        </table:table-row>
      </table:table>
      <table:named-expressions/>
      <table:database-ranges>
        <table:database-range table:name="__Anonymous_Sheet_DB__2" table:target-range-address="Sheet3.A1:Sheet3.E8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 style:data-style-name="N2" text:time-value="21:17:21.528902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2T21:40:27.526335475</dc:date>
    <meta:editing-duration>PT4H48M9S</meta:editing-duration>
    <meta:editing-cycles>6</meta:editing-cycles>
    <meta:generator>LibreOffice/5.3.1.2$Linux_X86_64 LibreOffice_project/30m0$Build-2</meta:generator>
    <meta:document-statistic meta:table-count="3" meta:cell-count="240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Ultrafine_20_Dashed"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plus" chart:symbol-width="0.15cm" chart:symbol-height="0.15cm" chart:link-data-style-to-source="true"/>
      <style:graphic-properties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4.005cm" style:legend-expansion="high" chart:style-name="ch2"/>
        <chart:plot-area chart:style-name="ch3" table:cell-range-address="Sheet2.A1:Sheet2.C83" chart:data-source-has-labels="both" svg:x="1.279cm" svg:y="0.18cm" svg:width="10.834cm" svg:height="7.711cm">
          <chartooo:coordinate-region svg:x="2.006cm" svg:y="0.354cm" svg:width="9.92cm" svg:height="6.943cm"/>
          <chart:axis chart:dimension="x" chart:name="primary-x" chart:style-name="ch4" chartooo:axis-type="auto">
            <chart:title svg:x="6.07cm" svg:y="8.071cm" chart:style-name="ch5">
              <text:p>Minutes</text:p>
            </chart:title>
            <chart:categories table:cell-range-address="Sheet2.A2:Sheet2.A83"/>
            <chart:grid chart:style-name="ch6" chart:class="major"/>
          </chart:axis>
          <chart:axis chart:dimension="y" chart:name="primary-y" chart:style-name="ch4">
            <chart:title svg:x="0.451cm" svg:y="4.436cm" chart:style-name="ch7">
              <text:p>CPU</text:p>
            </chart:title>
            <chart:grid chart:style-name="ch6" chart:class="major"/>
          </chart:axis>
          <chart:series chart:style-name="ch8" chart:values-cell-range-address="Sheet2.B2:Sheet2.B83" chart:label-cell-address="Sheet2.B1:Sheet2.B1" chart:class="chart:scatter">
            <chart:domain table:cell-range-address="Sheet2.A2:Sheet2.A83"/>
            <chart:data-point chart:repeated="82"/>
          </chart:series>
          <chart:series chart:style-name="ch9" chart:values-cell-range-address="Sheet2.C2:Sheet2.C83" chart:label-cell-address="Sheet2.C1:Sheet2.C1" chart:class="chart:scatter">
            <chart:data-point chart:repeated="8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_middletier</text:p>
                <draw:g>
                  <svg:desc>Sheet2.B1:Sheet2.B1</svg:desc>
                </draw:g>
              </table:table-cell>
              <table:table-cell office:value-type="string">
                <text:p>cpu_host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0.997">
                <text:p>0.997</text:p>
                <draw:g>
                  <svg:desc>Sheet2.B2:Sheet2.B83</svg:desc>
                </draw:g>
              </table:table-cell>
              <table:table-cell office:value-type="float" office:value="0.0989999994635582">
                <text:p>0.0989999994635582</text:p>
                <draw:g>
                  <svg:desc>Sheet2.C2:Sheet2.C83</svg:desc>
                </draw:g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97">
                <text:p>0.997</text:p>
              </table:table-cell>
              <table:table-cell office:value-type="float" office:value="0.0989999994635582">
                <text:p>0.098999999463558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997">
                <text:p>0.997</text:p>
              </table:table-cell>
              <table:table-cell office:value-type="float" office:value="0.0967499986290932">
                <text:p>0.096749998629093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997">
                <text:p>0.997</text:p>
              </table:table-cell>
              <table:table-cell office:value-type="float" office:value="0.0967499986290932">
                <text:p>0.096749998629093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122000001370907">
                <text:p>0.12200000137090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122000001370907">
                <text:p>0.12200000137090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984">
                <text:p>0.984</text:p>
              </table:table-cell>
              <table:table-cell office:value-type="float" office:value="0.101000003516674">
                <text:p>0.10100000351667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984">
                <text:p>0.984</text:p>
              </table:table-cell>
              <table:table-cell office:value-type="float" office:value="0.101000003516674">
                <text:p>0.10100000351667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991">
                <text:p>0.991</text:p>
              </table:table-cell>
              <table:table-cell office:value-type="float" office:value="0.0925000011920929">
                <text:p>0.092500001192092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991">
                <text:p>0.991</text:p>
              </table:table-cell>
              <table:table-cell office:value-type="float" office:value="0.0925000011920929">
                <text:p>0.092500001192092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95">
                <text:p>0.95</text:p>
              </table:table-cell>
              <table:table-cell office:value-type="float" office:value="0.0944999977946281">
                <text:p>0.094499997794628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5">
                <text:p>0.95</text:p>
              </table:table-cell>
              <table:table-cell office:value-type="float" office:value="0.0944999977946281">
                <text:p>0.094499997794628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952">
                <text:p>0.952</text:p>
              </table:table-cell>
              <table:table-cell office:value-type="float" office:value="0.096500001847744">
                <text:p>0.09650000184774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952">
                <text:p>0.952</text:p>
              </table:table-cell>
              <table:table-cell office:value-type="float" office:value="0.096500001847744">
                <text:p>0.09650000184774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916">
                <text:p>0.916</text:p>
              </table:table-cell>
              <table:table-cell office:value-type="float" office:value="0.0917500033974648">
                <text:p>0.091750003397464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916">
                <text:p>0.916</text:p>
              </table:table-cell>
              <table:table-cell office:value-type="float" office:value="0.0917500033974648">
                <text:p>0.091750003397464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865">
                <text:p>0.865</text:p>
              </table:table-cell>
              <table:table-cell office:value-type="float" office:value="0.0912500023841858">
                <text:p>0.091250002384185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865">
                <text:p>0.865</text:p>
              </table:table-cell>
              <table:table-cell office:value-type="float" office:value="0.0912500023841858">
                <text:p>0.091250002384185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864">
                <text:p>0.864</text:p>
              </table:table-cell>
              <table:table-cell office:value-type="float" office:value="0.088249996304512">
                <text:p>0.08824999630451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864">
                <text:p>0.864</text:p>
              </table:table-cell>
              <table:table-cell office:value-type="float" office:value="0.088249996304512">
                <text:p>0.08824999630451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825">
                <text:p>0.825</text:p>
              </table:table-cell>
              <table:table-cell office:value-type="float" office:value="0.0837500020861626">
                <text:p>0.083750002086162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25">
                <text:p>0.825</text:p>
              </table:table-cell>
              <table:table-cell office:value-type="float" office:value="0.0837500020861626">
                <text:p>0.083750002086162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747">
                <text:p>0.747</text:p>
              </table:table-cell>
              <table:table-cell office:value-type="float" office:value="0.0862499997019768">
                <text:p>0.086249999701976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747">
                <text:p>0.747</text:p>
              </table:table-cell>
              <table:table-cell office:value-type="float" office:value="0.0862499997019768">
                <text:p>0.086249999701976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751">
                <text:p>0.751</text:p>
              </table:table-cell>
              <table:table-cell office:value-type="float" office:value="0.109999999403954">
                <text:p>0.10999999940395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751">
                <text:p>0.751</text:p>
              </table:table-cell>
              <table:table-cell office:value-type="float" office:value="0.109999999403954">
                <text:p>0.10999999940395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93">
                <text:p>0.693</text:p>
              </table:table-cell>
              <table:table-cell office:value-type="float" office:value="0.0790000036358833">
                <text:p>0.079000003635883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93">
                <text:p>0.693</text:p>
              </table:table-cell>
              <table:table-cell office:value-type="float" office:value="0.0790000036358833">
                <text:p>0.079000003635883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33">
                <text:p>0.633</text:p>
              </table:table-cell>
              <table:table-cell office:value-type="float" office:value="0.0794999971985817">
                <text:p>0.079499997198581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33">
                <text:p>0.633</text:p>
              </table:table-cell>
              <table:table-cell office:value-type="float" office:value="0.0794999971985817">
                <text:p>0.079499997198581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06">
                <text:p>0.606</text:p>
              </table:table-cell>
              <table:table-cell office:value-type="float" office:value="0.0767500028014183">
                <text:p>0.076750002801418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06">
                <text:p>0.606</text:p>
              </table:table-cell>
              <table:table-cell office:value-type="float" office:value="0.0767500028014183">
                <text:p>0.076750002801418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557">
                <text:p>0.557</text:p>
              </table:table-cell>
              <table:table-cell office:value-type="float" office:value="0.0694999992847443">
                <text:p>0.069499999284744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557">
                <text:p>0.557</text:p>
              </table:table-cell>
              <table:table-cell office:value-type="float" office:value="0.0694999992847443">
                <text:p>0.069499999284744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486">
                <text:p>0.486</text:p>
              </table:table-cell>
              <table:table-cell office:value-type="float" office:value="0.0707499980926514">
                <text:p>0.070749998092651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486">
                <text:p>0.486</text:p>
              </table:table-cell>
              <table:table-cell office:value-type="float" office:value="0.0707499980926514">
                <text:p>0.070749998092651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463">
                <text:p>0.463</text:p>
              </table:table-cell>
              <table:table-cell office:value-type="float" office:value="0.0754999965429306">
                <text:p>0.075499996542930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463">
                <text:p>0.463</text:p>
              </table:table-cell>
              <table:table-cell office:value-type="float" office:value="0.0754999965429306">
                <text:p>0.075499996542930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451">
                <text:p>0.451</text:p>
              </table:table-cell>
              <table:table-cell office:value-type="float" office:value="0.0627499967813492">
                <text:p>0.062749996781349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451">
                <text:p>0.451</text:p>
              </table:table-cell>
              <table:table-cell office:value-type="float" office:value="0.0627499967813492">
                <text:p>0.062749996781349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81">
                <text:p>0.381</text:p>
              </table:table-cell>
              <table:table-cell office:value-type="float" office:value="0.0692500025033951">
                <text:p>0.069250002503395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81">
                <text:p>0.381</text:p>
              </table:table-cell>
              <table:table-cell office:value-type="float" office:value="0.0692500025033951">
                <text:p>0.069250002503395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23">
                <text:p>0.323</text:p>
              </table:table-cell>
              <table:table-cell office:value-type="float" office:value="0.0662499964237213">
                <text:p>0.066249996423721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23">
                <text:p>0.323</text:p>
              </table:table-cell>
              <table:table-cell office:value-type="float" office:value="0.0662499964237213">
                <text:p>0.066249996423721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2">
                <text:p>0.32</text:p>
              </table:table-cell>
              <table:table-cell office:value-type="float" office:value="0.0825000032782555">
                <text:p>0.082500003278255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2">
                <text:p>0.32</text:p>
              </table:table-cell>
              <table:table-cell office:value-type="float" office:value="0.0825000032782555">
                <text:p>0.082500003278255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53">
                <text:p>0.253</text:p>
              </table:table-cell>
              <table:table-cell office:value-type="float" office:value="0.0635000020265579">
                <text:p>0.063500002026557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53">
                <text:p>0.253</text:p>
              </table:table-cell>
              <table:table-cell office:value-type="float" office:value="0.0635000020265579">
                <text:p>0.063500002026557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228">
                <text:p>0.228</text:p>
              </table:table-cell>
              <table:table-cell office:value-type="float" office:value="0.0579999983310699">
                <text:p>0.05799999833106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28">
                <text:p>0.228</text:p>
              </table:table-cell>
              <table:table-cell office:value-type="float" office:value="0.0579999983310699">
                <text:p>0.057999998331069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82">
                <text:p>0.182</text:p>
              </table:table-cell>
              <table:table-cell office:value-type="float" office:value="0.0552500002086163">
                <text:p>0.055250000208616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82">
                <text:p>0.182</text:p>
              </table:table-cell>
              <table:table-cell office:value-type="float" office:value="0.0552500002086163">
                <text:p>0.055250000208616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21">
                <text:p>0.121</text:p>
              </table:table-cell>
              <table:table-cell office:value-type="float" office:value="0.0535000003874302">
                <text:p>0.053500000387430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21">
                <text:p>0.121</text:p>
              </table:table-cell>
              <table:table-cell office:value-type="float" office:value="0.0535000003874302">
                <text:p>0.05350000038743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111">
                <text:p>0.111</text:p>
              </table:table-cell>
              <table:table-cell office:value-type="float" office:value="0.0560000017285347">
                <text:p>0.056000001728534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11">
                <text:p>0.111</text:p>
              </table:table-cell>
              <table:table-cell office:value-type="float" office:value="0.0560000017285347">
                <text:p>0.05600000172853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88">
                <text:p>0.088</text:p>
              </table:table-cell>
              <table:table-cell office:value-type="float" office:value="0.0515000000596047">
                <text:p>0.051500000059604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88">
                <text:p>0.088</text:p>
              </table:table-cell>
              <table:table-cell office:value-type="float" office:value="0.0515000000596047">
                <text:p>0.051500000059604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45">
                <text:p>0.045</text:p>
              </table:table-cell>
              <table:table-cell office:value-type="float" office:value="0.0485000014305115">
                <text:p>0.048500001430511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45">
                <text:p>0.045</text:p>
              </table:table-cell>
              <table:table-cell office:value-type="float" office:value="0.0485000014305115">
                <text:p>0.048500001430511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46">
                <text:p>0.046</text:p>
              </table:table-cell>
              <table:table-cell office:value-type="float" office:value="0.0507499985396862">
                <text:p>0.05074999853968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6">
                <text:p>0.046</text:p>
              </table:table-cell>
              <table:table-cell office:value-type="float" office:value="0.0507499985396862">
                <text:p>0.05074999853968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45">
                <text:p>0.045</text:p>
              </table:table-cell>
              <table:table-cell office:value-type="float" office:value="0.046000000089407">
                <text:p>0.04600000008940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45">
                <text:p>0.045</text:p>
              </table:table-cell>
              <table:table-cell office:value-type="float" office:value="0.046000000089407">
                <text:p>0.04600000008940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31">
                <text:p>0.031</text:p>
              </table:table-cell>
              <table:table-cell office:value-type="float" office:value="0.0729999989271164">
                <text:p>0.07299999892711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31">
                <text:p>0.031</text:p>
              </table:table-cell>
              <table:table-cell office:value-type="float" office:value="0.0729999989271164">
                <text:p>0.072999998927116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27">
                <text:p>0.027</text:p>
              </table:table-cell>
              <table:table-cell office:value-type="float" office:value="0.0445000007748604">
                <text:p>0.044500000774860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27">
                <text:p>0.027</text:p>
              </table:table-cell>
              <table:table-cell office:value-type="float" office:value="0.0445000007748604">
                <text:p>0.044500000774860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21">
                <text:p>0.021</text:p>
              </table:table-cell>
              <table:table-cell office:value-type="float" office:value="0.0472499988973141">
                <text:p>0.047249998897314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21">
                <text:p>0.021</text:p>
              </table:table-cell>
              <table:table-cell office:value-type="float" office:value="0.0472499988973141">
                <text:p>0.047249998897314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14">
                <text:p>0.014</text:p>
              </table:table-cell>
              <table:table-cell office:value-type="float" office:value="0.0485000014305115">
                <text:p>0.04850000143051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4">
                <text:p>0.014</text:p>
              </table:table-cell>
              <table:table-cell office:value-type="float" office:value="0.0485000014305115">
                <text:p>0.04850000143051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2">
                <text:p>0.012</text:p>
              </table:table-cell>
              <table:table-cell office:value-type="float" office:value="0.0442500002682209">
                <text:p>0.04425000026822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2">
                <text:p>0.012</text:p>
              </table:table-cell>
              <table:table-cell office:value-type="float" office:value="0.0442500002682209">
                <text:p>0.04425000026822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1">
                <text:p>0.011</text:p>
              </table:table-cell>
              <table:table-cell office:value-type="float" office:value="0.0492499992251396">
                <text:p>0.049249999225139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0.0492499992251396">
                <text:p>0.049249999225139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0.0465000011026859">
                <text:p>0.046500001102685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8">
                <text:p>0.008</text:p>
              </table:table-cell>
              <table:table-cell office:value-type="float" office:value="0.0465000011026859">
                <text:p>0.04650000110268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6">
                <text:p>0.006</text:p>
              </table:table-cell>
              <table:table-cell office:value-type="float" office:value="0.0494999997317791">
                <text:p>0.049499999731779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6">
                <text:p>0.006</text:p>
              </table:table-cell>
              <table:table-cell office:value-type="float" office:value="0.0494999997317791">
                <text:p>0.049499999731779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5">
                <text:p>0.005</text:p>
              </table:table-cell>
              <table:table-cell office:value-type="float" office:value="0.0447500012814999">
                <text:p>0.044750001281499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447500012814999">
                <text:p>0.0447500012814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94cm" svg:y="0.315cm" chart:style-name="ch2">
          <text:p>Failure Rates</text:p>
        </chart:title>
        <chart:subtitle svg:x="7.11cm" svg:y="1.249cm" chart:style-name="ch3">
          <text:p>Middletier</text:p>
        </chart:subtitle>
        <chart:legend chart:legend-position="end" svg:x="11.666cm" svg:y="4.005cm" style:legend-expansion="high" chart:style-name="ch4"/>
        <chart:plot-area chart:style-name="ch5" table:cell-range-address="eventlog_middletier.B2:eventlog_middletier.B83 eventlog_middletier.P1:eventlog_middletier.Q83" chart:data-source-has-labels="both" svg:x="1.279cm" svg:y="2.084cm" svg:width="10.067cm" svg:height="5.807cm">
          <chartooo:coordinate-region svg:x="1.421cm" svg:y="2.257cm" svg:width="9.012cm" svg:height="4.879cm"/>
          <chart:axis chart:dimension="x" chart:name="primary-x" chart:style-name="ch6" chartooo:axis-type="auto">
            <chartooo:date-scale/>
            <chart:title svg:x="5.686cm" svg:y="8.071cm" chart:style-name="ch7">
              <text:p>Minutes</text:p>
            </chart:title>
            <chart:categories table:cell-range-address="eventlog_middletier.B2:eventlog_middletier.B83"/>
          </chart:axis>
          <chart:axis chart:dimension="y" chart:name="primary-y" chart:style-name="ch8">
            <chart:title svg:x="0.451cm" svg:y="6.275cm" chart:style-name="ch9">
              <text:p>Percentage / 100</text:p>
            </chart:title>
            <chart:grid chart:style-name="ch10" chart:class="major"/>
          </chart:axis>
          <chart:series chart:style-name="ch11" chart:values-cell-range-address="eventlog_middletier.P2:eventlog_middletier.P83" chart:label-cell-address="eventlog_middletier.P1:eventlog_middletier.P1" chart:class="chart:line">
            <chart:data-point chart:repeated="82"/>
          </chart:series>
          <chart:series chart:style-name="ch12" chart:values-cell-range-address="eventlog_middletier.Q2:eventlog_middletier.Q83" chart:label-cell-address="eventlog_middletier.Q1:eventlog_middletier.Q1" chart:class="chart:line">
            <chart:data-point chart:repeated="8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lrate</text:p>
                <draw:g>
                  <svg:desc>eventlog_middletier.P1:eventlog_middletier.P1</svg:desc>
                </draw:g>
              </table:table-cell>
              <table:table-cell office:value-type="string">
                <text:p>failrateperuserblock</text:p>
                <draw:g>
                  <svg:desc>eventlog_middletier.Q1:eventlog_middletier.Q1</svg:desc>
                </draw:g>
              </table:table-cell>
            </table:table-row>
          </table:table-header-rows>
          <table:table-rows>
            <table:table-row>
              <table:table-cell office:value-type="float" office:value="81">
                <text:p>81</text:p>
                <draw:g>
                  <svg:desc>eventlog_middletier.B2:eventlog_middletier.B83</svg:desc>
                </draw:g>
              </table:table-cell>
              <table:table-cell office:value-type="float" office:value="0.0673694532973768">
                <text:p>0.0673694532973768</text:p>
                <draw:g>
                  <svg:desc>eventlog_middletier.P2:eventlog_middletier.P83</svg:desc>
                </draw:g>
              </table:table-cell>
              <table:table-cell office:value-type="float" office:value="0.221361442722885">
                <text:p>0.221361442722885</text:p>
                <draw:g>
                  <svg:desc>eventlog_middletier.Q2:eventlog_middletier.Q83</svg:desc>
                </draw:g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673694532973768">
                <text:p>0.0673694532973768</text:p>
              </table:table-cell>
              <table:table-cell office:value-type="float" office:value="0.221361442722885">
                <text:p>0.22136144272288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565506876605561">
                <text:p>0.0565506876605561</text:p>
              </table:table-cell>
              <table:table-cell office:value-type="float" office:value="0.219069529652352">
                <text:p>0.21906952965235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565506876605561">
                <text:p>0.0565506876605561</text:p>
              </table:table-cell>
              <table:table-cell office:value-type="float" office:value="0.219069529652352">
                <text:p>0.21906952965235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446249366922399">
                <text:p>0.0446249366922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446249366922399">
                <text:p>0.0446249366922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314422143088378">
                <text:p>0.0314422143088378</text:p>
              </table:table-cell>
              <table:table-cell office:value-type="float" office:value="0.142587346553352">
                <text:p>0.14258734655335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314422143088378">
                <text:p>0.0314422143088378</text:p>
              </table:table-cell>
              <table:table-cell office:value-type="float" office:value="0.142587346553352">
                <text:p>0.14258734655335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194321849680522">
                <text:p>0.0194321849680522</text:p>
              </table:table-cell>
              <table:table-cell office:value-type="float" office:value="0.109852774631937">
                <text:p>0.10985277463193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194321849680522">
                <text:p>0.0194321849680522</text:p>
              </table:table-cell>
              <table:table-cell office:value-type="float" office:value="0.109852774631937">
                <text:p>0.10985277463193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118302349384685">
                <text:p>0.0118302349384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118302349384685">
                <text:p>0.0118302349384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890077946132277">
                <text:p>0.00890077946132277</text:p>
              </table:table-cell>
              <table:table-cell office:value-type="float" office:value="0.0322050607952678">
                <text:p>0.032205060795267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890077946132277">
                <text:p>0.00890077946132277</text:p>
              </table:table-cell>
              <table:table-cell office:value-type="float" office:value="0.0322050607952678">
                <text:p>0.032205060795267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693861563426781">
                <text:p>0.00693861563426781</text:p>
              </table:table-cell>
              <table:table-cell office:value-type="float" office:value="0.0331641285956007">
                <text:p>0.033164128595600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693861563426781">
                <text:p>0.00693861563426781</text:p>
              </table:table-cell>
              <table:table-cell office:value-type="float" office:value="0.0331641285956007">
                <text:p>0.033164128595600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457498398755604">
                <text:p>0.00457498398755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457498398755604">
                <text:p>0.00457498398755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322956550690861">
                <text:p>0.00322956550690861</text:p>
              </table:table-cell>
              <table:table-cell office:value-type="float" office:value="0.00895188362551287">
                <text:p>0.0089518836255128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322956550690861">
                <text:p>0.00322956550690861</text:p>
              </table:table-cell>
              <table:table-cell office:value-type="float" office:value="0.00895188362551287">
                <text:p>0.0089518836255128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249349125444611">
                <text:p>0.00249349125444611</text:p>
              </table:table-cell>
              <table:table-cell office:value-type="float" office:value="0.00731331793687452">
                <text:p>0.007313317936874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249349125444611">
                <text:p>0.00249349125444611</text:p>
              </table:table-cell>
              <table:table-cell office:value-type="float" office:value="0.00731331793687452">
                <text:p>0.0073133179368745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198597657358246">
                <text:p>0.00198597657358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198597657358246">
                <text:p>0.00198597657358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170464740714158">
                <text:p>0.00170464740714158</text:p>
              </table:table-cell>
              <table:table-cell office:value-type="float" office:value="0.00811937678297125">
                <text:p>0.0081193767829712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170464740714158">
                <text:p>0.00170464740714158</text:p>
              </table:table-cell>
              <table:table-cell office:value-type="float" office:value="0.00811937678297125">
                <text:p>0.0081193767829712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551959456069045">
                <text:p>0.000551959456069045</text:p>
              </table:table-cell>
              <table:table-cell office:value-type="float" office:value="0.00455788514129444">
                <text:p>0.0045578851412944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551959456069045">
                <text:p>0.000551959456069045</text:p>
              </table:table-cell>
              <table:table-cell office:value-type="float" office:value="0.00455788514129444">
                <text:p>0.0045578851412944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563856780377784">
                <text:p>0.0000563856780377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563856780377784">
                <text:p>0.0000563856780377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634598299276558">
                <text:p>0.0000634598299276558</text:p>
              </table:table-cell>
              <table:table-cell office:value-type="float" office:value="0.000264270613107822">
                <text:p>0.0002642706131078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634598299276558">
                <text:p>0.0000634598299276558</text:p>
              </table:table-cell>
              <table:table-cell office:value-type="float" office:value="0.000264270613107822">
                <text:p>0.00026427061310782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725268349289237">
                <text:p>0.0000725268349289237</text:p>
              </table:table-cell>
              <table:table-cell office:value-type="float" office:value="0.000551267916207277">
                <text:p>0.00055126791620727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725268349289237">
                <text:p>0.0000725268349289237</text:p>
              </table:table-cell>
              <table:table-cell office:value-type="float" office:value="0.000551267916207277">
                <text:p>0.00055126791620727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4 5 1 2 3" chart:style-name="ch1">
        <chart:title svg:x="4.927cm" svg:y="0.315cm" chart:style-name="ch2">
          <text:p>CPU Usage And Failure Rates</text:p>
        </chart:title>
        <chart:subtitle svg:x="7.11cm" svg:y="1.249cm" chart:style-name="ch3">
          <text:p>Middletier</text:p>
        </chart:subtitle>
        <chart:legend chart:legend-position="end" svg:x="11.666cm" svg:y="3.115cm" style:legend-expansion="high" chart:style-name="ch4"/>
        <chart:plot-area chart:style-name="ch5" table:cell-range-address="eventlog_middletier.B2:eventlog_middletier.B83 eventlog_middletier.E1:eventlog_middletier.E83 eventlog_middletier.P1:eventlog_middletier.S83 eventlog_middletier.I1:eventlog_middletier.I83" chart:data-source-has-labels="both" svg:x="1.279cm" svg:y="2.084cm" svg:width="10.067cm" svg:height="5.807cm">
          <chartooo:coordinate-region svg:x="1.419cm" svg:y="2.258cm" svg:width="9.199cm" svg:height="4.878cm"/>
          <chart:axis chart:dimension="x" chart:name="primary-x" chart:style-name="ch6" chartooo:axis-type="auto">
            <chartooo:date-scale/>
            <chart:title svg:x="5.686cm" svg:y="8.071cm" chart:style-name="ch7">
              <text:p>Minutes</text:p>
            </chart:title>
            <chart:categories table:cell-range-address="eventlog_middletier.B2:eventlog_middletier.B83"/>
          </chart:axis>
          <chart:axis chart:dimension="y" chart:name="primary-y" chart:style-name="ch8">
            <chart:title svg:x="0.451cm" svg:y="6.275cm" chart:style-name="ch9">
              <text:p>Percentage / 100</text:p>
            </chart:title>
            <chart:grid chart:style-name="ch10" chart:class="major"/>
          </chart:axis>
          <chart:series chart:style-name="ch11" chart:values-cell-range-address="eventlog_middletier.E2:eventlog_middletier.E83" chart:label-cell-address="eventlog_middletier.E1:eventlog_middletier.E1" chart:class="chart:line">
            <chart:data-point chart:repeated="82"/>
          </chart:series>
          <chart:series chart:style-name="ch12" chart:values-cell-range-address="eventlog_middletier.R2:eventlog_middletier.R83" chart:label-cell-address="eventlog_middletier.R1:eventlog_middletier.R1" chart:class="chart:line">
            <chart:data-point chart:repeated="82"/>
          </chart:series>
          <chart:series chart:style-name="ch13" chart:values-cell-range-address="eventlog_middletier.S2:eventlog_middletier.S83" chart:label-cell-address="eventlog_middletier.S1:eventlog_middletier.S1" chart:class="chart:line">
            <chart:data-point chart:repeated="82"/>
          </chart:series>
          <chart:series chart:style-name="ch14" chart:values-cell-range-address="eventlog_middletier.I2:eventlog_middletier.I83" chart:label-cell-address="eventlog_middletier.I1:eventlog_middletier.I1" chart:class="chart:line">
            <chart:data-point chart:repeated="82"/>
          </chart:series>
          <chart:series chart:style-name="ch15" chart:values-cell-range-address="eventlog_middletier.P2:eventlog_middletier.P83" chart:label-cell-address="eventlog_middletier.P1:eventlog_middletier.P1" chart:class="chart:line">
            <chart:data-point chart:repeated="82"/>
          </chart:series>
          <chart:series chart:style-name="ch16" chart:values-cell-range-address="eventlog_middletier.Q2:eventlog_middletier.Q83" chart:label-cell-address="eventlog_middletier.Q1:eventlog_middletier.Q1" chart:class="chart:line">
            <chart:data-point chart:repeated="8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percentage</text:p>
                <draw:g>
                  <svg:desc>eventlog_middletier.E1:eventlog_middletier.E1</svg:desc>
                </draw:g>
              </table:table-cell>
              <table:table-cell office:value-type="string">
                <text:p>requestpercentage</text:p>
                <draw:g>
                  <svg:desc>eventlog_middletier.R1:eventlog_middletier.R1</svg:desc>
                </draw:g>
              </table:table-cell>
              <table:table-cell office:value-type="string">
                <text:p>failpercentage</text:p>
                <draw:g>
                  <svg:desc>eventlog_middletier.S1:eventlog_middletier.S1</svg:desc>
                </draw:g>
              </table:table-cell>
              <table:table-cell office:value-type="string">
                <text:p>userpercentage</text:p>
                <draw:g>
                  <svg:desc>eventlog_middletier.I1:eventlog_middletier.I1</svg:desc>
                </draw:g>
              </table:table-cell>
              <table:table-cell office:value-type="string">
                <text:p>failrate</text:p>
                <draw:g>
                  <svg:desc>eventlog_middletier.P1:eventlog_middletier.P1</svg:desc>
                </draw:g>
              </table:table-cell>
              <table:table-cell office:value-type="string">
                <text:p>failrateperuserblock</text:p>
                <draw:g>
                  <svg:desc>eventlog_middletier.Q1:eventlog_middletier.Q1</svg:desc>
                </draw:g>
              </table:table-cell>
            </table:table-row>
          </table:table-header-rows>
          <table:table-rows>
            <table:table-row>
              <table:table-cell office:value-type="float" office:value="81">
                <text:p>81</text:p>
                <draw:g>
                  <svg:desc>eventlog_middletier.B2:eventlog_middletier.B83</svg:desc>
                </draw:g>
              </table:table-cell>
              <table:table-cell office:value-type="float" office:value="0.997">
                <text:p>0.997</text:p>
                <draw:g>
                  <svg:desc>eventlog_middletier.E2:eventlog_middletier.E83</svg:desc>
                </draw:g>
              </table:table-cell>
              <table:table-cell office:value-type="float" office:value="1">
                <text:p>1</text:p>
                <draw:g>
                  <svg:desc>eventlog_middletier.R2:eventlog_middletier.R83</svg:desc>
                </draw:g>
              </table:table-cell>
              <table:table-cell office:value-type="float" office:value="1">
                <text:p>1</text:p>
                <draw:g>
                  <svg:desc>eventlog_middletier.S2:eventlog_middletier.S83</svg:desc>
                </draw:g>
              </table:table-cell>
              <table:table-cell office:value-type="float" office:value="1">
                <text:p>1</text:p>
                <draw:g>
                  <svg:desc>eventlog_middletier.I2:eventlog_middletier.I83</svg:desc>
                </draw:g>
              </table:table-cell>
              <table:table-cell office:value-type="float" office:value="0.0673694532973768">
                <text:p>0.0673694532973768</text:p>
                <draw:g>
                  <svg:desc>eventlog_middletier.P2:eventlog_middletier.P83</svg:desc>
                </draw:g>
              </table:table-cell>
              <table:table-cell office:value-type="float" office:value="0.221361442722885">
                <text:p>0.221361442722885</text:p>
                <draw:g>
                  <svg:desc>eventlog_middletier.Q2:eventlog_middletier.Q83</svg:desc>
                </draw:g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97">
                <text:p>0.9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673694532973768">
                <text:p>0.0673694532973768</text:p>
              </table:table-cell>
              <table:table-cell office:value-type="float" office:value="0.221361442722885">
                <text:p>0.22136144272288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997">
                <text:p>0.997</text:p>
              </table:table-cell>
              <table:table-cell office:value-type="float" office:value="0.93524556672387">
                <text:p>0.93524556672387</text:p>
              </table:table-cell>
              <table:table-cell office:value-type="float" office:value="0.785055798156235">
                <text:p>0.785055798156235</text:p>
              </table:table-cell>
              <table:table-cell office:value-type="float" office:value="1">
                <text:p>1</text:p>
              </table:table-cell>
              <table:table-cell office:value-type="float" office:value="0.0565506876605561">
                <text:p>0.0565506876605561</text:p>
              </table:table-cell>
              <table:table-cell office:value-type="float" office:value="0.219069529652352">
                <text:p>0.21906952965235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997">
                <text:p>0.997</text:p>
              </table:table-cell>
              <table:table-cell office:value-type="float" office:value="0.93524556672387">
                <text:p>0.93524556672387</text:p>
              </table:table-cell>
              <table:table-cell office:value-type="float" office:value="0.785055798156235">
                <text:p>0.785055798156235</text:p>
              </table:table-cell>
              <table:table-cell office:value-type="float" office:value="1">
                <text:p>1</text:p>
              </table:table-cell>
              <table:table-cell office:value-type="float" office:value="0.0565506876605561">
                <text:p>0.0565506876605561</text:p>
              </table:table-cell>
              <table:table-cell office:value-type="float" office:value="0.219069529652352">
                <text:p>0.21906952965235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87130832720438">
                <text:p>0.87130832720438</text:p>
              </table:table-cell>
              <table:table-cell office:value-type="float" office:value="0.577147016011645">
                <text:p>0.577147016011645</text:p>
              </table:table-cell>
              <table:table-cell office:value-type="float" office:value="1">
                <text:p>1</text:p>
              </table:table-cell>
              <table:table-cell office:value-type="float" office:value="0.0446249366922399">
                <text:p>0.0446249366922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87130832720438">
                <text:p>0.87130832720438</text:p>
              </table:table-cell>
              <table:table-cell office:value-type="float" office:value="0.577147016011645">
                <text:p>0.577147016011645</text:p>
              </table:table-cell>
              <table:table-cell office:value-type="float" office:value="1">
                <text:p>1</text:p>
              </table:table-cell>
              <table:table-cell office:value-type="float" office:value="0.0446249366922399">
                <text:p>0.0446249366922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984">
                <text:p>0.984</text:p>
              </table:table-cell>
              <table:table-cell office:value-type="float" office:value="0.80777968456321">
                <text:p>0.80777968456321</text:p>
              </table:table-cell>
              <table:table-cell office:value-type="float" office:value="0.377001455604076">
                <text:p>0.37700145560407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314422143088378">
                <text:p>0.0314422143088378</text:p>
              </table:table-cell>
              <table:table-cell office:value-type="float" office:value="0.142587346553352">
                <text:p>0.14258734655335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984">
                <text:p>0.984</text:p>
              </table:table-cell>
              <table:table-cell office:value-type="float" office:value="0.80777968456321">
                <text:p>0.80777968456321</text:p>
              </table:table-cell>
              <table:table-cell office:value-type="float" office:value="0.377001455604076">
                <text:p>0.37700145560407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314422143088378">
                <text:p>0.0314422143088378</text:p>
              </table:table-cell>
              <table:table-cell office:value-type="float" office:value="0.142587346553352">
                <text:p>0.14258734655335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991">
                <text:p>0.991</text:p>
              </table:table-cell>
              <table:table-cell office:value-type="float" office:value="0.744349105172836">
                <text:p>0.744349105172836</text:p>
              </table:table-cell>
              <table:table-cell office:value-type="float" office:value="0.214701601164483">
                <text:p>0.21470160116448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94321849680522">
                <text:p>0.0194321849680522</text:p>
              </table:table-cell>
              <table:table-cell office:value-type="float" office:value="0.109852774631937">
                <text:p>0.10985277463193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991">
                <text:p>0.991</text:p>
              </table:table-cell>
              <table:table-cell office:value-type="float" office:value="0.744349105172836">
                <text:p>0.744349105172836</text:p>
              </table:table-cell>
              <table:table-cell office:value-type="float" office:value="0.214701601164483">
                <text:p>0.21470160116448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94321849680522">
                <text:p>0.0194321849680522</text:p>
              </table:table-cell>
              <table:table-cell office:value-type="float" office:value="0.109852774631937">
                <text:p>0.10985277463193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95">
                <text:p>0.95</text:p>
              </table:table-cell>
              <table:table-cell office:value-type="float" office:value="0.686622538203808">
                <text:p>0.686622538203808</text:p>
              </table:table-cell>
              <table:table-cell office:value-type="float" office:value="0.120572537603105">
                <text:p>0.12057253760310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18302349384685">
                <text:p>0.0118302349384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5">
                <text:p>0.95</text:p>
              </table:table-cell>
              <table:table-cell office:value-type="float" office:value="0.686622538203808">
                <text:p>0.686622538203808</text:p>
              </table:table-cell>
              <table:table-cell office:value-type="float" office:value="0.120572537603105">
                <text:p>0.12057253760310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18302349384685">
                <text:p>0.0118302349384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952">
                <text:p>0.952</text:p>
              </table:table-cell>
              <table:table-cell office:value-type="float" office:value="0.635335458037101">
                <text:p>0.635335458037101</text:p>
              </table:table-cell>
              <table:table-cell office:value-type="float" office:value="0.0839398350315381">
                <text:p>0.083939835031538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0890077946132277">
                <text:p>0.00890077946132277</text:p>
              </table:table-cell>
              <table:table-cell office:value-type="float" office:value="0.0322050607952678">
                <text:p>0.032205060795267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952">
                <text:p>0.952</text:p>
              </table:table-cell>
              <table:table-cell office:value-type="float" office:value="0.635335458037101">
                <text:p>0.635335458037101</text:p>
              </table:table-cell>
              <table:table-cell office:value-type="float" office:value="0.0839398350315381">
                <text:p>0.083939835031538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0890077946132277">
                <text:p>0.00890077946132277</text:p>
              </table:table-cell>
              <table:table-cell office:value-type="float" office:value="0.0322050607952678">
                <text:p>0.032205060795267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916">
                <text:p>0.916</text:p>
              </table:table-cell>
              <table:table-cell office:value-type="float" office:value="0.584162784996323">
                <text:p>0.584162784996323</text:p>
              </table:table-cell>
              <table:table-cell office:value-type="float" office:value="0.0601649684619117">
                <text:p>0.060164968461911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0693861563426781">
                <text:p>0.00693861563426781</text:p>
              </table:table-cell>
              <table:table-cell office:value-type="float" office:value="0.0331641285956007">
                <text:p>0.033164128595600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916">
                <text:p>0.916</text:p>
              </table:table-cell>
              <table:table-cell office:value-type="float" office:value="0.584162784996323">
                <text:p>0.584162784996323</text:p>
              </table:table-cell>
              <table:table-cell office:value-type="float" office:value="0.0601649684619117">
                <text:p>0.060164968461911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0693861563426781">
                <text:p>0.00693861563426781</text:p>
              </table:table-cell>
              <table:table-cell office:value-type="float" office:value="0.0331641285956007">
                <text:p>0.033164128595600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865">
                <text:p>0.865</text:p>
              </table:table-cell>
              <table:table-cell office:value-type="float" office:value="0.535866633978916">
                <text:p>0.535866633978916</text:p>
              </table:table-cell>
              <table:table-cell office:value-type="float" office:value="0.0363901018922853">
                <text:p>0.036390101892285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0457498398755604">
                <text:p>0.00457498398755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865">
                <text:p>0.865</text:p>
              </table:table-cell>
              <table:table-cell office:value-type="float" office:value="0.535866633978916">
                <text:p>0.535866633978916</text:p>
              </table:table-cell>
              <table:table-cell office:value-type="float" office:value="0.0363901018922853">
                <text:p>0.036390101892285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0457498398755604">
                <text:p>0.00457498398755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864">
                <text:p>0.864</text:p>
              </table:table-cell>
              <table:table-cell office:value-type="float" office:value="0.490888289613467">
                <text:p>0.490888289613467</text:p>
              </table:table-cell>
              <table:table-cell office:value-type="float" office:value="0.0235322658903445">
                <text:p>0.0235322658903445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00322956550690861">
                <text:p>0.00322956550690861</text:p>
              </table:table-cell>
              <table:table-cell office:value-type="float" office:value="0.00895188362551287">
                <text:p>0.0089518836255128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864">
                <text:p>0.864</text:p>
              </table:table-cell>
              <table:table-cell office:value-type="float" office:value="0.490888289613467">
                <text:p>0.490888289613467</text:p>
              </table:table-cell>
              <table:table-cell office:value-type="float" office:value="0.0235322658903445">
                <text:p>0.0235322658903445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00322956550690861">
                <text:p>0.00322956550690861</text:p>
              </table:table-cell>
              <table:table-cell office:value-type="float" office:value="0.00895188362551287">
                <text:p>0.0089518836255128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825">
                <text:p>0.825</text:p>
              </table:table-cell>
              <table:table-cell office:value-type="float" office:value="0.445713818746425">
                <text:p>0.445713818746425</text:p>
              </table:table-cell>
              <table:table-cell office:value-type="float" office:value="0.0164968461911693">
                <text:p>0.016496846191169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00249349125444611">
                <text:p>0.00249349125444611</text:p>
              </table:table-cell>
              <table:table-cell office:value-type="float" office:value="0.00731331793687452">
                <text:p>0.007313317936874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25">
                <text:p>0.825</text:p>
              </table:table-cell>
              <table:table-cell office:value-type="float" office:value="0.445713818746425">
                <text:p>0.445713818746425</text:p>
              </table:table-cell>
              <table:table-cell office:value-type="float" office:value="0.0164968461911693">
                <text:p>0.016496846191169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00249349125444611">
                <text:p>0.00249349125444611</text:p>
              </table:table-cell>
              <table:table-cell office:value-type="float" office:value="0.00731331793687452">
                <text:p>0.0073133179368745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747">
                <text:p>0.747</text:p>
              </table:table-cell>
              <table:table-cell office:value-type="float" office:value="0.403252431151426">
                <text:p>0.403252431151426</text:p>
              </table:table-cell>
              <table:table-cell office:value-type="float" office:value="0.0118874332848132">
                <text:p>0.011887433284813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00198597657358246">
                <text:p>0.00198597657358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747">
                <text:p>0.747</text:p>
              </table:table-cell>
              <table:table-cell office:value-type="float" office:value="0.403252431151426">
                <text:p>0.403252431151426</text:p>
              </table:table-cell>
              <table:table-cell office:value-type="float" office:value="0.0118874332848132">
                <text:p>0.011887433284813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00198597657358246">
                <text:p>0.00198597657358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751">
                <text:p>0.751</text:p>
              </table:table-cell>
              <table:table-cell office:value-type="float" office:value="0.364337664460243">
                <text:p>0.364337664460243</text:p>
              </table:table-cell>
              <table:table-cell office:value-type="float" office:value="0.00921882581271228">
                <text:p>0.00921882581271228</text:p>
              </table:table-cell>
              <table:table-cell office:value-type="float" office:value="0.5">
                <text:p>0.5</text:p>
              </table:table-cell>
              <table:table-cell office:value-type="float" office:value="0.00170464740714158">
                <text:p>0.00170464740714158</text:p>
              </table:table-cell>
              <table:table-cell office:value-type="float" office:value="0.00811937678297125">
                <text:p>0.0081193767829712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751">
                <text:p>0.751</text:p>
              </table:table-cell>
              <table:table-cell office:value-type="float" office:value="0.364337664460243">
                <text:p>0.364337664460243</text:p>
              </table:table-cell>
              <table:table-cell office:value-type="float" office:value="0.00921882581271228">
                <text:p>0.00921882581271228</text:p>
              </table:table-cell>
              <table:table-cell office:value-type="float" office:value="0.5">
                <text:p>0.5</text:p>
              </table:table-cell>
              <table:table-cell office:value-type="float" office:value="0.00170464740714158">
                <text:p>0.00170464740714158</text:p>
              </table:table-cell>
              <table:table-cell office:value-type="float" office:value="0.00811937678297125">
                <text:p>0.0081193767829712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93">
                <text:p>0.693</text:p>
              </table:table-cell>
              <table:table-cell office:value-type="float" office:value="0.325717087521451">
                <text:p>0.325717087521451</text:p>
              </table:table-cell>
              <table:table-cell office:value-type="float" office:value="0.00266860747210092">
                <text:p>0.00266860747210092</text:p>
              </table:table-cell>
              <table:table-cell office:value-type="float" office:value="0.5">
                <text:p>0.5</text:p>
              </table:table-cell>
              <table:table-cell office:value-type="float" office:value="0.000551959456069045">
                <text:p>0.000551959456069045</text:p>
              </table:table-cell>
              <table:table-cell office:value-type="float" office:value="0.00455788514129444">
                <text:p>0.0045578851412944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93">
                <text:p>0.693</text:p>
              </table:table-cell>
              <table:table-cell office:value-type="float" office:value="0.325717087521451">
                <text:p>0.325717087521451</text:p>
              </table:table-cell>
              <table:table-cell office:value-type="float" office:value="0.00266860747210092">
                <text:p>0.00266860747210092</text:p>
              </table:table-cell>
              <table:table-cell office:value-type="float" office:value="0.5">
                <text:p>0.5</text:p>
              </table:table-cell>
              <table:table-cell office:value-type="float" office:value="0.000551959456069045">
                <text:p>0.000551959456069045</text:p>
              </table:table-cell>
              <table:table-cell office:value-type="float" office:value="0.00455788514129444">
                <text:p>0.0045578851412944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33">
                <text:p>0.633</text:p>
              </table:table-cell>
              <table:table-cell office:value-type="float" office:value="0.289858625480101">
                <text:p>0.289858625480101</text:p>
              </table:table-cell>
              <table:table-cell office:value-type="float" office:value="0.000242600679281902">
                <text:p>0.000242600679281902</text:p>
              </table:table-cell>
              <table:table-cell office:value-type="float" office:value="0.5">
                <text:p>0.5</text:p>
              </table:table-cell>
              <table:table-cell office:value-type="float" office:value="0.0000563856780377784">
                <text:p>0.0000563856780377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33">
                <text:p>0.633</text:p>
              </table:table-cell>
              <table:table-cell office:value-type="float" office:value="0.289858625480101">
                <text:p>0.289858625480101</text:p>
              </table:table-cell>
              <table:table-cell office:value-type="float" office:value="0.000242600679281902">
                <text:p>0.000242600679281902</text:p>
              </table:table-cell>
              <table:table-cell office:value-type="float" office:value="0.5">
                <text:p>0.5</text:p>
              </table:table-cell>
              <table:table-cell office:value-type="float" office:value="0.0000563856780377784">
                <text:p>0.0000563856780377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06">
                <text:p>0.606</text:p>
              </table:table-cell>
              <table:table-cell office:value-type="float" office:value="0.257546784342568">
                <text:p>0.257546784342568</text:p>
              </table:table-cell>
              <table:table-cell office:value-type="float" office:value="0.000242600679281902">
                <text:p>0.00024260067928190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0000634598299276558">
                <text:p>0.0000634598299276558</text:p>
              </table:table-cell>
              <table:table-cell office:value-type="float" office:value="0.000264270613107822">
                <text:p>0.0002642706131078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06">
                <text:p>0.606</text:p>
              </table:table-cell>
              <table:table-cell office:value-type="float" office:value="0.257546784342568">
                <text:p>0.257546784342568</text:p>
              </table:table-cell>
              <table:table-cell office:value-type="float" office:value="0.000242600679281902">
                <text:p>0.00024260067928190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0000634598299276558">
                <text:p>0.0000634598299276558</text:p>
              </table:table-cell>
              <table:table-cell office:value-type="float" office:value="0.000264270613107822">
                <text:p>0.00026427061310782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557">
                <text:p>0.557</text:p>
              </table:table-cell>
              <table:table-cell office:value-type="float" office:value="0.225349350330963">
                <text:p>0.225349350330963</text:p>
              </table:table-cell>
              <table:table-cell office:value-type="float" office:value="0.000242600679281902">
                <text:p>0.00024260067928190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0000725268349289237">
                <text:p>0.0000725268349289237</text:p>
              </table:table-cell>
              <table:table-cell office:value-type="float" office:value="0.000551267916207277">
                <text:p>0.00055126791620727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557">
                <text:p>0.557</text:p>
              </table:table-cell>
              <table:table-cell office:value-type="float" office:value="0.225349350330963">
                <text:p>0.225349350330963</text:p>
              </table:table-cell>
              <table:table-cell office:value-type="float" office:value="0.000242600679281902">
                <text:p>0.00024260067928190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0000725268349289237">
                <text:p>0.0000725268349289237</text:p>
              </table:table-cell>
              <table:table-cell office:value-type="float" office:value="0.000551267916207277">
                <text:p>0.00055126791620727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486">
                <text:p>0.486</text:p>
              </table:table-cell>
              <table:table-cell office:value-type="float" office:value="0.195701560840075">
                <text:p>0.195701560840075</text:p>
              </table:table-cell>
              <table:table-cell office:value-type="float" office:value="0">
                <text:p>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486">
                <text:p>0.486</text:p>
              </table:table-cell>
              <table:table-cell office:value-type="float" office:value="0.195701560840075">
                <text:p>0.195701560840075</text:p>
              </table:table-cell>
              <table:table-cell office:value-type="float" office:value="0">
                <text:p>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463">
                <text:p>0.463</text:p>
              </table:table-cell>
              <table:table-cell office:value-type="float" office:value="0.170090708506987">
                <text:p>0.170090708506987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463">
                <text:p>0.463</text:p>
              </table:table-cell>
              <table:table-cell office:value-type="float" office:value="0.170090708506987">
                <text:p>0.170090708506987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451">
                <text:p>0.451</text:p>
              </table:table-cell>
              <table:table-cell office:value-type="float" office:value="0.144005883795048">
                <text:p>0.144005883795048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451">
                <text:p>0.451</text:p>
              </table:table-cell>
              <table:table-cell office:value-type="float" office:value="0.144005883795048">
                <text:p>0.144005883795048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81">
                <text:p>0.381</text:p>
              </table:table-cell>
              <table:table-cell office:value-type="float" office:value="0.121042739233472">
                <text:p>0.12104273923347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81">
                <text:p>0.381</text:p>
              </table:table-cell>
              <table:table-cell office:value-type="float" office:value="0.121042739233472">
                <text:p>0.12104273923347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23">
                <text:p>0.323</text:p>
              </table:table-cell>
              <table:table-cell office:value-type="float" office:value="0.101985780828634">
                <text:p>0.101985780828634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23">
                <text:p>0.323</text:p>
              </table:table-cell>
              <table:table-cell office:value-type="float" office:value="0.101985780828634">
                <text:p>0.101985780828634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2">
                <text:p>0.32</text:p>
              </table:table-cell>
              <table:table-cell office:value-type="float" office:value="0.0814905614121108">
                <text:p>0.0814905614121108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2">
                <text:p>0.32</text:p>
              </table:table-cell>
              <table:table-cell office:value-type="float" office:value="0.0814905614121108">
                <text:p>0.0814905614121108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53">
                <text:p>0.253</text:p>
              </table:table-cell>
              <table:table-cell office:value-type="float" office:value="0.065849472910027">
                <text:p>0.065849472910027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53">
                <text:p>0.253</text:p>
              </table:table-cell>
              <table:table-cell office:value-type="float" office:value="0.065849472910027">
                <text:p>0.065849472910027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228">
                <text:p>0.228</text:p>
              </table:table-cell>
              <table:table-cell office:value-type="float" office:value="0.0527253411783934">
                <text:p>0.0527253411783934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28">
                <text:p>0.228</text:p>
              </table:table-cell>
              <table:table-cell office:value-type="float" office:value="0.0527253411783934">
                <text:p>0.0527253411783934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82">
                <text:p>0.182</text:p>
              </table:table-cell>
              <table:table-cell office:value-type="float" office:value="0.0397319604478222">
                <text:p>0.0397319604478222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82">
                <text:p>0.182</text:p>
              </table:table-cell>
              <table:table-cell office:value-type="float" office:value="0.0397319604478222">
                <text:p>0.0397319604478222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21">
                <text:p>0.121</text:p>
              </table:table-cell>
              <table:table-cell office:value-type="float" office:value="0.0304486393723952">
                <text:p>0.0304486393723952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21">
                <text:p>0.121</text:p>
              </table:table-cell>
              <table:table-cell office:value-type="float" office:value="0.0304486393723952">
                <text:p>0.0304486393723952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111">
                <text:p>0.111</text:p>
              </table:table-cell>
              <table:table-cell office:value-type="float" office:value="0.0237803383182152">
                <text:p>0.0237803383182152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11">
                <text:p>0.111</text:p>
              </table:table-cell>
              <table:table-cell office:value-type="float" office:value="0.0237803383182152">
                <text:p>0.0237803383182152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88">
                <text:p>0.088</text:p>
              </table:table-cell>
              <table:table-cell office:value-type="float" office:value="0.0173245076407616">
                <text:p>0.0173245076407616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88">
                <text:p>0.088</text:p>
              </table:table-cell>
              <table:table-cell office:value-type="float" office:value="0.0173245076407616">
                <text:p>0.0173245076407616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45">
                <text:p>0.045</text:p>
              </table:table-cell>
              <table:table-cell office:value-type="float" office:value="0.0131568194818992">
                <text:p>0.0131568194818992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45">
                <text:p>0.045</text:p>
              </table:table-cell>
              <table:table-cell office:value-type="float" office:value="0.0131568194818992">
                <text:p>0.0131568194818992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46">
                <text:p>0.046</text:p>
              </table:table-cell>
              <table:table-cell office:value-type="float" office:value="0.0105581433357849">
                <text:p>0.0105581433357849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6">
                <text:p>0.046</text:p>
              </table:table-cell>
              <table:table-cell office:value-type="float" office:value="0.0105581433357849">
                <text:p>0.0105581433357849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45">
                <text:p>0.045</text:p>
              </table:table-cell>
              <table:table-cell office:value-type="float" office:value="0.00800849881506905">
                <text:p>0.00800849881506905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45">
                <text:p>0.045</text:p>
              </table:table-cell>
              <table:table-cell office:value-type="float" office:value="0.00800849881506905">
                <text:p>0.00800849881506905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31">
                <text:p>0.031</text:p>
              </table:table-cell>
              <table:table-cell office:value-type="float" office:value="0.00621067255046172">
                <text:p>0.00621067255046172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31">
                <text:p>0.031</text:p>
              </table:table-cell>
              <table:table-cell office:value-type="float" office:value="0.00621067255046172">
                <text:p>0.00621067255046172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27">
                <text:p>0.027</text:p>
              </table:table-cell>
              <table:table-cell office:value-type="float" office:value="0.00487047478957261">
                <text:p>0.00487047478957261</text:p>
              </table:table-cell>
              <table:table-cell office:value-type="float" office:value="0">
                <text:p>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27">
                <text:p>0.027</text:p>
              </table:table-cell>
              <table:table-cell office:value-type="float" office:value="0.00487047478957261">
                <text:p>0.00487047478957261</text:p>
              </table:table-cell>
              <table:table-cell office:value-type="float" office:value="0">
                <text:p>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21">
                <text:p>0.021</text:p>
              </table:table-cell>
              <table:table-cell office:value-type="float" office:value="0.0035302770286835">
                <text:p>0.0035302770286835</text:p>
              </table:table-cell>
              <table:table-cell office:value-type="float" office:value="0">
                <text:p>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21">
                <text:p>0.021</text:p>
              </table:table-cell>
              <table:table-cell office:value-type="float" office:value="0.0035302770286835">
                <text:p>0.0035302770286835</text:p>
              </table:table-cell>
              <table:table-cell office:value-type="float" office:value="0">
                <text:p>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14">
                <text:p>0.014</text:p>
              </table:table-cell>
              <table:table-cell office:value-type="float" office:value="0.00266405164664542">
                <text:p>0.00266405164664542</text:p>
              </table:table-cell>
              <table:table-cell office:value-type="float" office:value="0">
                <text:p>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4">
                <text:p>0.014</text:p>
              </table:table-cell>
              <table:table-cell office:value-type="float" office:value="0.00266405164664542">
                <text:p>0.00266405164664542</text:p>
              </table:table-cell>
              <table:table-cell office:value-type="float" office:value="0">
                <text:p>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2">
                <text:p>0.012</text:p>
              </table:table-cell>
              <table:table-cell office:value-type="float" office:value="0.00197760889106807">
                <text:p>0.00197760889106807</text:p>
              </table:table-cell>
              <table:table-cell office:value-type="float" office:value="0">
                <text:p>0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2">
                <text:p>0.012</text:p>
              </table:table-cell>
              <table:table-cell office:value-type="float" office:value="0.00197760889106807">
                <text:p>0.00197760889106807</text:p>
              </table:table-cell>
              <table:table-cell office:value-type="float" office:value="0">
                <text:p>0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1">
                <text:p>0.011</text:p>
              </table:table-cell>
              <table:table-cell office:value-type="float" office:value="0.00129116613549073">
                <text:p>0.00129116613549073</text:p>
              </table:table-cell>
              <table:table-cell office:value-type="float" office:value="0">
                <text:p>0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0.00129116613549073">
                <text:p>0.00129116613549073</text:p>
              </table:table-cell>
              <table:table-cell office:value-type="float" office:value="0">
                <text:p>0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0.000833537631772493">
                <text:p>0.000833537631772493</text:p>
              </table:table-cell>
              <table:table-cell office:value-type="float" office:value="0">
                <text:p>0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8">
                <text:p>0.008</text:p>
              </table:table-cell>
              <table:table-cell office:value-type="float" office:value="0.000833537631772493">
                <text:p>0.000833537631772493</text:p>
              </table:table-cell>
              <table:table-cell office:value-type="float" office:value="0">
                <text:p>0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6">
                <text:p>0.006</text:p>
              </table:table-cell>
              <table:table-cell office:value-type="float" office:value="0.000702786630710141">
                <text:p>0.000702786630710141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6">
                <text:p>0.006</text:p>
              </table:table-cell>
              <table:table-cell office:value-type="float" office:value="0.000702786630710141">
                <text:p>0.000702786630710141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5">
                <text:p>0.005</text:p>
              </table:table-cell>
              <table:table-cell office:value-type="float" office:value="0.000441284628585438">
                <text:p>0.000441284628585438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0441284628585438">
                <text:p>0.000441284628585438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column-mapping="1 0" chart:style-name="ch1">
        <chart:legend chart:legend-position="end" svg:x="13.763cm" svg:y="4.005cm" style:legend-expansion="high" chart:style-name="ch2"/>
        <chart:plot-area chart:style-name="ch3" table:cell-range-address="Sheet2.D1:Sheet2.E83" chart:data-source-has-labels="row" svg:x="0.32cm" svg:y="0.18cm" svg:width="13.123cm" svg:height="8.64cm">
          <chartooo:coordinate-region svg:x="1.497cm" svg:y="0.353cm" svg:width="11.946cm" svg:height="7.7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E2:Sheet2.E83" chart:label-cell-address="Sheet2.E1:Sheet2.E1" chart:class="chart:area">
            <chart:data-point chart:repeated="82"/>
          </chart:series>
          <chart:series chart:style-name="ch7" chart:values-cell-range-address="Sheet2.D2:Sheet2.D83" chart:label-cell-address="Sheet2.D1:Sheet2.D1" chart:class="chart:area"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lures</text:p>
                <draw:g>
                  <svg:desc>Sheet2.E1:Sheet2.E1</svg:desc>
                </draw:g>
              </table:table-cell>
              <table:table-cell office:value-type="string">
                <text:p>sucesses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22">
                <text:p>4122</text:p>
                <draw:g>
                  <svg:desc>Sheet2.E2:Sheet2.E83</svg:desc>
                </draw:g>
              </table:table-cell>
              <table:table-cell office:value-type="float" office:value="61185">
                <text:p>61185</text:p>
                <draw:g>
                  <svg:desc>Sheet2.D2:Sheet2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22">
                <text:p>4122</text:p>
              </table:table-cell>
              <table:table-cell office:value-type="float" office:value="61185">
                <text:p>61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6">
                <text:p>3236</text:p>
              </table:table-cell>
              <table:table-cell office:value-type="float" office:value="57223">
                <text:p>572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36">
                <text:p>3236</text:p>
              </table:table-cell>
              <table:table-cell office:value-type="float" office:value="57223">
                <text:p>57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79">
                <text:p>2379</text:p>
              </table:table-cell>
              <table:table-cell office:value-type="float" office:value="53311">
                <text:p>533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79">
                <text:p>2379</text:p>
              </table:table-cell>
              <table:table-cell office:value-type="float" office:value="53311">
                <text:p>53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54">
                <text:p>1554</text:p>
              </table:table-cell>
              <table:table-cell office:value-type="float" office:value="49424">
                <text:p>49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54">
                <text:p>1554</text:p>
              </table:table-cell>
              <table:table-cell office:value-type="float" office:value="49424">
                <text:p>494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5">
                <text:p>885</text:p>
              </table:table-cell>
              <table:table-cell office:value-type="float" office:value="45543">
                <text:p>455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5">
                <text:p>885</text:p>
              </table:table-cell>
              <table:table-cell office:value-type="float" office:value="45543">
                <text:p>455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7">
                <text:p>497</text:p>
              </table:table-cell>
              <table:table-cell office:value-type="float" office:value="42011">
                <text:p>420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7">
                <text:p>497</text:p>
              </table:table-cell>
              <table:table-cell office:value-type="float" office:value="42011">
                <text:p>420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6">
                <text:p>346</text:p>
              </table:table-cell>
              <table:table-cell office:value-type="float" office:value="38873">
                <text:p>388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6">
                <text:p>346</text:p>
              </table:table-cell>
              <table:table-cell office:value-type="float" office:value="38873">
                <text:p>388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8">
                <text:p>248</text:p>
              </table:table-cell>
              <table:table-cell office:value-type="float" office:value="35742">
                <text:p>357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8">
                <text:p>248</text:p>
              </table:table-cell>
              <table:table-cell office:value-type="float" office:value="35742">
                <text:p>357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">
                <text:p>150</text:p>
              </table:table-cell>
              <table:table-cell office:value-type="float" office:value="32787">
                <text:p>327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">
                <text:p>150</text:p>
              </table:table-cell>
              <table:table-cell office:value-type="float" office:value="32787">
                <text:p>327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7">
                <text:p>97</text:p>
              </table:table-cell>
              <table:table-cell office:value-type="float" office:value="30035">
                <text:p>300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">
                <text:p>97</text:p>
              </table:table-cell>
              <table:table-cell office:value-type="float" office:value="30035">
                <text:p>300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">
                <text:p>68</text:p>
              </table:table-cell>
              <table:table-cell office:value-type="float" office:value="27271">
                <text:p>272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">
                <text:p>68</text:p>
              </table:table-cell>
              <table:table-cell office:value-type="float" office:value="27271">
                <text:p>272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">
                <text:p>49</text:p>
              </table:table-cell>
              <table:table-cell office:value-type="float" office:value="24673">
                <text:p>246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">
                <text:p>49</text:p>
              </table:table-cell>
              <table:table-cell office:value-type="float" office:value="24673">
                <text:p>246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22292">
                <text:p>222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">
                <text:p>38</text:p>
              </table:table-cell>
              <table:table-cell office:value-type="float" office:value="22292">
                <text:p>222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19929">
                <text:p>199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19929">
                <text:p>199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7735">
                <text:p>177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7735">
                <text:p>177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5758">
                <text:p>157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5758">
                <text:p>157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3788">
                <text:p>137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3788">
                <text:p>137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1974">
                <text:p>119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1974">
                <text:p>11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0407">
                <text:p>104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0407">
                <text:p>104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8811">
                <text:p>88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8811">
                <text:p>88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7406">
                <text:p>74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7406">
                <text:p>74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4986">
                <text:p>49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4986">
                <text:p>49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column-mapping="1 0" chart:style-name="ch1">
        <chart:legend chart:legend-position="end" svg:x="13.763cm" svg:y="4.005cm" style:legend-expansion="high" chart:style-name="ch2"/>
        <chart:plot-area chart:style-name="ch3" table:cell-range-address="Sheet3.D1:Sheet3.E83" chart:data-source-has-labels="row" svg:x="1.279cm" svg:y="0.18cm" svg:width="12.164cm" svg:height="7.711cm">
          <chartooo:coordinate-region svg:x="2.456cm" svg:y="0.353cm" svg:width="10.987cm" svg:height="6.783cm"/>
          <chart:axis chart:dimension="x" chart:name="primary-x" chart:style-name="ch4">
            <chart:title svg:x="6.735cm" svg:y="8.071cm" chart:style-name="ch5">
              <text:p>Minutes</text:p>
            </chart:title>
          </chart:axis>
          <chart:axis chart:dimension="y" chart:name="primary-y" chart:style-name="ch4">
            <chart:title svg:x="0.451cm" svg:y="4.529cm" chart:style-name="ch6">
              <text:p>Count</text:p>
            </chart:title>
            <chart:grid chart:style-name="ch7" chart:class="major"/>
          </chart:axis>
          <chart:series chart:style-name="ch8" chart:values-cell-range-address="Sheet3.E2:Sheet3.E83" chart:label-cell-address="Sheet3.E1:Sheet3.E1" chart:class="chart:area">
            <chart:data-point chart:repeated="82"/>
          </chart:series>
          <chart:series chart:style-name="ch9" chart:values-cell-range-address="Sheet3.D2:Sheet3.D83" chart:label-cell-address="Sheet3.D1:Sheet3.D1" chart:class="chart:area">
            <chart:data-point chart:repeated="8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lures</text:p>
                <draw:g>
                  <svg:desc>Sheet3.E1:Sheet3.E1</svg:desc>
                </draw:g>
              </table:table-cell>
              <table:table-cell office:value-type="string">
                <text:p>sucesses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E2:Sheet3.E83</svg:desc>
                </draw:g>
              </table:table-cell>
              <table:table-cell office:value-type="float" office:value="27">
                <text:p>27</text:p>
                <draw:g>
                  <svg:desc>Sheet3.D2:Sheet3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4986">
                <text:p>49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4986">
                <text:p>49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7406">
                <text:p>74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7406">
                <text:p>74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8811">
                <text:p>88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8811">
                <text:p>88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0407">
                <text:p>104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0407">
                <text:p>104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1974">
                <text:p>119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1974">
                <text:p>119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3788">
                <text:p>137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3788">
                <text:p>137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5758">
                <text:p>157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15758">
                <text:p>157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7735">
                <text:p>177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7735">
                <text:p>177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19929">
                <text:p>199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19929">
                <text:p>199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">
                <text:p>38</text:p>
              </table:table-cell>
              <table:table-cell office:value-type="float" office:value="22292">
                <text:p>222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">
                <text:p>38</text:p>
              </table:table-cell>
              <table:table-cell office:value-type="float" office:value="22292">
                <text:p>222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">
                <text:p>49</text:p>
              </table:table-cell>
              <table:table-cell office:value-type="float" office:value="24673">
                <text:p>246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">
                <text:p>49</text:p>
              </table:table-cell>
              <table:table-cell office:value-type="float" office:value="24673">
                <text:p>246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">
                <text:p>68</text:p>
              </table:table-cell>
              <table:table-cell office:value-type="float" office:value="27271">
                <text:p>272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">
                <text:p>68</text:p>
              </table:table-cell>
              <table:table-cell office:value-type="float" office:value="27271">
                <text:p>272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7">
                <text:p>97</text:p>
              </table:table-cell>
              <table:table-cell office:value-type="float" office:value="30035">
                <text:p>30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7">
                <text:p>97</text:p>
              </table:table-cell>
              <table:table-cell office:value-type="float" office:value="30035">
                <text:p>300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0">
                <text:p>150</text:p>
              </table:table-cell>
              <table:table-cell office:value-type="float" office:value="32787">
                <text:p>327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0">
                <text:p>150</text:p>
              </table:table-cell>
              <table:table-cell office:value-type="float" office:value="32787">
                <text:p>32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8">
                <text:p>248</text:p>
              </table:table-cell>
              <table:table-cell office:value-type="float" office:value="35742">
                <text:p>357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8">
                <text:p>248</text:p>
              </table:table-cell>
              <table:table-cell office:value-type="float" office:value="35742">
                <text:p>357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6">
                <text:p>346</text:p>
              </table:table-cell>
              <table:table-cell office:value-type="float" office:value="38873">
                <text:p>388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6">
                <text:p>346</text:p>
              </table:table-cell>
              <table:table-cell office:value-type="float" office:value="38873">
                <text:p>388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7">
                <text:p>497</text:p>
              </table:table-cell>
              <table:table-cell office:value-type="float" office:value="42011">
                <text:p>420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7">
                <text:p>497</text:p>
              </table:table-cell>
              <table:table-cell office:value-type="float" office:value="42011">
                <text:p>420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5">
                <text:p>885</text:p>
              </table:table-cell>
              <table:table-cell office:value-type="float" office:value="45543">
                <text:p>455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5">
                <text:p>885</text:p>
              </table:table-cell>
              <table:table-cell office:value-type="float" office:value="45543">
                <text:p>455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54">
                <text:p>1554</text:p>
              </table:table-cell>
              <table:table-cell office:value-type="float" office:value="49424">
                <text:p>494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54">
                <text:p>1554</text:p>
              </table:table-cell>
              <table:table-cell office:value-type="float" office:value="49424">
                <text:p>494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79">
                <text:p>2379</text:p>
              </table:table-cell>
              <table:table-cell office:value-type="float" office:value="53311">
                <text:p>533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79">
                <text:p>2379</text:p>
              </table:table-cell>
              <table:table-cell office:value-type="float" office:value="53311">
                <text:p>533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36">
                <text:p>3236</text:p>
              </table:table-cell>
              <table:table-cell office:value-type="float" office:value="57223">
                <text:p>572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36">
                <text:p>3236</text:p>
              </table:table-cell>
              <table:table-cell office:value-type="float" office:value="57223">
                <text:p>572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22">
                <text:p>4122</text:p>
              </table:table-cell>
              <table:table-cell office:value-type="float" office:value="61185">
                <text:p>611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22">
                <text:p>4122</text:p>
              </table:table-cell>
              <table:table-cell office:value-type="float" office:value="61185">
                <text:p>611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